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linkMacSystemFont" svg:font-family="BlinkMacSystemFont, apple-system, 'Segoe UI', Roboto, Helvetica, Arial, sans-serif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1.832cm" table:align="left"/>
    </style:style>
    <style:style style:name="Таблица1.A" style:family="table-column">
      <style:table-column-properties style:column-width="5.547cm"/>
    </style:style>
    <style:style style:name="Таблица1.B" style:family="table-column">
      <style:table-column-properties style:column-width="6.285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0.386cm" table:align="left"/>
    </style:style>
    <style:style style:name="Таблица2.A" style:family="table-column">
      <style:table-column-properties style:column-width="6.309cm"/>
    </style:style>
    <style:style style:name="Таблица2.B" style:family="table-column">
      <style:table-column-properties style:column-width="4.076cm"/>
    </style:style>
    <style:style style:name="Таблица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.318cm" style:contextual-spacing="false" fo:orphans="2" fo:widows="2" fo:text-indent="0cm" style:auto-text-indent="false" fo:padding="0cm" fo:border="none"/>
    </style:style>
    <style:style style:name="P3" style:family="paragraph" style:parent-style-name="Standard">
      <style:text-properties fo:color="#ffffff" loext:opacity="100%" style:font-name="BlinkMacSystemFont"/>
    </style:style>
    <style:style style:name="P4" style:family="paragraph" style:parent-style-name="Text_20_body">
      <style:text-properties fo:color="#ffffff" loext:opacity="100%"/>
    </style:style>
    <style:style style:name="P5" style:family="paragraph" style:parent-style-name="Preformatted_20_Text">
      <style:paragraph-properties fo:margin-left="0cm" fo:margin-right="0cm" fo:text-indent="0cm" style:auto-text-indent="false" style:writing-mode="lr-tb"/>
      <style:text-properties fo:color="#ffffff" loext:opacity="100%"/>
    </style:style>
    <style:style style:name="P6" style:family="paragraph" style:parent-style-name="Preformatted_20_Text">
      <style:paragraph-properties style:writing-mode="lr-tb"/>
      <style:text-properties fo:color="#ffffff" loext:opacity="100%"/>
    </style:style>
    <style:style style:name="P7" style:family="paragraph" style:parent-style-name="Preformatted_20_Text">
      <style:paragraph-properties fo:margin-top="0cm" fo:margin-bottom="0.499cm" style:contextual-spacing="false" style:writing-mode="lr-tb"/>
      <style:text-properties fo:color="#ffffff" loext:opacity="100%"/>
    </style:style>
    <style:style style:name="P8" style:family="paragraph" style:parent-style-name="Heading_20_2">
      <style:text-properties fo:color="#ffffff" loext:opacity="100%"/>
    </style:style>
    <style:style style:name="P9" style:family="paragraph" style:parent-style-name="Horizontal_20_Line">
      <style:text-properties fo:color="#ffffff" loext:opacity="100%"/>
    </style:style>
    <style:style style:name="P10" style:family="paragraph" style:parent-style-name="Heading_20_3">
      <style:text-properties fo:color="#ffffff" loext:opacity="100%"/>
    </style:style>
    <style:style style:name="P11" style:family="paragraph" style:parent-style-name="Quotations">
      <style:text-properties fo:color="#ffffff" loext:opacity="100%"/>
    </style:style>
    <style:style style:name="P12" style:family="paragraph" style:parent-style-name="Text_20_body" style:list-style-name="L1">
      <style:text-properties fo:color="#ffffff" loext:opacity="100%"/>
    </style:style>
    <style:style style:name="P13" style:family="paragraph" style:parent-style-name="Text_20_body" style:list-style-name="L2">
      <style:text-properties fo:color="#ffffff" loext:opacity="100%"/>
    </style:style>
    <style:style style:name="P14" style:family="paragraph" style:parent-style-name="Text_20_body" style:list-style-name="L3">
      <style:text-properties fo:color="#ffffff" loext:opacity="100%"/>
    </style:style>
    <style:style style:name="P1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fo:color="#ffffff" loext:opacity="100%"/>
    </style:style>
    <style:style style:name="P16" style:family="paragraph" style:parent-style-name="Text_20_body" style:list-style-name="L4">
      <style:text-properties fo:color="#ffffff" loext:opacity="100%"/>
    </style:style>
    <style:style style:name="P17" style:family="paragraph" style:parent-style-name="Text_20_body" style:list-style-name="L5">
      <style:text-properties fo:color="#ffffff" loext:opacity="100%"/>
    </style:style>
    <style:style style:name="P18" style:family="paragraph" style:parent-style-name="Text_20_body" style:list-style-name="L6">
      <style:text-properties fo:color="#ffffff" loext:opacity="100%"/>
    </style:style>
    <style:style style:name="P19" style:family="paragraph" style:parent-style-name="Text_20_body" style:list-style-name="L7">
      <style:text-properties fo:color="#ffffff" loext:opacity="100%"/>
    </style:style>
    <style:style style:name="P20" style:family="paragraph" style:parent-style-name="Text_20_body" style:list-style-name="L8">
      <style:text-properties fo:color="#ffffff" loext:opacity="100%"/>
    </style:style>
    <style:style style:name="P21" style:family="paragraph" style:parent-style-name="Standard">
      <style:text-properties fo:color="#ffffff" loext:opacity="100%" fo:language="kk" fo:country="KZ" officeooo:rsid="000649ba" officeooo:paragraph-rsid="000649ba"/>
    </style:style>
    <style:style style:name="P22" style:family="paragraph" style:parent-style-name="Text_20_body">
      <style:paragraph-properties fo:margin-left="0.635cm" fo:margin-right="0.635cm" fo:margin-top="0cm" fo:margin-bottom="0.318cm" style:contextual-spacing="false" fo:orphans="2" fo:widows="2" fo:text-indent="0cm" style:auto-text-indent="false" fo:padding="0cm" fo:border="none"/>
      <style:text-properties fo:color="#ffffff" loext:opacity="100%" fo:language="kk" fo:country="KZ" officeooo:rsid="000649ba"/>
    </style:style>
    <style:style style:name="P23" style:family="paragraph" style:parent-style-name="Heading_20_2">
      <style:text-properties fo:color="#ffffff" loext:opacity="100%" fo:language="kk" fo:country="KZ" officeooo:rsid="000649ba" officeooo:paragraph-rsid="000649ba"/>
    </style:style>
    <style:style style:name="P24" style:family="paragraph" style:parent-style-name="Text_20_body">
      <style:text-properties fo:color="#ffffff" loext:opacity="100%" fo:language="kk" fo:country="KZ" officeooo:rsid="000649ba"/>
    </style:style>
    <style:style style:name="P25" style:family="paragraph" style:parent-style-name="Horizontal_20_Line">
      <style:text-properties fo:color="#ffffff" loext:opacity="100%" fo:language="kk" fo:country="KZ" officeooo:rsid="000649ba"/>
    </style:style>
    <style:style style:name="P26" style:family="paragraph" style:parent-style-name="Heading_20_2">
      <style:text-properties fo:color="#ffffff" loext:opacity="100%" fo:language="kk" fo:country="KZ" officeooo:rsid="000649ba"/>
    </style:style>
    <style:style style:name="P27" style:family="paragraph" style:parent-style-name="Quotations">
      <style:text-properties fo:color="#ffffff" loext:opacity="100%" fo:language="kk" fo:country="KZ" officeooo:rsid="000649ba"/>
    </style:style>
    <style:style style:name="P2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fo:color="#ffffff" loext:opacity="100%" fo:language="kk" fo:country="KZ" officeooo:rsid="000649ba"/>
    </style:style>
    <style:style style:name="P29" style:family="paragraph" style:parent-style-name="Preformatted_20_Text">
      <style:paragraph-properties fo:margin-left="0cm" fo:margin-right="0cm" fo:text-indent="0cm" style:auto-text-indent="false" style:writing-mode="lr-tb"/>
      <style:text-properties fo:color="#ffffff" loext:opacity="100%" fo:language="kk" fo:country="KZ" officeooo:rsid="000649ba"/>
    </style:style>
    <style:style style:name="P30" style:family="paragraph" style:parent-style-name="Preformatted_20_Text">
      <style:paragraph-properties style:writing-mode="lr-tb"/>
      <style:text-properties fo:color="#ffffff" loext:opacity="100%" fo:language="kk" fo:country="KZ" officeooo:rsid="000649ba"/>
    </style:style>
    <style:style style:name="P31" style:family="paragraph" style:parent-style-name="Preformatted_20_Text">
      <style:paragraph-properties fo:margin-top="0cm" fo:margin-bottom="0.499cm" style:contextual-spacing="false" style:writing-mode="lr-tb"/>
      <style:text-properties fo:color="#ffffff" loext:opacity="100%" fo:language="kk" fo:country="KZ" officeooo:rsid="000649ba"/>
    </style:style>
    <style:style style:name="P32" style:family="paragraph" style:parent-style-name="Text_20_body" style:list-style-name="L9">
      <style:text-properties fo:color="#ffffff" loext:opacity="100%" fo:language="kk" fo:country="KZ" officeooo:rsid="000649ba"/>
    </style:style>
    <style:style style:name="P33" style:family="paragraph" style:parent-style-name="Heading_20_3">
      <style:text-properties fo:color="#ffffff" loext:opacity="100%" fo:language="kk" fo:country="KZ" officeooo:rsid="000649ba"/>
    </style:style>
    <style:style style:name="P34" style:family="paragraph" style:parent-style-name="Text_20_body" style:list-style-name="L10">
      <style:text-properties fo:color="#ffffff" loext:opacity="100%" fo:language="kk" fo:country="KZ" officeooo:rsid="000649ba"/>
    </style:style>
    <style:style style:name="P35" style:family="paragraph" style:parent-style-name="Text_20_body" style:list-style-name="L11">
      <style:text-properties fo:color="#ffffff" loext:opacity="100%" fo:language="kk" fo:country="KZ" officeooo:rsid="000649ba"/>
    </style:style>
    <style:style style:name="P36" style:family="paragraph" style:parent-style-name="Text_20_body" style:list-style-name="L12">
      <style:text-properties fo:color="#ffffff" loext:opacity="100%" fo:language="kk" fo:country="KZ" officeooo:rsid="000649ba"/>
    </style:style>
    <style:style style:name="P37" style:family="paragraph" style:parent-style-name="Text_20_body" style:list-style-name="L13">
      <style:text-properties fo:color="#ffffff" loext:opacity="100%" fo:language="kk" fo:country="KZ" officeooo:rsid="000649ba"/>
    </style:style>
    <style:style style:name="P38" style:family="paragraph" style:parent-style-name="Text_20_body" style:list-style-name="L14">
      <style:text-properties fo:color="#ffffff" loext:opacity="100%" fo:language="kk" fo:country="KZ" officeooo:rsid="000649ba"/>
    </style:style>
    <style:style style:name="P39" style:family="paragraph" style:parent-style-name="Text_20_body" style:list-style-name="L15">
      <style:text-properties fo:color="#ffffff" loext:opacity="100%" fo:language="kk" fo:country="KZ" officeooo:rsid="000649ba"/>
    </style:style>
    <style:style style:name="P40" style:family="paragraph" style:parent-style-name="Text_20_body" style:list-style-name="L16">
      <style:text-properties fo:color="#ffffff" loext:opacity="100%" fo:language="kk" fo:country="KZ" officeooo:rsid="000649ba"/>
    </style:style>
    <style:style style:name="P41" style:family="paragraph" style:parent-style-name="Text_20_body" style:list-style-name="L17">
      <style:text-properties fo:color="#ffffff" loext:opacity="100%" fo:language="kk" fo:country="KZ" officeooo:rsid="000649ba"/>
    </style:style>
    <style:style style:name="P42" style:family="paragraph" style:parent-style-name="Text_20_body" style:list-style-name="L18">
      <style:text-properties fo:color="#ffffff" loext:opacity="100%" fo:language="kk" fo:country="KZ" officeooo:rsid="000649ba"/>
    </style:style>
    <style:style style:name="P43" style:family="paragraph" style:parent-style-name="Text_20_body" style:list-style-name="L19">
      <style:text-properties fo:color="#ffffff" loext:opacity="100%" fo:language="kk" fo:country="KZ" officeooo:rsid="000649ba"/>
    </style:style>
    <style:style style:name="P44" style:family="paragraph" style:parent-style-name="Text_20_body" style:list-style-name="L20">
      <style:text-properties fo:color="#ffffff" loext:opacity="100%" fo:language="kk" fo:country="KZ" officeooo:rsid="000649ba"/>
    </style:style>
    <style:style style:name="P45" style:family="paragraph" style:parent-style-name="Text_20_body" style:list-style-name="L21">
      <style:text-properties fo:color="#ffffff" loext:opacity="100%" fo:language="kk" fo:country="KZ" officeooo:rsid="000649ba"/>
    </style:style>
    <style:style style:name="P46" style:family="paragraph" style:parent-style-name="Text_20_body" style:list-style-name="L22">
      <style:text-properties fo:color="#ffffff" loext:opacity="100%" fo:language="kk" fo:country="KZ" officeooo:rsid="000649ba"/>
    </style:style>
    <style:style style:name="P47" style:family="paragraph" style:parent-style-name="Text_20_body" style:list-style-name="L23">
      <style:text-properties fo:color="#ffffff" loext:opacity="100%" fo:language="kk" fo:country="KZ" officeooo:rsid="000649ba"/>
    </style:style>
    <style:style style:name="P48" style:family="paragraph" style:parent-style-name="Text_20_body" style:list-style-name="L24">
      <style:text-properties fo:color="#ffffff" loext:opacity="100%" fo:language="kk" fo:country="KZ" officeooo:rsid="000649ba"/>
    </style:style>
    <style:style style:name="P49" style:family="paragraph" style:parent-style-name="Text_20_body">
      <style:text-properties fo:color="#ffffff" loext:opacity="100%" fo:language="kk" fo:country="KZ" officeooo:rsid="000649ba" officeooo:paragraph-rsid="000649ba"/>
    </style:style>
    <style:style style:name="P50" style:family="paragraph" style:parent-style-name="Heading_20_4">
      <style:text-properties fo:color="#ffffff" loext:opacity="100%" fo:language="kk" fo:country="KZ" officeooo:rsid="000649ba"/>
    </style:style>
    <style:style style:name="P51" style:family="paragraph" style:parent-style-name="Text_20_body" style:list-style-name="L25">
      <style:text-properties fo:color="#ffffff" loext:opacity="100%" fo:language="kk" fo:country="KZ" officeooo:rsid="000649ba"/>
    </style:style>
    <style:style style:name="P52" style:family="paragraph" style:parent-style-name="Text_20_body" style:list-style-name="L26">
      <style:text-properties fo:color="#ffffff" loext:opacity="100%" fo:language="kk" fo:country="KZ" officeooo:rsid="000649ba"/>
    </style:style>
    <style:style style:name="P53" style:family="paragraph" style:parent-style-name="Text_20_body" style:list-style-name="L27">
      <style:text-properties fo:color="#ffffff" loext:opacity="100%" fo:language="kk" fo:country="KZ" officeooo:rsid="000649ba"/>
    </style:style>
    <style:style style:name="P54" style:family="paragraph" style:parent-style-name="Text_20_body" style:list-style-name="L28">
      <style:text-properties fo:color="#ffffff" loext:opacity="100%" fo:language="kk" fo:country="KZ" officeooo:rsid="000649ba"/>
    </style:style>
    <style:style style:name="P55" style:family="paragraph" style:parent-style-name="Text_20_body" style:list-style-name="L29">
      <style:text-properties fo:color="#ffffff" loext:opacity="100%" fo:language="kk" fo:country="KZ" officeooo:rsid="000649ba"/>
    </style:style>
    <style:style style:name="P56" style:family="paragraph" style:parent-style-name="Text_20_body" style:list-style-name="L30">
      <style:text-properties fo:color="#ffffff" loext:opacity="100%" fo:language="kk" fo:country="KZ" officeooo:rsid="000649ba"/>
    </style:style>
    <style:style style:name="P57" style:family="paragraph" style:parent-style-name="Text_20_body" style:list-style-name="L31">
      <style:text-properties fo:color="#ffffff" loext:opacity="100%" fo:language="kk" fo:country="KZ" officeooo:rsid="000649ba"/>
    </style:style>
    <style:style style:name="P58" style:family="paragraph" style:parent-style-name="Text_20_body" style:list-style-name="L32">
      <style:text-properties fo:color="#ffffff" loext:opacity="100%" fo:language="kk" fo:country="KZ" officeooo:rsid="000649ba"/>
    </style:style>
    <style:style style:name="P59" style:family="paragraph" style:parent-style-name="Text_20_body" style:list-style-name="L33">
      <style:text-properties fo:color="#ffffff" loext:opacity="100%" fo:language="kk" fo:country="KZ" officeooo:rsid="000649ba"/>
    </style:style>
    <style:style style:name="P60" style:family="paragraph" style:parent-style-name="Text_20_body" style:list-style-name="L34">
      <style:text-properties fo:color="#ffffff" loext:opacity="100%" fo:language="kk" fo:country="KZ" officeooo:rsid="000649ba"/>
    </style:style>
    <style:style style:name="P61" style:family="paragraph" style:parent-style-name="Text_20_body" style:list-style-name="L35">
      <style:text-properties fo:color="#ffffff" loext:opacity="100%" fo:language="kk" fo:country="KZ" officeooo:rsid="000649ba"/>
    </style:style>
    <style:style style:name="P62" style:family="paragraph" style:parent-style-name="Text_20_body" style:list-style-name="L36">
      <style:text-properties fo:color="#ffffff" loext:opacity="100%" fo:language="kk" fo:country="KZ" officeooo:rsid="000649ba"/>
    </style:style>
    <style:style style:name="P63" style:family="paragraph" style:parent-style-name="Text_20_body" style:list-style-name="L37">
      <style:text-properties fo:color="#ffffff" loext:opacity="100%" fo:language="kk" fo:country="KZ" officeooo:rsid="000649ba"/>
    </style:style>
    <style:style style:name="P64" style:family="paragraph" style:parent-style-name="Text_20_body" style:list-style-name="L38">
      <style:text-properties fo:color="#ffffff" loext:opacity="100%" fo:language="kk" fo:country="KZ" officeooo:rsid="000649ba"/>
    </style:style>
    <style:style style:name="P65" style:family="paragraph" style:parent-style-name="Text_20_body" style:list-style-name="L39">
      <style:text-properties fo:color="#ffffff" loext:opacity="100%" fo:language="kk" fo:country="KZ" officeooo:rsid="000649ba"/>
    </style:style>
    <style:style style:name="P66" style:family="paragraph" style:parent-style-name="Text_20_body" style:list-style-name="L40">
      <style:text-properties fo:color="#ffffff" loext:opacity="100%" fo:language="kk" fo:country="KZ" officeooo:rsid="000649ba"/>
    </style:style>
    <style:style style:name="P67" style:family="paragraph" style:parent-style-name="Text_20_body" style:list-style-name="L41">
      <style:text-properties fo:color="#ffffff" loext:opacity="100%" fo:language="kk" fo:country="KZ" officeooo:rsid="000649ba"/>
    </style:style>
    <style:style style:name="P68" style:family="paragraph" style:parent-style-name="Text_20_body" style:list-style-name="L42">
      <style:text-properties fo:color="#ffffff" loext:opacity="100%" fo:language="kk" fo:country="KZ" officeooo:rsid="000649ba"/>
    </style:style>
    <style:style style:name="P69" style:family="paragraph" style:parent-style-name="Text_20_body" style:list-style-name="L43">
      <style:text-properties fo:color="#ffffff" loext:opacity="100%" fo:language="kk" fo:country="KZ" officeooo:rsid="000649ba"/>
    </style:style>
    <style:style style:name="P70" style:family="paragraph" style:parent-style-name="Text_20_body" style:list-style-name="L44">
      <style:text-properties fo:color="#ffffff" loext:opacity="100%" fo:language="kk" fo:country="KZ" officeooo:rsid="000649ba"/>
    </style:style>
    <style:style style:name="P71" style:family="paragraph" style:parent-style-name="Text_20_body" style:list-style-name="L45">
      <style:text-properties fo:color="#ffffff" loext:opacity="100%" fo:language="kk" fo:country="KZ" officeooo:rsid="000649ba"/>
    </style:style>
    <style:style style:name="P72" style:family="paragraph" style:parent-style-name="Text_20_body" style:list-style-name="L46">
      <style:text-properties fo:color="#ffffff" loext:opacity="100%" fo:language="kk" fo:country="KZ" officeooo:rsid="000649ba"/>
    </style:style>
    <style:style style:name="P73" style:family="paragraph" style:parent-style-name="Text_20_body" style:list-style-name="L47">
      <style:text-properties fo:color="#ffffff" loext:opacity="100%" fo:language="kk" fo:country="KZ" officeooo:rsid="000649ba"/>
    </style:style>
    <style:style style:name="P74" style:family="paragraph" style:parent-style-name="Text_20_body" style:list-style-name="L48">
      <style:text-properties fo:color="#ffffff" loext:opacity="100%" fo:language="kk" fo:country="KZ" officeooo:rsid="000649ba"/>
    </style:style>
    <style:style style:name="P75" style:family="paragraph" style:parent-style-name="Table_20_Heading">
      <style:text-properties fo:color="#ffffff" loext:opacity="100%"/>
    </style:style>
    <style:style style:name="P76" style:family="paragraph" style:parent-style-name="Text_20_body" style:list-style-name="L49">
      <style:text-properties fo:color="#ffffff" loext:opacity="100%" fo:language="kk" fo:country="KZ" officeooo:rsid="000649ba"/>
    </style:style>
    <style:style style:name="P77" style:family="paragraph" style:parent-style-name="Text_20_body" style:list-style-name="L50">
      <style:text-properties fo:color="#ffffff" loext:opacity="100%" fo:language="kk" fo:country="KZ" officeooo:rsid="000649ba"/>
    </style:style>
    <style:style style:name="P78" style:family="paragraph" style:parent-style-name="Text_20_body" style:list-style-name="L51">
      <style:text-properties fo:color="#ffffff" loext:opacity="100%" fo:language="kk" fo:country="KZ" officeooo:rsid="000649ba"/>
    </style:style>
    <style:style style:name="P79" style:family="paragraph" style:parent-style-name="Text_20_body" style:list-style-name="L52">
      <style:text-properties fo:color="#ffffff" loext:opacity="100%" fo:language="kk" fo:country="KZ" officeooo:rsid="000649ba"/>
    </style:style>
    <style:style style:name="P80" style:family="paragraph" style:parent-style-name="Text_20_body" style:list-style-name="L53">
      <style:text-properties fo:color="#ffffff" loext:opacity="100%" fo:language="kk" fo:country="KZ" officeooo:rsid="000649ba"/>
    </style:style>
    <style:style style:name="P81" style:family="paragraph" style:parent-style-name="Text_20_body" style:list-style-name="L54">
      <style:text-properties fo:color="#ffffff" loext:opacity="100%" fo:language="kk" fo:country="KZ" officeooo:rsid="000649ba"/>
    </style:style>
    <style:style style:name="P82" style:family="paragraph" style:parent-style-name="Text_20_body" style:list-style-name="L55">
      <style:text-properties fo:color="#ffffff" loext:opacity="100%" fo:language="kk" fo:country="KZ" officeooo:rsid="000649ba"/>
    </style:style>
    <style:style style:name="P83" style:family="paragraph" style:parent-style-name="Text_20_body" style:list-style-name="L56">
      <style:text-properties fo:color="#ffffff" loext:opacity="100%" fo:language="kk" fo:country="KZ" officeooo:rsid="000649ba"/>
    </style:style>
    <style:style style:name="P84" style:family="paragraph" style:parent-style-name="Text_20_body" style:list-style-name="L57">
      <style:text-properties fo:color="#ffffff" loext:opacity="100%" fo:language="kk" fo:country="KZ" officeooo:rsid="000649ba"/>
    </style:style>
    <style:style style:name="P85" style:family="paragraph" style:parent-style-name="Text_20_body" style:list-style-name="L58">
      <style:text-properties fo:color="#ffffff" loext:opacity="100%" fo:language="kk" fo:country="KZ" officeooo:rsid="000649ba"/>
    </style:style>
    <style:style style:name="P86" style:family="paragraph" style:parent-style-name="Text_20_body" style:list-style-name="L59">
      <style:text-properties fo:color="#ffffff" loext:opacity="100%" fo:language="kk" fo:country="KZ" officeooo:rsid="000649ba"/>
    </style:style>
    <style:style style:name="P87" style:family="paragraph" style:parent-style-name="Text_20_body" style:list-style-name="L60">
      <style:text-properties fo:color="#ffffff" loext:opacity="100%" fo:language="kk" fo:country="KZ" officeooo:rsid="000649ba"/>
    </style:style>
    <style:style style:name="P88" style:family="paragraph" style:parent-style-name="Text_20_body" style:list-style-name="L61">
      <style:text-properties fo:color="#ffffff" loext:opacity="100%" fo:language="kk" fo:country="KZ" officeooo:rsid="000649ba"/>
    </style:style>
    <style:style style:name="P89" style:family="paragraph" style:parent-style-name="Text_20_body" style:list-style-name="L62">
      <style:text-properties fo:color="#ffffff" loext:opacity="100%" fo:language="kk" fo:country="KZ" officeooo:rsid="000649ba"/>
    </style:style>
    <style:style style:name="P90" style:family="paragraph" style:parent-style-name="Text_20_body" style:list-style-name="L63">
      <style:text-properties fo:color="#ffffff" loext:opacity="100%" fo:language="kk" fo:country="KZ" officeooo:rsid="000649ba"/>
    </style:style>
    <style:style style:name="P91" style:family="paragraph" style:parent-style-name="Text_20_body" style:list-style-name="L64">
      <style:text-properties fo:color="#ffffff" loext:opacity="100%" fo:language="kk" fo:country="KZ" officeooo:rsid="000649ba"/>
    </style:style>
    <style:style style:name="P92" style:family="paragraph" style:parent-style-name="Text_20_body" style:list-style-name="L65">
      <style:text-properties fo:color="#ffffff" loext:opacity="100%" fo:language="kk" fo:country="KZ" officeooo:rsid="000649ba"/>
    </style:style>
    <style:style style:name="P93" style:family="paragraph" style:parent-style-name="Text_20_body" style:list-style-name="L66">
      <style:text-properties fo:color="#ffffff" loext:opacity="100%" fo:language="kk" fo:country="KZ" officeooo:rsid="000649ba"/>
    </style:style>
    <style:style style:name="P94" style:family="paragraph" style:parent-style-name="Text_20_body" style:list-style-name="L67">
      <style:text-properties fo:color="#ffffff" loext:opacity="100%" fo:language="kk" fo:country="KZ" officeooo:rsid="000649ba"/>
    </style:style>
    <style:style style:name="P95" style:family="paragraph" style:parent-style-name="Text_20_body" style:list-style-name="L68">
      <style:text-properties fo:color="#ffffff" loext:opacity="100%" fo:language="kk" fo:country="KZ" officeooo:rsid="000649ba"/>
    </style:style>
    <style:style style:name="T1" style:family="text">
      <style:text-properties fo:font-variant="normal" fo:text-transform="none" fo:color="#ffffff" loext:opacity="100%" fo:font-family="BlinkMacSystemFont, apple-system, 'Segoe UI', Roboto, Helvetica, Arial, sans-serif" fo:font-size="12pt" fo:letter-spacing="normal" fo:font-style="normal" fo:font-weight="normal"/>
    </style:style>
    <style:style style:name="T2" style:family="text">
      <style:text-properties fo:font-variant="normal" fo:text-transform="none" fo:color="#ffffff" loext:opacity="100%" fo:font-family="Consolas, 'Lucida Console', Menlo, Monaco, monospace" fo:font-size="12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ffffff" loext:opacity="100%" fo:letter-spacing="normal" loext:padding="0cm" loext:border="none"/>
    </style:style>
    <style:style style:name="T4" style:family="text">
      <style:text-properties style:font-name="BlinkMacSystemFont"/>
    </style:style>
    <style:style style:name="T5" style:family="text">
      <style:text-properties fo:font-variant="normal" fo:text-transform="none" fo:font-family="BlinkMacSystemFont, apple-system, 'Segoe UI', Roboto, Helvetica, Arial, sans-serif" fo:font-size="12pt" fo:letter-spacing="normal" fo:font-style="normal" fo:font-weight="normal"/>
    </style:style>
    <style:style style:name="T6" style:family="text">
      <style:text-properties fo:font-variant="normal" fo:text-transform="none" fo:font-family="Consolas, 'Lucida Console', Menlo, Monaco, monospace" fo:font-size="12pt" fo:letter-spacing="normal" fo:font-style="normal" fo:font-weight="normal" loext:padding="0cm" loext:border="none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font-family="BlinkMacSystemFont, apple-system, 'Segoe UI', Roboto, Helvetica, Arial, sans-serif" fo:font-size="12pt" fo:letter-spacing="normal" fo:font-style="normal" fo:font-weight="bold" loext:padding="0cm" loext:border="none"/>
    </style:style>
    <style:style style:name="T9" style:family="text">
      <style:text-properties fo:font-variant="normal" fo:text-transform="none" fo:font-family="Consolas, 'Lucida Console', Menlo, Monaco, monospace" fo:font-size="12pt" fo:letter-spacing="normal" fo:font-style="normal" fo:font-weight="bold" loext:padding="0cm" loext:border="none"/>
    </style:style>
    <style:style style:name="T10" style:family="text">
      <style:text-properties fo:color="#ffffff" loext:opacity="100%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Синтаксис создания </text:span><text:span text:style-name="Source_20_Text"><text:span text:style-name="T2">Promise</text:span></text:span><text:span text:style-name="T1">:</text:span></text:p>
      <text:section text:style-name="Sect1" text:name="r39bn4sexz">
        <text:p text:style-name="P1"><text:span text:style-name="Source_20_Text"><text:span text:style-name="T2">let promise = new Promise(function(resolve, reject) {</text:span></text:span></text:p>
        <text:p text:style-name="P1"><text:span text:style-name="Source_20_Text"><text:span text:style-name="T3"><text:s text:c="2"/></text:span></text:span><text:span text:style-name="Source_20_Text"><text:span text:style-name="T2">// функция-исполнитель (executor)</text:span></text:span></text:p>
        <text:p text:style-name="P1"><text:span text:style-name="Source_20_Text"><text:span text:style-name="T3"><text:s text:c="2"/></text:span></text:span><text:span text:style-name="Source_20_Text"><text:span text:style-name="T2">// "певец"</text:span></text:span></text:p>
        <text:p text:style-name="P1"><text:span text:style-name="Source_20_Text"><text:span text:style-name="T2">});</text:span></text:span></text:p>
      </text:section>
      <text:p text:style-name="P2"><text:span text:style-name="T1">Функция, переданная в конструкцию </text:span><text:span text:style-name="Source_20_Text"><text:span text:style-name="T2">new Promise</text:span></text:span><text:span text:style-name="T1">, называется </text:span><text:span text:style-name="Emphasis"><text:span text:style-name="T1">исполнитель</text:span></text:span><text:span text:style-name="T1"> (executor). Когда </text:span><text:span text:style-name="Source_20_Text"><text:span text:style-name="T2">Promise</text:span></text:span><text:span text:style-name="T1"> создаётся, она запускается автоматически. Она должна содержать «создающий» код, который когда-нибудь создаст результат</text:span></text:p>
      <text:p text:style-name="P3"/>
      <text:p text:style-name="P4"><text:span text:style-name="Strong_20_Emphasis"><text:span text:style-name="T4">Executor</text:span></text:span><text:span text:style-name="T4"> — это </text:span><text:span text:style-name="Strong_20_Emphasis"><text:span text:style-name="T4">функция, которую JavaScript запускает СРАЗУ</text:span></text:span><text:span text:style-name="T4">,<text:line-break/>когда ты создаёшь </text:span><text:span text:style-name="Source_20_Text"><text:span text:style-name="T4">Promise</text:span></text:span><text:span text:style-name="T4">.</text:span></text:p>
      <text:p text:style-name="P5"><text:span text:style-name="Source_20_Text"><text:span text:style-name="T4">new Promise(function executor(resolve, reject) {</text:span></text:span></text:p>
      <text:p text:style-name="P6"><text:span text:style-name="Source_20_Text"><text:span text:style-name="T4"><text:s text:c="2"/>// вот ЭТО и есть executor</text:span></text:span></text:p>
      <text:p text:style-name="P7"><text:span text:style-name="Source_20_Text"><text:span text:style-name="T4">});</text:span></text:span></text:p>
      <text:p text:style-name="P4"><text:span text:style-name="T4">👉 Ты её </text:span><text:span text:style-name="Strong_20_Emphasis"><text:span text:style-name="T4">не вызываешь сам</text:span></text:span><text:span text:style-name="T4"><text:line-break/>👉 JS вызывает её </text:span><text:span text:style-name="Strong_20_Emphasis"><text:span text:style-name="T4">автоматически</text:span></text:span></text:p>
      <text:h text:style-name="P8" text:outline-level="2">Главное, что надо понять СРАЗУ</text:h>
      <text:p text:style-name="P4">👉 <text:span text:style-name="Source_20_Text">resolve</text:span> и <text:span text:style-name="Source_20_Text">reject</text:span> — это <text:span text:style-name="Strong_20_Emphasis">обычные функции</text:span><text:line-break/>👉 Ты их <text:span text:style-name="Strong_20_Emphasis">не создаёшь</text:span><text:line-break/>👉 Их <text:span text:style-name="Strong_20_Emphasis">даёт JavaScript</text:span></text:p>
      <text:p text:style-name="P4">Ты просто <text:span text:style-name="Strong_20_Emphasis">вызываешь одну из них</text:span>, когда знаешь результат.</text:p>
      <text:p text:style-name="P9"/>
      <text:h text:style-name="P8" text:outline-level="2">Перевод текста на человеческий язык</text:h>
      <text:h text:style-name="P10" text:outline-level="3">❝Её аргументы resolve и reject – это колбэки❞</text:h>
      <text:p text:style-name="P4">Это значит:</text:p>
      <text:p text:style-name="P11">JavaScript говорит тебе:<text:line-break/>«Вот две функции.<text:line-break/>Когда будешь знать результат — позови одну из них».</text:p>
      <text:p text:style-name="P9"/>
      <text:h text:style-name="P8" text:outline-level="2">Почему это колбэки</text:h>
      <text:p text:style-name="P4">Колбэк = функция, которую:</text:p>
      <text:list text:style-name="L1">
        <text:list-item>
          <text:p text:style-name="P12">ты <text:span text:style-name="Strong_20_Emphasis">не вызываешь сразу</text:span></text:p>
        </text:list-item>
        <text:list-item>
          <text:p text:style-name="P12">ты <text:span text:style-name="Strong_20_Emphasis">вызываешь потом</text:span>, когда что-то произошло</text:p>
        </text:list-item>
      </text:list>
      <text:p text:style-name="P4"><text:span text:style-name="Source_20_Text">resolve</text:span> / <text:span text:style-name="Source_20_Text">reject</text:span> — именно такие:</text:p>
      <text:list text:style-name="L2">
        <text:list-item>
          <text:p text:style-name="P13"><text:soft-page-break/>сначала ты их получил</text:p>
        </text:list-item>
        <text:list-item>
          <text:p text:style-name="P13">потом, через время, вызвал</text:p>
        </text:list-item>
      </text:list>
      <text:p text:style-name="P9"/>
      <text:h text:style-name="P8" text:outline-level="2">Где они берутся</text:h>
      <text:p text:style-name="P5"><text:span text:style-name="Source_20_Text">new Promise((resolve, reject) =&gt; {</text:span></text:p>
      <text:p text:style-name="P6"><text:span text:style-name="Source_20_Text"><text:s text:c="2"/>// 👆 эти функции создал JS</text:span></text:p>
      <text:p text:style-name="P7"><text:span text:style-name="Source_20_Text">});</text:span></text:p>
      <text:p text:style-name="P4">JS сам:</text:p>
      <text:list text:style-name="L3">
        <text:list-item>
          <text:p text:style-name="P14">создал <text:span text:style-name="Source_20_Text">resolve</text:span></text:p>
        </text:list-item>
        <text:list-item>
          <text:p text:style-name="P14">создал <text:span text:style-name="Source_20_Text">reject</text:span></text:p>
        </text:list-item>
        <text:list-item>
          <text:p text:style-name="P14">передал их тебе</text:p>
        </text:list-item>
      </text:list>
      <text:p text:style-name="P4">Ты <text:span text:style-name="Strong_20_Emphasis">просто пользуешься</text:span>.</text:p>
      <text:p text:style-name="P9"/>
      <text:h text:style-name="P8" text:outline-level="2">Что значит «когда он получает результат, сейчас или позже»</text:h>
      <text:p text:style-name="P4">Это супер важно 👇</text:p>
      <text:p text:style-name="P4">Ты можешь вызвать <text:span text:style-name="Source_20_Text">resolve</text:span>:</text:p>
      <text:h text:style-name="P10" text:outline-level="3">Сразу</text:h>
      <text:p text:style-name="P5"><text:span text:style-name="Source_20_Text">new Promise((resolve) =&gt; {</text:span></text:p>
      <text:p text:style-name="P6"><text:span text:style-name="Source_20_Text"><text:s text:c="2"/>resolve(10);</text:span></text:p>
      <text:p text:style-name="P7"><text:span text:style-name="Source_20_Text">});</text:span></text:p>
      <text:h text:style-name="P10" text:outline-level="3">Или позже</text:h>
      <text:p text:style-name="P5"><text:span text:style-name="Source_20_Text">new Promise((resolve) =&gt; {</text:span></text:p>
      <text:p text:style-name="P6"><text:span text:style-name="Source_20_Text"><text:s text:c="2"/>setTimeout(() =&gt; resolve(10), 1000);</text:span></text:p>
      <text:p text:style-name="P7"><text:span text:style-name="Source_20_Text">});</text:span></text:p>
      <text:p text:style-name="P4">Для Promise <text:span text:style-name="Strong_20_Emphasis">не важно</text:span>, когда это случилось.<text:line-break/>Важно, <text:span text:style-name="Strong_20_Emphasis">что ты вызвал </text:span><text:span text:style-name="Strong_20_Emphasis"><text:span text:style-name="Source_20_Text">resolve</text:span></text:span><text:span text:style-name="Strong_20_Emphasis"> или </text:span><text:span text:style-name="Strong_20_Emphasis"><text:span text:style-name="Source_20_Text">reject</text:span></text:span>.</text:p>
      <text:p text:style-name="P9"/>
      <text:h text:style-name="P8" text:outline-level="2">Что происходит, когда ты вызываешь <text:span text:style-name="Source_20_Text">resolve</text:span></text:h>
      <text:p text:style-name="P15"><text:span text:style-name="Source_20_Text">resolve(value)</text:span></text:p>
      <text:p text:style-name="P4">JS делает так:</text:p>
      <text:p text:style-name="P4"><text:soft-page-break/>1️⃣ Promise помечается как <text:span text:style-name="Strong_20_Emphasis">успешный</text:span><text:line-break/>2️⃣ результат = <text:span text:style-name="Source_20_Text">value</text:span><text:line-break/>3️⃣ все <text:span text:style-name="Source_20_Text">.then(...)</text:span> получают этот <text:span text:style-name="Source_20_Text">value</text:span></text:p>
      <text:p text:style-name="P9"/>
      <text:h text:style-name="P8" text:outline-level="2">Что происходит при <text:span text:style-name="Source_20_Text">reject</text:span></text:h>
      <text:p text:style-name="P15"><text:span text:style-name="Source_20_Text">reject(error)</text:span></text:p>
      <text:p text:style-name="P4">JS делает:</text:p>
      <text:p text:style-name="P4">1️⃣ Promise помечается как <text:span text:style-name="Strong_20_Emphasis">ошибка</text:span><text:line-break/>2️⃣ ошибка = <text:span text:style-name="Source_20_Text">error</text:span><text:line-break/>3️⃣ <text:span text:style-name="Source_20_Text">.catch(...)</text:span> получают эту ошибку</text:p>
      <text:p text:style-name="P9"/>
      <text:h text:style-name="P8" text:outline-level="2">Очень тупой, но рабочий пример</text:h>
      <text:p text:style-name="P5"><text:span text:style-name="Source_20_Text">new Promise((resolve, reject) =&gt; {</text:span></text:p>
      <text:p text:style-name="P6"><text:span text:style-name="Source_20_Text"><text:s text:c="2"/>const ok = true;</text:span></text:p>
      <text:p text:style-name="P6"/>
      <text:p text:style-name="P6"><text:span text:style-name="Source_20_Text"><text:s text:c="2"/>if (ok) {</text:span></text:p>
      <text:p text:style-name="P6"><text:span text:style-name="Source_20_Text"><text:s text:c="4"/>resolve("Всё хорошо");</text:span></text:p>
      <text:p text:style-name="P6"><text:span text:style-name="Source_20_Text"><text:s text:c="2"/>} else {</text:span></text:p>
      <text:p text:style-name="P6"><text:span text:style-name="Source_20_Text"><text:s text:c="4"/>reject(new Error("Что-то сломалось"));</text:span></text:p>
      <text:p text:style-name="P6"><text:span text:style-name="Source_20_Text"><text:s text:c="2"/>}</text:span></text:p>
      <text:p text:style-name="P7"><text:span text:style-name="Source_20_Text">});</text:span></text:p>
      <text:p text:style-name="P9"/>
      <text:h text:style-name="P8" text:outline-level="2">Важный момент ❗</text:h>
      <text:p text:style-name="P11">Promise можно <text:span text:style-name="Strong_20_Emphasis">завершить только один раз</text:span></text:p>
      <text:p text:style-name="P4">Если ты сделал:</text:p>
      <text:p text:style-name="P5"><text:span text:style-name="Source_20_Text">resolve(1);</text:span></text:p>
      <text:p text:style-name="P7"><text:span text:style-name="Source_20_Text">resolve(2); // ❌ игнорируется</text:span></text:p>
      <text:p text:style-name="P4">или:</text:p>
      <text:p text:style-name="P5"><text:span text:style-name="Source_20_Text">resolve(1);</text:span></text:p>
      <text:p text:style-name="P7"><text:span text:style-name="Source_20_Text">reject(err); // ❌ игнорируется</text:span></text:p>
      <text:p text:style-name="P4">Сработает <text:span text:style-name="Strong_20_Emphasis">только первый вызов</text:span>.</text:p>
      <text:p text:style-name="P9"/>
      <text:h text:style-name="P8" text:outline-level="2">Самый главный инсайт 🧠</text:h>
      <text:p text:style-name="P11"><text:span text:style-name="Source_20_Text">resolve</text:span> / <text:span text:style-name="Source_20_Text">reject</text:span> — это <text:span text:style-name="Strong_20_Emphasis">сигнал JavaScript</text:span><text:line-break/>«Работа закончена»</text:p>
      <text:p text:style-name="P4"><text:soft-page-break/>Ты <text:span text:style-name="Strong_20_Emphasis">не вызываешь </text:span><text:span text:style-name="Strong_20_Emphasis"><text:span text:style-name="Source_20_Text">.then()</text:span></text:span><text:span text:style-name="Strong_20_Emphasis"> сам</text:span><text:line-break/>Ты <text:span text:style-name="Strong_20_Emphasis">не знаешь, кто ждёт результат</text:span></text:p>
      <text:p text:style-name="P4">Ты просто <text:span text:style-name="Strong_20_Emphasis">сообщаешь</text:span>.</text:p>
      <text:p text:style-name="P9"/>
      <text:h text:style-name="P8" text:outline-level="2">Финальный перевод всего абзаца</text:h>
      <text:p text:style-name="P11">Executor — это функция, где ты запускаешь работу.<text:line-break/>JavaScript даёт тебе <text:span text:style-name="Source_20_Text">resolve</text:span> и <text:span text:style-name="Source_20_Text">reject</text:span>.<text:line-break/>Когда узнаешь результат — вызываешь один из них.<text:line-break/>JS сам передаст результат тем, кто ждёт.</text:p>
      <text:p text:style-name="P4">Если это понял — Promise больше не страшны </text:p>
      <text:h text:style-name="P8" text:outline-level="2">Самая главная идея</text:h>
      <text:p text:style-name="P4">👉 <text:span text:style-name="Strong_20_Emphasis">Promise — это коробка со статусом</text:span><text:line-break/>Executor — это тот, кто <text:span text:style-name="Strong_20_Emphasis">меняет статус коробки</text:span>.</text:p>
      <text:p text:style-name="P9"/>
      <text:h text:style-name="P8" text:outline-level="2">Что делает executor ещё раз</text:h>
      <text:p text:style-name="P5"><text:span text:style-name="Source_20_Text">new Promise((resolve, reject) =&gt; {</text:span></text:p>
      <text:p text:style-name="P6"><text:span text:style-name="Source_20_Text"><text:s text:c="2"/>// работа</text:span></text:p>
      <text:p text:style-name="P7"><text:span text:style-name="Source_20_Text">});</text:span></text:p>
      <text:list text:style-name="L4">
        <text:list-item>
          <text:p text:style-name="P16">запускается <text:span text:style-name="Strong_20_Emphasis">сразу</text:span></text:p>
        </text:list-item>
        <text:list-item>
          <text:p text:style-name="P16">делает работу</text:p>
        </text:list-item>
        <text:list-item>
          <text:p text:style-name="P16"><text:span text:style-name="Strong_20_Emphasis">в КОНЦЕ</text:span> говорит:</text:p>
          <text:list>
            <text:list-item>
              <text:p text:style-name="P16">либо <text:span text:style-name="Source_20_Text">resolve(...)</text:span></text:p>
            </text:list-item>
            <text:list-item>
              <text:p text:style-name="P16">либо <text:span text:style-name="Source_20_Text">reject(...)</text:span></text:p>
            </text:list-item>
          </text:list>
        </text:list-item>
      </text:list>
      <text:p text:style-name="P9"/>
      <text:h text:style-name="P8" text:outline-level="2">Что внутри Promise (мысленно)</text:h>
      <text:p text:style-name="P4">У Promise есть <text:span text:style-name="Strong_20_Emphasis">два внутренних поля</text:span>:</text:p>
      <text:p text:style-name="P5"><text:span text:style-name="Source_20_Text">promise = {</text:span></text:p>
      <text:p text:style-name="P6"><text:span text:style-name="Source_20_Text"><text:s text:c="2"/>state: "pending",</text:span></text:p>
      <text:p text:style-name="P6"><text:span text:style-name="Source_20_Text"><text:s text:c="2"/>result: undefined</text:span></text:p>
      <text:p text:style-name="P7"><text:span text:style-name="Source_20_Text">}</text:span></text:p>
      <text:p text:style-name="P4">Ты их <text:span text:style-name="Strong_20_Emphasis">не видишь</text:span>, но они есть.</text:p>
      <text:p text:style-name="P9"/>
      <text:h text:style-name="P8" text:outline-level="2"><text:soft-page-break/>Состояния Promise (state)</text:h>
      <text:h text:style-name="P10" text:outline-level="3">1️⃣ pending — «ожидание»</text:h>
      <text:list text:style-name="L5">
        <text:list-item>
          <text:p text:style-name="P17">Promise только создали</text:p>
        </text:list-item>
        <text:list-item>
          <text:p text:style-name="P17">работа ещё идёт</text:p>
        </text:list-item>
        <text:list-item>
          <text:p text:style-name="P17">результат неизвестен</text:p>
        </text:list-item>
      </text:list>
      <text:p text:style-name="P5"><text:span text:style-name="Source_20_Text">state = "pending"</text:span></text:p>
      <text:p text:style-name="P7"><text:span text:style-name="Source_20_Text">result = undefined</text:span></text:p>
      <text:p text:style-name="P9"/>
      <text:h text:style-name="P10" text:outline-level="3">2️⃣ fulfilled — «успех»</text:h>
      <text:p text:style-name="P4">Когда внутри executor вызывают:</text:p>
      <text:p text:style-name="P15"><text:span text:style-name="Source_20_Text">resolve(value)</text:span></text:p>
      <text:p text:style-name="P4">Promise становится:</text:p>
      <text:p text:style-name="P5"><text:span text:style-name="Source_20_Text">state = "fulfilled"</text:span></text:p>
      <text:p text:style-name="P7"><text:span text:style-name="Source_20_Text">result = value</text:span></text:p>
      <text:p text:style-name="P9"/>
      <text:h text:style-name="P10" text:outline-level="3">3️⃣ rejected — «ошибка»</text:h>
      <text:p text:style-name="P4">Когда вызывают:</text:p>
      <text:p text:style-name="P15"><text:span text:style-name="Source_20_Text">reject(error)</text:span></text:p>
      <text:p text:style-name="P4">Promise становится:</text:p>
      <text:p text:style-name="P5"><text:span text:style-name="Source_20_Text">state = "rejected"</text:span></text:p>
      <text:p text:style-name="P7"><text:span text:style-name="Source_20_Text">result = error</text:span></text:p>
      <text:p text:style-name="P9"/>
      <text:h text:style-name="P8" text:outline-level="2">Самое важное правило ❗</text:h>
      <text:p text:style-name="P11"><text:span text:style-name="Strong_20_Emphasis">Promise может сменить состояние ТОЛЬКО ОДИН РАЗ</text:span></text:p>
      <text:p text:style-name="P4">Как только:</text:p>
      <text:list text:style-name="L6">
        <text:list-item>
          <text:p text:style-name="P18"><text:span text:style-name="Source_20_Text">pending → fulfilled</text:span></text:p>
        </text:list-item>
        <text:list-item>
          <text:p text:style-name="P18">или <text:span text:style-name="Source_20_Text">pending → rejected</text:span></text:p>
        </text:list-item>
      </text:list>
      <text:p text:style-name="P4">ВСЁ. Назад дороги нет.</text:p>
      <text:p text:style-name="P9"/>
      <text:h text:style-name="P8" text:outline-level="2">Почему так сделано</text:h>
      <text:p text:style-name="P4">Чтобы Promise был:</text:p>
      <text:list text:style-name="L7">
        <text:list-item>
          <text:p text:style-name="P19"><text:soft-page-break/>надёжным</text:p>
        </text:list-item>
        <text:list-item>
          <text:p text:style-name="P19">предсказуемым</text:p>
        </text:list-item>
        <text:list-item>
          <text:p text:style-name="P19">без гонок и хаоса</text:p>
        </text:list-item>
      </text:list>
      <text:p text:style-name="P4">Один результат — и точка.</text:p>
      <text:p text:style-name="P9"/>
      <text:h text:style-name="P8" text:outline-level="2">Пример с таймером</text:h>
      <text:p text:style-name="P5"><text:span text:style-name="Source_20_Text">const p = new Promise((resolve, reject) =&gt; {</text:span></text:p>
      <text:p text:style-name="P6"><text:span text:style-name="Source_20_Text"><text:s text:c="2"/>setTimeout(() =&gt; {</text:span></text:p>
      <text:p text:style-name="P6"><text:span text:style-name="Source_20_Text"><text:s text:c="4"/>resolve("OK");</text:span></text:p>
      <text:p text:style-name="P6"><text:span text:style-name="Source_20_Text"><text:s text:c="2"/>}, 1000);</text:span></text:p>
      <text:p text:style-name="P7"><text:span text:style-name="Source_20_Text">});</text:span></text:p>
      <text:p text:style-name="P4">Что происходит:</text:p>
      <text:p text:style-name="P4">1️⃣ Promise создан<text:line-break/>→ <text:span text:style-name="Source_20_Text">state = "pending"</text:span></text:p>
      <text:p text:style-name="P4">2️⃣ Через 1 секунду вызывается <text:span text:style-name="Source_20_Text">resolve("OK")</text:span></text:p>
      <text:p text:style-name="P4">3️⃣ Promise становится:</text:p>
      <text:p text:style-name="P5"><text:span text:style-name="Source_20_Text">state = "fulfilled"</text:span></text:p>
      <text:p text:style-name="P7"><text:span text:style-name="Source_20_Text">result = "OK"</text:span></text:p>
      <text:p text:style-name="P9"/>
      <text:h text:style-name="P8" text:outline-level="2">Пример с ошибкой</text:h>
      <text:p text:style-name="P5"><text:span text:style-name="Source_20_Text">const p = new Promise((resolve, reject) =&gt; {</text:span></text:p>
      <text:p text:style-name="P6"><text:span text:style-name="Source_20_Text"><text:s text:c="2"/>reject(new Error("Ошибка"));</text:span></text:p>
      <text:p text:style-name="P7"><text:span text:style-name="Source_20_Text">});</text:span></text:p>
      <text:p text:style-name="P4">Сразу:</text:p>
      <text:p text:style-name="P5"><text:span text:style-name="Source_20_Text">state = "rejected"</text:span></text:p>
      <text:p text:style-name="P7"><text:span text:style-name="Source_20_Text">result = Error("Ошибка")</text:span></text:p>
      <text:p text:style-name="P9"/>
      <text:h text:style-name="P8" text:outline-level="2">Важный инсайт 🧠</text:h>
      <text:p text:style-name="P11">Executor <text:span text:style-name="Strong_20_Emphasis">НЕ возвращает результат</text:span><text:line-break/>Он <text:span text:style-name="Strong_20_Emphasis">меняет состояние promise</text:span></text:p>
      <text:p text:style-name="P4">Вся магия Promise — <text:span text:style-name="Strong_20_Emphasis">в изменении состояния</text:span>.</text:p>
      <text:p text:style-name="P9"/>
      <text:h text:style-name="P8" text:outline-level="2">Что делают <text:span text:style-name="Source_20_Text">.then()</text:span> и <text:span text:style-name="Source_20_Text">.catch()</text:span></text:h>
      <text:p text:style-name="P4">Они:</text:p>
      <text:list text:style-name="L8">
        <text:list-item>
          <text:p text:style-name="P20"><text:soft-page-break/><text:span text:style-name="Strong_20_Emphasis">смотрят на state</text:span></text:p>
        </text:list-item>
        <text:list-item>
          <text:p text:style-name="P20">если <text:span text:style-name="Source_20_Text">fulfilled</text:span> → берут <text:span text:style-name="Source_20_Text">result</text:span></text:p>
        </text:list-item>
        <text:list-item>
          <text:p text:style-name="P20">если <text:span text:style-name="Source_20_Text">rejected</text:span> → ловят ошибку</text:p>
        </text:list-item>
      </text:list>
      <text:p text:style-name="P9"/>
      <text:h text:style-name="P8" text:outline-level="2">Финальный перевод текста</text:h>
      <text:p text:style-name="P11">Executor запускается сам.<text:line-break/>Он выполняет работу.<text:line-break/>Потом вызывает <text:span text:style-name="Source_20_Text">resolve</text:span> или <text:span text:style-name="Source_20_Text">reject</text:span>.<text:line-break/>Это переводит Promise из <text:span text:style-name="Source_20_Text">pending</text:span><text:line-break/>либо в <text:span text:style-name="Source_20_Text">fulfilled</text:span> с результатом,<text:line-break/>либо в <text:span text:style-name="Source_20_Text">rejected</text:span> с ошибкой.</text:p>
      <text:p text:style-name="P21"><text:span text:style-name="T5">Также заметим, что функция </text:span><text:span text:style-name="Source_20_Text"><text:span text:style-name="T6">resolve</text:span></text:span><text:span text:style-name="T5">/</text:span><text:span text:style-name="Source_20_Text"><text:span text:style-name="T6">reject</text:span></text:span><text:span text:style-name="T7"> </text:span><text:span text:style-name="T5">ожидает только один аргумент (или ни одного). Все дополнительные аргументы будут проигнорированы.</text:span> </text:p>
      <text:p text:style-name="P21"><text:span text:style-name="T8">Вызывайте </text:span><text:span text:style-name="Source_20_Text"><text:span text:style-name="T9">reject</text:span></text:span><text:span text:style-name="T8"> с объектом </text:span><text:span text:style-name="Source_20_Text"><text:span text:style-name="T9">Error</text:span></text:span></text:p>
      <text:p text:style-name="P22"><text:span text:style-name="T5">В случае, если что-то пошло не так, мы должны вызвать </text:span><text:span text:style-name="Source_20_Text"><text:span text:style-name="T6">reject</text:span></text:span><text:span text:style-name="T5">. Это можно сделать с аргументом любого типа (как и </text:span><text:span text:style-name="Source_20_Text"><text:span text:style-name="T6">resolve</text:span></text:span><text:span text:style-name="T5">), но рекомендуется использовать объект </text:span><text:span text:style-name="Source_20_Text"><text:span text:style-name="T6">Error</text:span></text:span><text:span text:style-name="T5"> (или унаследованный от него). Почему так? Скоро нам станет понятно.</text:span></text:p>
      <text:h text:style-name="P23" text:outline-level="2">Ключевая мысль (в одном предложении)</text:h>
      <text:p text:style-name="P24">👉 <text:span text:style-name="Strong_20_Emphasis">Promise НЕ обязан быть асинхронным</text:span><text:line-break/>Он обязан <text:span text:style-name="Strong_20_Emphasis">сообщить результат</text:span> — и всё.</text:p>
      <text:p text:style-name="P25"/>
      <text:h text:style-name="P26" text:outline-level="2">Что тебя смущает в тексте</text:h>
      <text:p text:style-name="P24">Обычно тебе говорят:</text:p>
      <text:p text:style-name="P27">Promise = асинхронность</text:p>
      <text:p text:style-name="P24">А тут вдруг:</text:p>
      <text:p text:style-name="P28"><text:span text:style-name="Source_20_Text">resolve(123); // сразу</text:span></text:p>
      <text:p text:style-name="P24">И мозг такой:</text:p>
      <text:p text:style-name="P27">«Э… а где асинхронщина?»</text:p>
      <text:p text:style-name="P25"/>
      <text:h text:style-name="P26" text:outline-level="2">Что происходит на самом деле</text:h>
      <text:p text:style-name="P29"><text:span text:style-name="Source_20_Text">let promise = new Promise((resolve, reject) =&gt; {</text:span></text:p>
      <text:p text:style-name="P30"><text:span text:style-name="Source_20_Text"><text:s text:c="2"/>resolve(123);</text:span></text:p>
      <text:p text:style-name="P31"><text:soft-page-break/><text:span text:style-name="Source_20_Text">});</text:span></text:p>
      <text:p text:style-name="P24">По шагам:</text:p>
      <text:p text:style-name="P24">1️⃣ Создаётся Promise<text:line-break/>2️⃣ executor <text:span text:style-name="Strong_20_Emphasis">сразу запускается</text:span><text:line-break/>3️⃣ executor <text:span text:style-name="Strong_20_Emphasis">сразу вызывает </text:span><text:span text:style-name="Strong_20_Emphasis"><text:span text:style-name="Source_20_Text">resolve(123)</text:span></text:span><text:line-break/>4️⃣ Promise <text:span text:style-name="Strong_20_Emphasis">сразу становится fulfilled</text:span><text:line-break/>5️⃣ <text:span text:style-name="Source_20_Text">result = 123</text:span></text:p>
      <text:p text:style-name="P24">То есть:</text:p>
      <text:p text:style-name="P29"><text:span text:style-name="Source_20_Text">state = "fulfilled"</text:span></text:p>
      <text:p text:style-name="P31"><text:span text:style-name="Source_20_Text">result = 123</text:span></text:p>
      <text:p text:style-name="P25"/>
      <text:h text:style-name="P26" text:outline-level="2">Почему это НОРМАЛЬНО</text:h>
      <text:p text:style-name="P24">Promise — это не «отложенное выполнение».<text:line-break/>Promise — это <text:span text:style-name="Strong_20_Emphasis">контейнер результата</text:span>.</text:p>
      <text:p text:style-name="P24">Результат может быть:</text:p>
      <text:list text:style-name="L9">
        <text:list-item>
          <text:p text:style-name="P32">позже</text:p>
        </text:list-item>
        <text:list-item>
          <text:p text:style-name="P32"><text:span text:style-name="Strong_20_Emphasis">прямо сейчас</text:span></text:p>
        </text:list-item>
      </text:list>
      <text:p text:style-name="P24">Promise <text:span text:style-name="Strong_20_Emphasis">не запрещает</text:span> мгновенный результат.</text:p>
      <text:p text:style-name="P25"/>
      <text:h text:style-name="P26" text:outline-level="2">Пример из жизни 🧠</text:h>
      <text:h text:style-name="P33" text:outline-level="3">📦 Проверка кэша</text:h>
      <text:p text:style-name="P24">Ты делаешь запрос:</text:p>
      <text:p text:style-name="P27">«Дай данные»</text:p>
      <text:p text:style-name="P24">1️⃣ Смотришь в кэш<text:line-break/>2️⃣ О! Данные уже есть<text:line-break/>3️⃣ Сразу возвращаешь результат</text:p>
      <text:p text:style-name="P29"><text:span text:style-name="Source_20_Text">new Promise((resolve) =&gt; {</text:span></text:p>
      <text:p text:style-name="P30"><text:span text:style-name="Source_20_Text"><text:s text:c="2"/>if (dataInCache) {</text:span></text:p>
      <text:p text:style-name="P30"><text:span text:style-name="Source_20_Text"><text:s text:c="4"/>resolve(data);</text:span></text:p>
      <text:p text:style-name="P30"><text:span text:style-name="Source_20_Text"><text:s text:c="2"/>}</text:span></text:p>
      <text:p text:style-name="P31"><text:span text:style-name="Source_20_Text">});</text:span></text:p>
      <text:p text:style-name="P24">Асинхронности нет —<text:line-break/>но <text:span text:style-name="Strong_20_Emphasis">Promise всё равно удобен</text:span>, потому что интерфейс одинаковый.</text:p>
      <text:p text:style-name="P25"/>
      <text:h text:style-name="P26" text:outline-level="2"><text:soft-page-break/>Самый важный инсайт 🧠</text:h>
      <text:p text:style-name="P27"><text:span text:style-name="Strong_20_Emphasis">Promise — это единый интерфейс</text:span><text:line-break/>независимо от того, быстро или долго</text:p>
      <text:p text:style-name="P24">Ты всегда работаешь так:</text:p>
      <text:p text:style-name="P28"><text:span text:style-name="Source_20_Text">promise.then(...)</text:span></text:p>
      <text:p text:style-name="P24">И тебе <text:span text:style-name="Strong_20_Emphasis">не важно</text:span>:</text:p>
      <text:list text:style-name="L10">
        <text:list-item>
          <text:p text:style-name="P34">был результат сразу</text:p>
        </text:list-item>
        <text:list-item>
          <text:p text:style-name="P34">или через 5 секунд</text:p>
        </text:list-item>
      </text:list>
      <text:p text:style-name="P25"/>
      <text:h text:style-name="P26" text:outline-level="2">А что с <text:span text:style-name="Source_20_Text">.then()</text:span>? 🤔</text:h>
      <text:p text:style-name="P24">Важный момент ❗</text:p>
      <text:p text:style-name="P24">Даже если <text:span text:style-name="Source_20_Text">resolve</text:span> вызван сразу:</text:p>
      <text:p text:style-name="P28"><text:span text:style-name="Source_20_Text">promise.then(value =&gt; console.log(value));</text:span></text:p>
      <text:p text:style-name="P24"><text:span text:style-name="Source_20_Text">.then()</text:span> <text:span text:style-name="Strong_20_Emphasis">выполнится ПОЗЖЕ</text:span>,<text:line-break/>после текущего синхронного кода.</text:p>
      <text:p text:style-name="P24">Promise <text:span text:style-name="Strong_20_Emphasis">гарантирует асинхронность обработки результата</text:span>.</text:p>
      <text:p text:style-name="P25"/>
      <text:h text:style-name="P26" text:outline-level="2">Пример для ясности</text:h>
      <text:p text:style-name="P29"><text:span text:style-name="Source_20_Text">const p = new Promise(resolve =&gt; resolve(1));</text:span></text:p>
      <text:p text:style-name="P30"/>
      <text:p text:style-name="P30"><text:span text:style-name="Source_20_Text">console.log("A");</text:span></text:p>
      <text:p text:style-name="P30"/>
      <text:p text:style-name="P30"><text:span text:style-name="Source_20_Text">p.then(v =&gt; console.log(v));</text:span></text:p>
      <text:p text:style-name="P30"/>
      <text:p text:style-name="P31"><text:span text:style-name="Source_20_Text">console.log("B");</text:span></text:p>
      <text:p text:style-name="P24">Вывод будет:</text:p>
      <text:p text:style-name="P29"><text:span text:style-name="Source_20_Text">A</text:span></text:p>
      <text:p text:style-name="P30"><text:span text:style-name="Source_20_Text">B</text:span></text:p>
      <text:p text:style-name="P31"><text:span text:style-name="Source_20_Text">1</text:span></text:p>
      <text:p text:style-name="P24">Хотя <text:span text:style-name="Source_20_Text">resolve</text:span> был мгновенный.</text:p>
      <text:p text:style-name="P25"/>
      <text:h text:style-name="P26" text:outline-level="2">Перевод текста из учебника</text:h>
      <text:p text:style-name="P27">Обычно Promise завершается позже,<text:line-break/>но иногда результат уже известен.<text:line-break/><text:soft-page-break/>В таком случае <text:span text:style-name="Source_20_Text">resolve</text:span> можно вызвать сразу.<text:line-break/>Это нормально. Promise просто будет уже завершён.</text:p>
      <text:p text:style-name="P25"/>
      <text:h text:style-name="P26" text:outline-level="2">Итог</text:h>
      <text:p text:style-name="P24">✔ Promise может быть синхронно завершён<text:line-break/>✔ Это не ломает <text:span text:style-name="Source_20_Text">.then()</text:span><text:line-break/>✔ Это удобно для кэша и оптимизаций<text:line-break/>✔ Promise — не про «задержку», а про <text:span text:style-name="Strong_20_Emphasis">результат</text:span></text:p>
      <text:h text:style-name="P23" text:outline-level="2">Общая идея (сначала самое важное)</text:h>
      <text:p text:style-name="P24">👉 <text:span text:style-name="Strong_20_Emphasis">Promise — это мост</text:span></text:p>
      <text:list text:style-name="L11">
        <text:list-item>
          <text:p text:style-name="P35">слева — исполнитель (<text:span text:style-name="Emphasis">executor</text:span>, «певец»)</text:p>
        </text:list-item>
        <text:list-item>
          <text:p text:style-name="P35">справа — потребители (<text:span text:style-name="Emphasis">then / catch</text:span>, «фанаты»)</text:p>
        </text:list-item>
      </text:list>
      <text:p text:style-name="P24">Исполнитель <text:span text:style-name="Strong_20_Emphasis">делает работу</text:span>,<text:line-break/>потребители <text:span text:style-name="Strong_20_Emphasis">реагируют на результат</text:span>.</text:p>
      <text:p text:style-name="P25"/>
      <text:h text:style-name="P26" text:outline-level="2">Что такое <text:span text:style-name="Source_20_Text">.then</text:span></text:h>
      <text:p text:style-name="P24"><text:span text:style-name="Source_20_Text">.then</text:span> — это способ сказать Promise:</text:p>
      <text:p text:style-name="P27">«Когда у тебя появится результат —<text:line-break/>вот что с ним сделать»</text:p>
      <text:p text:style-name="P25"/>
      <text:h text:style-name="P26" text:outline-level="2">Синтаксис <text:span text:style-name="Source_20_Text">.then</text:span></text:h>
      <text:p text:style-name="P29"><text:span text:style-name="Source_20_Text">promise.then(</text:span></text:p>
      <text:p text:style-name="P30"><text:span text:style-name="Source_20_Text"><text:s text:c="2"/>onSuccess,</text:span></text:p>
      <text:p text:style-name="P30"><text:span text:style-name="Source_20_Text"><text:s text:c="2"/>onError</text:span></text:p>
      <text:p text:style-name="P31"><text:span text:style-name="Source_20_Text">);</text:span></text:p>
      <text:list text:style-name="L12">
        <text:list-item>
          <text:p text:style-name="P36"><text:span text:style-name="Source_20_Text">onSuccess(result)</text:span> — вызывается, если был <text:span text:style-name="Source_20_Text">resolve</text:span></text:p>
        </text:list-item>
        <text:list-item>
          <text:p text:style-name="P36"><text:span text:style-name="Source_20_Text">onError(error)</text:span> — вызывается, если был <text:span text:style-name="Source_20_Text">reject</text:span></text:p>
        </text:list-item>
      </text:list>
      <text:p text:style-name="P24">Обе — <text:span text:style-name="Strong_20_Emphasis">обычные функции</text:span> (колбэки).</text:p>
      <text:p text:style-name="P25"/>
      <text:h text:style-name="P26" text:outline-level="2"><text:soft-page-break/>Как это работает по шагам</text:h>
      <text:h text:style-name="P33" text:outline-level="3">Пример с успехом</text:h>
      <text:p text:style-name="P29"><text:span text:style-name="Source_20_Text">let promise = new Promise(resolve =&gt; {</text:span></text:p>
      <text:p text:style-name="P30"><text:span text:style-name="Source_20_Text"><text:s text:c="2"/>setTimeout(() =&gt; resolve("done!"), 1000);</text:span></text:p>
      <text:p text:style-name="P31"><text:span text:style-name="Source_20_Text">});</text:span></text:p>
      <text:p text:style-name="P24">1️⃣ Promise создан → <text:span text:style-name="Source_20_Text">pending</text:span><text:line-break/>2️⃣ через 1 сек <text:span text:style-name="Source_20_Text">resolve("done!")</text:span><text:line-break/>3️⃣ Promise стал <text:span text:style-name="Source_20_Text">fulfilled</text:span><text:line-break/>4️⃣ вызывается <text:span text:style-name="Strong_20_Emphasis">первая функция</text:span> в <text:span text:style-name="Source_20_Text">.then</text:span><text:line-break/>5️⃣ <text:span text:style-name="Source_20_Text">result === "done!"</text:span></text:p>
      <text:p text:style-name="P28"><text:span text:style-name="Source_20_Text">promise.then(result =&gt; alert(result));</text:span></text:p>
      <text:p text:style-name="P25"/>
      <text:h text:style-name="P33" text:outline-level="3">Пример с ошибкой</text:h>
      <text:p text:style-name="P29"><text:span text:style-name="Source_20_Text">let promise = new Promise((resolve, reject) =&gt; {</text:span></text:p>
      <text:p text:style-name="P30"><text:span text:style-name="Source_20_Text"><text:s text:c="2"/>setTimeout(() =&gt; reject(new Error("Whoops!")), 1000);</text:span></text:p>
      <text:p text:style-name="P31"><text:span text:style-name="Source_20_Text">});</text:span></text:p>
      <text:p text:style-name="P24">1️⃣ Promise создан → <text:span text:style-name="Source_20_Text">pending</text:span><text:line-break/>2️⃣ через 1 сек <text:span text:style-name="Source_20_Text">reject(error)</text:span><text:line-break/>3️⃣ Promise стал <text:span text:style-name="Source_20_Text">rejected</text:span><text:line-break/>4️⃣ вызывается <text:span text:style-name="Strong_20_Emphasis">вторая функция</text:span> в <text:span text:style-name="Source_20_Text">.then</text:span><text:line-break/>5️⃣ <text:span text:style-name="Source_20_Text">error === Error("Whoops!")</text:span></text:p>
      <text:p text:style-name="P29"><text:span text:style-name="Source_20_Text">promise.then(</text:span></text:p>
      <text:p text:style-name="P30"><text:span text:style-name="Source_20_Text"><text:s text:c="2"/>result =&gt; alert(result), // ❌ не вызовется</text:span></text:p>
      <text:p text:style-name="P30"><text:span text:style-name="Source_20_Text"><text:s text:c="2"/>error =&gt; alert(error) <text:s text:c="3"/>// ✅ вызовется</text:span></text:p>
      <text:p text:style-name="P31"><text:span text:style-name="Source_20_Text">);</text:span></text:p>
      <text:p text:style-name="P25"/>
      <text:h text:style-name="P26" text:outline-level="2">Почему <text:span text:style-name="Source_20_Text">.then</text:span> принимает ДВЕ функции</text:h>
      <text:p text:style-name="P24">Потому что есть <text:span text:style-name="Strong_20_Emphasis">два исхода</text:span>:</text:p>
      <text:list text:style-name="L13">
        <text:list-item>
          <text:p text:style-name="P37">успех</text:p>
        </text:list-item>
        <text:list-item>
          <text:p text:style-name="P37">ошибка</text:p>
        </text:list-item>
      </text:list>
      <text:p text:style-name="P24"><text:span text:style-name="Source_20_Text">.then</text:span> — это <text:span text:style-name="Strong_20_Emphasis">развилка</text:span>.</text:p>
      <text:p text:style-name="P25"/>
      <text:h text:style-name="P26" text:outline-level="2">Когда передают ТОЛЬКО одну функцию</text:h>
      <text:p text:style-name="P24">Если тебе <text:span text:style-name="Strong_20_Emphasis">не важна ошибка прямо здесь</text:span>:</text:p>
      <text:p text:style-name="P28"><text:span text:style-name="Source_20_Text">promise.then(alert);</text:span></text:p>
      <text:p text:style-name="P24"><text:soft-page-break/>Это значит:</text:p>
      <text:p text:style-name="P27">«Если успех — обработай<text:line-break/>если ошибка — пропусти дальше»</text:p>
      <text:p text:style-name="P24">Ошибка <text:span text:style-name="Strong_20_Emphasis">не теряется</text:span>, она просто не обрабатывается тут.</text:p>
      <text:p text:style-name="P25"/>
      <text:h text:style-name="P26" text:outline-level="2">Что такое <text:span text:style-name="Source_20_Text">.catch</text:span></text:h>
      <text:p text:style-name="P24"><text:span text:style-name="Source_20_Text">.catch</text:span> — это <text:span text:style-name="Strong_20_Emphasis">специализированный обработчик ошибок</text:span>.</text:p>
      <text:p text:style-name="P29"><text:span text:style-name="Source_20_Text">promise.catch(error =&gt; {</text:span></text:p>
      <text:p text:style-name="P30"><text:span text:style-name="Source_20_Text"><text:s text:c="2"/>console.log(error);</text:span></text:p>
      <text:p text:style-name="P31"><text:span text:style-name="Source_20_Text">});</text:span></text:p>
      <text:p text:style-name="P24">Он <text:span text:style-name="Strong_20_Emphasis">эквивалентен</text:span>:</text:p>
      <text:p text:style-name="P29"><text:span text:style-name="Source_20_Text">promise.then(null, error =&gt; {</text:span></text:p>
      <text:p text:style-name="P30"><text:span text:style-name="Source_20_Text"><text:s text:c="2"/>console.log(error);</text:span></text:p>
      <text:p text:style-name="P31"><text:span text:style-name="Source_20_Text">});</text:span></text:p>
      <text:p text:style-name="P24">То есть:</text:p>
      <text:list text:style-name="L14">
        <text:list-item>
          <text:p text:style-name="P38"><text:span text:style-name="Source_20_Text">.catch</text:span> = удобный способ ловить ошибки</text:p>
        </text:list-item>
        <text:list-item>
          <text:p text:style-name="P38">читается легче</text:p>
        </text:list-item>
        <text:list-item>
          <text:p text:style-name="P38">используется чаще</text:p>
        </text:list-item>
      </text:list>
      <text:p text:style-name="P25"/>
      <text:h text:style-name="P26" text:outline-level="2">Как принято писать на практике</text:h>
      <text:p text:style-name="P24">❌ Не очень читаемо:</text:p>
      <text:p text:style-name="P29"><text:span text:style-name="Source_20_Text">promise.then(</text:span></text:p>
      <text:p text:style-name="P30"><text:span text:style-name="Source_20_Text"><text:s text:c="2"/>result =&gt; { ... },</text:span></text:p>
      <text:p text:style-name="P30"><text:span text:style-name="Source_20_Text"><text:s text:c="2"/>error =&gt; { ... }</text:span></text:p>
      <text:p text:style-name="P31"><text:span text:style-name="Source_20_Text">);</text:span></text:p>
      <text:p text:style-name="P24">✅ Читаемо и привычно:</text:p>
      <text:p text:style-name="P29"><text:span text:style-name="Source_20_Text">promise</text:span></text:p>
      <text:p text:style-name="P30"><text:span text:style-name="Source_20_Text"><text:s text:c="2"/>.then(result =&gt; { ... })</text:span></text:p>
      <text:p text:style-name="P31"><text:span text:style-name="Source_20_Text"><text:s text:c="2"/>.catch(error =&gt; { ... });</text:span></text:p>
      <text:p text:style-name="P25"/>
      <text:h text:style-name="P26" text:outline-level="2">Очень важный инсайт 🧠</text:h>
      <text:p text:style-name="P27"><text:span text:style-name="Source_20_Text">.then</text:span> и <text:span text:style-name="Source_20_Text">.catch</text:span> <text:span text:style-name="Strong_20_Emphasis">не запускают Promise</text:span></text:p>
      <text:p text:style-name="P24">Promise <text:span text:style-name="Strong_20_Emphasis">уже работает</text:span>.</text:p>
      <text:p text:style-name="P24"><text:span text:style-name="Source_20_Text">.then</text:span> / <text:span text:style-name="Source_20_Text">.catch</text:span> — это:</text:p>
      <text:list text:style-name="L15">
        <text:list-item>
          <text:p text:style-name="P39"><text:soft-page-break/>«подписка»</text:p>
        </text:list-item>
        <text:list-item>
          <text:p text:style-name="P39">«реакция»</text:p>
        </text:list-item>
        <text:list-item>
          <text:p text:style-name="P39">«что делать, КОГДА закончится»</text:p>
        </text:list-item>
      </text:list>
      <text:p text:style-name="P25"/>
      <text:h text:style-name="P26" text:outline-level="2">Аналогия (закрепим)</text:h>
      <text:p text:style-name="P24">🎤 <text:span text:style-name="Strong_20_Emphasis">Певец (executor)</text:span> поёт<text:line-break/>🎧 <text:span text:style-name="Strong_20_Emphasis">Фанаты (then / catch)</text:span> слушают</text:p>
      <text:list text:style-name="L16">
        <text:list-item>
          <text:p text:style-name="P40">песня удалась → <text:span text:style-name="Source_20_Text">.then</text:span></text:p>
        </text:list-item>
        <text:list-item>
          <text:p text:style-name="P40">сорвался голос → <text:span text:style-name="Source_20_Text">.catch</text:span></text:p>
        </text:list-item>
      </text:list>
      <text:p text:style-name="P24">Фанаты могут прийти <text:span text:style-name="Strong_20_Emphasis">до или после</text:span> начала концерта —<text:line-break/>они всё равно услышат результат.</text:p>
      <text:p text:style-name="P25"/>
      <text:h text:style-name="P26" text:outline-level="2">Самая важная мысль</text:h>
      <text:p text:style-name="P27"><text:span text:style-name="Strong_20_Emphasis">Promise хранит результат</text:span><text:line-break/>а <text:span text:style-name="Source_20_Text">.then</text:span> / <text:span text:style-name="Source_20_Text">.catch</text:span> просто получают его</text:p>
      <text:p text:style-name="P24">Когда результат уже есть —<text:line-break/><text:span text:style-name="Source_20_Text">.then</text:span> выполнится сразу (но асинхронно).</text:p>
      <text:h text:style-name="P23" text:outline-level="2">Главная идея <text:span text:style-name="Source_20_Text">finally</text:span></text:h>
      <text:p text:style-name="P24">👉 <text:span text:style-name="Strong_20_Emphasis"><text:span text:style-name="Source_20_Text">finally</text:span></text:span><text:span text:style-name="Strong_20_Emphasis"> — это “сделай уборку в любом случае”</text:span><text:line-break/>Не важно:</text:p>
      <text:list text:style-name="L17">
        <text:list-item>
          <text:p text:style-name="P41">успех или ошибка</text:p>
        </text:list-item>
        <text:list-item>
          <text:p text:style-name="P41">какие данные</text:p>
        </text:list-item>
        <text:list-item>
          <text:p text:style-name="P41">кто прав</text:p>
        </text:list-item>
      </text:list>
      <text:p text:style-name="P24"><text:span text:style-name="Source_20_Text">finally</text:span> <text:span text:style-name="Strong_20_Emphasis">всегда выполняется</text:span>, когда Promise ЗАКОНЧИЛСЯ.</text:p>
      <text:p text:style-name="P25"/>
      <text:h text:style-name="P26" text:outline-level="2">Сравнение с <text:span text:style-name="Source_20_Text">try / catch / finally</text:span></text:h>
      <text:p text:style-name="P29"><text:span text:style-name="Source_20_Text">try {</text:span></text:p>
      <text:p text:style-name="P30"><text:span text:style-name="Source_20_Text"><text:s text:c="2"/>// работа</text:span></text:p>
      <text:p text:style-name="P30"><text:span text:style-name="Source_20_Text">} catch (err) {</text:span></text:p>
      <text:p text:style-name="P30"><text:span text:style-name="Source_20_Text"><text:s text:c="2"/>// ошибка</text:span></text:p>
      <text:p text:style-name="P30"><text:span text:style-name="Source_20_Text">} finally {</text:span></text:p>
      <text:p text:style-name="P30"><text:span text:style-name="Source_20_Text"><text:s text:c="2"/>// уборка</text:span></text:p>
      <text:p text:style-name="P31"><text:span text:style-name="Source_20_Text">}</text:span></text:p>
      <text:p text:style-name="P24"><text:soft-page-break/>То же самое в Promise:</text:p>
      <text:p text:style-name="P29"><text:span text:style-name="Source_20_Text">promise</text:span></text:p>
      <text:p text:style-name="P30"><text:span text:style-name="Source_20_Text"><text:s text:c="2"/>.then(...) <text:s text:c="2"/>// успех</text:span></text:p>
      <text:p text:style-name="P30"><text:span text:style-name="Source_20_Text"><text:s text:c="2"/>.catch(...) <text:s/>// ошибка</text:span></text:p>
      <text:p text:style-name="P31"><text:span text:style-name="Source_20_Text"><text:s text:c="2"/>.finally(...) // уборка</text:span></text:p>
      <text:p text:style-name="P25"/>
      <text:h text:style-name="P26" text:outline-level="2">Что делает <text:span text:style-name="Source_20_Text">.finally(f)</text:span></text:h>
      <text:list text:style-name="L18">
        <text:list-item>
          <text:p text:style-name="P42">выполняется <text:span text:style-name="Strong_20_Emphasis">после завершения промиса</text:span></text:p>
        </text:list-item>
        <text:list-item>
          <text:p text:style-name="P42">выполняется <text:span text:style-name="Strong_20_Emphasis">и при resolve, и при reject</text:span></text:p>
        </text:list-item>
        <text:list-item>
          <text:p text:style-name="P42"><text:span text:style-name="Strong_20_Emphasis">не получает результат</text:span></text:p>
        </text:list-item>
        <text:list-item>
          <text:p text:style-name="P42"><text:span text:style-name="Strong_20_Emphasis">не обрабатывает ошибку</text:span></text:p>
        </text:list-item>
        <text:list-item>
          <text:p text:style-name="P42"><text:span text:style-name="Strong_20_Emphasis">не меняет результат</text:span></text:p>
        </text:list-item>
      </text:list>
      <text:p text:style-name="P24">Он просто:</text:p>
      <text:p text:style-name="P27">«Окей, всё закончилось — приведи всё в порядок»</text:p>
      <text:p text:style-name="P25"/>
      <text:h text:style-name="P26" text:outline-level="2">Почему <text:span text:style-name="Source_20_Text">finally</text:span> ≠ <text:span text:style-name="Source_20_Text">then(f, f)</text:span></text:h>
      <text:p text:style-name="P24">На первый взгляд кажется:</text:p>
      <text:p text:style-name="P28"><text:span text:style-name="Source_20_Text">finally(f) === then(f, f)</text:span></text:p>
      <text:p text:style-name="P24">❌ <text:span text:style-name="Strong_20_Emphasis">НЕТ</text:span>, и это очень важно.</text:p>
      <text:p text:style-name="P25"/>
      <text:h text:style-name="P26" text:outline-level="2">1️⃣ У <text:span text:style-name="Source_20_Text">finally</text:span> НЕТ аргументов</text:h>
      <text:p text:style-name="P29"><text:span text:style-name="Source_20_Text">.finally(() =&gt; {</text:span></text:p>
      <text:p text:style-name="P30"><text:span text:style-name="Source_20_Text"><text:s text:c="2"/>// тут нет result и нет error</text:span></text:p>
      <text:p text:style-name="P31"><text:span text:style-name="Source_20_Text">})</text:span></text:p>
      <text:p text:style-name="P24">Почему?<text:line-break/>👉 Потому что <text:span text:style-name="Source_20_Text">finally</text:span> <text:span text:style-name="Strong_20_Emphasis">не для логики</text:span>,<text:line-break/>👉 а для <text:span text:style-name="Strong_20_Emphasis">общих действий</text:span>.</text:p>
      <text:p text:style-name="P24">Примеры:</text:p>
      <text:list text:style-name="L19">
        <text:list-item>
          <text:p text:style-name="P43">скрыть лоадер</text:p>
        </text:list-item>
        <text:list-item>
          <text:p text:style-name="P43">закрыть соединение</text:p>
        </text:list-item>
        <text:list-item>
          <text:p text:style-name="P43">разблокировать кнопку</text:p>
        </text:list-item>
      </text:list>
      <text:p text:style-name="P25"/>
      <text:h text:style-name="P26" text:outline-level="2"><text:soft-page-break/>2️⃣ <text:span text:style-name="Source_20_Text">finally</text:span> ПРОПУСКАЕТ результат дальше</text:h>
      <text:h text:style-name="P33" text:outline-level="3">Успех</text:h>
      <text:p text:style-name="P29"><text:span text:style-name="Source_20_Text">Promise.resolve("value")</text:span></text:p>
      <text:p text:style-name="P30"><text:span text:style-name="Source_20_Text"><text:s text:c="2"/>.finally(() =&gt; console.log("done"))</text:span></text:p>
      <text:p text:style-name="P31"><text:span text:style-name="Source_20_Text"><text:s text:c="2"/>.then(v =&gt; console.log(v));</text:span></text:p>
      <text:p text:style-name="P24">Вывод:</text:p>
      <text:p text:style-name="P29"><text:span text:style-name="Source_20_Text">done</text:span></text:p>
      <text:p text:style-name="P31"><text:span text:style-name="Source_20_Text">value</text:span></text:p>
      <text:p text:style-name="P24"><text:span text:style-name="Source_20_Text">finally</text:span> <text:span text:style-name="Strong_20_Emphasis">не съел</text:span> <text:span text:style-name="Source_20_Text">value</text:span>.</text:p>
      <text:p text:style-name="P25"/>
      <text:h text:style-name="P33" text:outline-level="3">Ошибка</text:h>
      <text:p text:style-name="P29"><text:span text:style-name="Source_20_Text">Promise.reject("error")</text:span></text:p>
      <text:p text:style-name="P30"><text:span text:style-name="Source_20_Text"><text:s text:c="2"/>.finally(() =&gt; console.log("done"))</text:span></text:p>
      <text:p text:style-name="P31"><text:span text:style-name="Source_20_Text"><text:s text:c="2"/>.catch(e =&gt; console.log(e));</text:span></text:p>
      <text:p text:style-name="P24">Вывод:</text:p>
      <text:p text:style-name="P29"><text:span text:style-name="Source_20_Text">done</text:span></text:p>
      <text:p text:style-name="P31"><text:span text:style-name="Source_20_Text">error</text:span></text:p>
      <text:p text:style-name="P24">Ошибка тоже <text:span text:style-name="Strong_20_Emphasis">прошла дальше</text:span>.</text:p>
      <text:p text:style-name="P25"/>
      <text:h text:style-name="P26" text:outline-level="2">3️⃣ Возврат из <text:span text:style-name="Source_20_Text">finally</text:span> игнорируется</text:h>
      <text:p text:style-name="P29"><text:span text:style-name="Source_20_Text">Promise.resolve(1)</text:span></text:p>
      <text:p text:style-name="P30"><text:span text:style-name="Source_20_Text"><text:s text:c="2"/>.finally(() =&gt; 999)</text:span></text:p>
      <text:p text:style-name="P31"><text:span text:style-name="Source_20_Text"><text:s text:c="2"/>.then(v =&gt; console.log(v)); // 1</text:span></text:p>
      <text:p text:style-name="P24">Почему?<text:line-break/>👉 Потому что <text:span text:style-name="Source_20_Text">finally</text:span> <text:span text:style-name="Strong_20_Emphasis">не должен влиять на результат</text:span>.</text:p>
      <text:p text:style-name="P25"/>
      <text:h text:style-name="P26" text:outline-level="2">4️⃣ НО! Если <text:span text:style-name="Source_20_Text">finally</text:span> выбрасывает ошибку</text:h>
      <text:p text:style-name="P29"><text:span text:style-name="Source_20_Text">Promise.resolve("ok")</text:span></text:p>
      <text:p text:style-name="P30"><text:span text:style-name="Source_20_Text"><text:s text:c="2"/>.finally(() =&gt; {</text:span></text:p>
      <text:p text:style-name="P30"><text:span text:style-name="Source_20_Text"><text:s text:c="4"/>throw new Error("fail");</text:span></text:p>
      <text:p text:style-name="P30"><text:span text:style-name="Source_20_Text"><text:s text:c="2"/>})</text:span></text:p>
      <text:p text:style-name="P30"><text:span text:style-name="Source_20_Text"><text:s text:c="2"/>.then(v =&gt; console.log(v))</text:span></text:p>
      <text:p text:style-name="P31"><text:span text:style-name="Source_20_Text"><text:s text:c="2"/>.catch(e =&gt; console.log(e.message));</text:span></text:p>
      <text:p text:style-name="P24">Вывод:</text:p>
      <text:p text:style-name="P28"><text:span text:style-name="Source_20_Text">fail</text:span></text:p>
      <text:p text:style-name="P24">👉 Ошибка из <text:span text:style-name="Source_20_Text">finally</text:span> <text:span text:style-name="Strong_20_Emphasis">перебивает всё</text:span>, что было раньше.</text:p>
      <text:p text:style-name="P25"><text:soft-page-break/></text:p>
      <text:h text:style-name="P26" text:outline-level="2">Когда запускаются <text:span text:style-name="Source_20_Text">then / catch / finally</text:span></text:h>
      <text:h text:style-name="P33" text:outline-level="3">Если Promise ещё <text:span text:style-name="Source_20_Text">pending</text:span></text:h>
      <text:p text:style-name="P24">Обработчики:</text:p>
      <text:list text:style-name="L20">
        <text:list-item>
          <text:p text:style-name="P44"><text:span text:style-name="Strong_20_Emphasis">ждут</text:span></text:p>
        </text:list-item>
        <text:list-item>
          <text:p text:style-name="P44">и запускаются, когда Promise завершится</text:p>
        </text:list-item>
      </text:list>
      <text:p text:style-name="P25"/>
      <text:h text:style-name="P33" text:outline-level="3">Если Promise уже завершён</text:h>
      <text:p text:style-name="P29"><text:span text:style-name="Source_20_Text">let promise = Promise.resolve("готово!");</text:span></text:p>
      <text:p text:style-name="P30"/>
      <text:p text:style-name="P31"><text:span text:style-name="Source_20_Text">promise.then(alert);</text:span></text:p>
      <text:p text:style-name="P24">👉 <text:span text:style-name="Source_20_Text">then</text:span> <text:span text:style-name="Strong_20_Emphasis">выполнится сразу</text:span><text:line-break/>(но всё равно асинхронно, после текущего кода)</text:p>
      <text:p text:style-name="P24">Promise <text:span text:style-name="Strong_20_Emphasis">помнит результат</text:span>.</text:p>
      <text:p text:style-name="P25"/>
      <text:h text:style-name="P26" text:outline-level="2">Очень важный инсайт 🧠</text:h>
      <text:p text:style-name="P27">Promise — это не “один шанс поймать результат”<text:line-break/>Promise — это “хранилище результата”</text:p>
      <text:p text:style-name="P24">Ты можешь:</text:p>
      <text:list text:style-name="L21">
        <text:list-item>
          <text:p text:style-name="P45">подписаться до завершения</text:p>
        </text:list-item>
        <text:list-item>
          <text:p text:style-name="P45">подписаться после завершения</text:p>
        </text:list-item>
      </text:list>
      <text:p text:style-name="P24">Результат <text:span text:style-name="Strong_20_Emphasis">никуда не пропадёт</text:span>.</text:p>
      <text:p text:style-name="P25"/>
      <text:h text:style-name="P26" text:outline-level="2">Как правильно использовать <text:span text:style-name="Source_20_Text">finally</text:span></text:h>
      <text:p text:style-name="P24">Используй <text:span text:style-name="Source_20_Text">finally</text:span> ТОЛЬКО для:</text:p>
      <text:list text:style-name="L22">
        <text:list-item>
          <text:p text:style-name="P46">очистки</text:p>
        </text:list-item>
        <text:list-item>
          <text:p text:style-name="P46">завершения</text:p>
        </text:list-item>
        <text:list-item>
          <text:p text:style-name="P46">сброса состояний</text:p>
        </text:list-item>
      </text:list>
      <text:p text:style-name="P24">❌ Не для:</text:p>
      <text:list text:style-name="L23">
        <text:list-item>
          <text:p text:style-name="P47">логики</text:p>
        </text:list-item>
        <text:list-item>
          <text:p text:style-name="P47">обработки данных</text:p>
        </text:list-item>
        <text:list-item>
          <text:p text:style-name="P47"><text:soft-page-break/>изменения результата</text:p>
        </text:list-item>
      </text:list>
      <text:p text:style-name="P25"/>
      <text:h text:style-name="P26" text:outline-level="2">Супер-короткое резюме</text:h>
      <text:list text:style-name="L24">
        <text:list-item>
          <text:p text:style-name="P48"><text:span text:style-name="Source_20_Text">then</text:span> → обработка успеха</text:p>
        </text:list-item>
        <text:list-item>
          <text:p text:style-name="P48"><text:span text:style-name="Source_20_Text">catch</text:span> → обработка ошибки</text:p>
        </text:list-item>
        <text:list-item>
          <text:p text:style-name="P48"><text:span text:style-name="Source_20_Text">finally</text:span> → уборка</text:p>
        </text:list-item>
        <text:list-item>
          <text:p text:style-name="P48"><text:span text:style-name="Source_20_Text">finally</text:span> ничего не получает</text:p>
        </text:list-item>
        <text:list-item>
          <text:p text:style-name="P48"><text:span text:style-name="Source_20_Text">finally</text:span> ничего не меняет</text:p>
        </text:list-item>
        <text:list-item>
          <text:p text:style-name="P48">если <text:span text:style-name="Source_20_Text">finally</text:span> бросил ошибку → она главная</text:p>
        </text:list-item>
      </text:list>
      <text:p text:style-name="P21">❗ если в <text:span text:style-name="Source_20_Text">finally</text:span> произошла ошибка,<text:line-break/>то цепочка <text:span text:style-name="Strong_20_Emphasis">с этого места становится ошибочной</text:span> </text:p>
      <text:p text:style-name="P21"/>
      <text:p text:style-name="P49"><text:span text:style-name="Strong_20_Emphasis"><text:span text:style-name="Source_20_Text">throw new Error</text:span></text:span><text:span text:style-name="Strong_20_Emphasis"> в </text:span><text:span text:style-name="Strong_20_Emphasis"><text:span text:style-name="Source_20_Text">finally</text:span></text:span><text:span text:style-name="Strong_20_Emphasis"> НЕ «останавливает мир»</text:span><text:line-break/>👉 он <text:span text:style-name="Strong_20_Emphasis">превращает цепочку в ОШИБКУ</text:span><text:line-break/>👉 и цепочка <text:span text:style-name="Strong_20_Emphasis">ПРОДОЛЖАЕТСЯ</text:span>, но уже <text:span text:style-name="Strong_20_Emphasis">по ошибочному пути</text:span></text:p>
      <text:p text:style-name="P25"/>
      <text:h text:style-name="P26" text:outline-level="2">Что реально происходит, если в <text:span text:style-name="Source_20_Text">finally</text:span> throw</text:h>
      <text:p text:style-name="P24">Посмотрим на пример:</text:p>
      <text:p text:style-name="P29"><text:span text:style-name="Source_20_Text">Promise.resolve("ok")</text:span></text:p>
      <text:p text:style-name="P30"><text:span text:style-name="Source_20_Text"><text:s text:c="2"/>.finally(() =&gt; {</text:span></text:p>
      <text:p text:style-name="P30"><text:span text:style-name="Source_20_Text"><text:s text:c="4"/>throw new Error("fail");</text:span></text:p>
      <text:p text:style-name="P30"><text:span text:style-name="Source_20_Text"><text:s text:c="2"/>})</text:span></text:p>
      <text:p text:style-name="P30"><text:span text:style-name="Source_20_Text"><text:s text:c="2"/>.then(v =&gt; console.log("then:", v))</text:span></text:p>
      <text:p text:style-name="P31"><text:span text:style-name="Source_20_Text"><text:s text:c="2"/>.catch(e =&gt; console.log("catch:", e.message));</text:span></text:p>
      <text:h text:style-name="P33" text:outline-level="3">По шагам:</text:h>
      <text:p text:style-name="P24">1️⃣ <text:span text:style-name="Source_20_Text">Promise.resolve("ok")</text:span> → успех<text:line-break/>2️⃣ <text:span text:style-name="Source_20_Text">finally</text:span> выполняется → <text:span text:style-name="Strong_20_Emphasis">throw Error("fail")</text:span><text:line-break/>3️⃣ ❗ цепочка становится <text:span text:style-name="Strong_20_Emphasis">rejected</text:span><text:line-break/>4️⃣ <text:span text:style-name="Source_20_Text">then</text:span> ❌ НЕ выполняется<text:line-break/>5️⃣ <text:span text:style-name="Source_20_Text">catch</text:span> ✅ выполняется</text:p>
      <text:p text:style-name="P24">Вывод:</text:p>
      <text:p text:style-name="P28"><text:span text:style-name="Source_20_Text">catch: fail</text:span></text:p>
      <text:p text:style-name="P24">👉 Видишь?<text:line-break/>Промис <text:span text:style-name="Strong_20_Emphasis">не исчез</text:span>, не «умер» —<text:line-break/>он просто <text:span text:style-name="Strong_20_Emphasis">перешёл в состояние ошибки</text:span>.</text:p>
      <text:p text:style-name="P25"/>
      <text:h text:style-name="P26" text:outline-level="2"><text:soft-page-break/>Очень важный момент (вот где был затык)</text:h>
      <text:h text:style-name="P33" text:outline-level="3">❌ НЕВЕРНО</text:h>
      <text:p text:style-name="P27">«после throw промис не выполняется»</text:p>
      <text:h text:style-name="P33" text:outline-level="3">✅ ВЕРНО</text:h>
      <text:p text:style-name="P27">«после throw промис выполняется КАК ОШИБКА»</text:p>
      <text:p text:style-name="P25"/>
      <text:h text:style-name="P26" text:outline-level="2">А теперь супер-важная деталь 🔍</text:h>
      <text:h text:style-name="P33" text:outline-level="3"><text:span text:style-name="Source_20_Text">throw new Error("fail")</text:span></text:h>
      <text:p text:style-name="P24">и</text:p>
      <text:h text:style-name="P33" text:outline-level="3">просто <text:span text:style-name="Source_20_Text">new Error("fail")</text:span></text:h>
      <text:p text:style-name="P24">— <text:span text:style-name="Strong_20_Emphasis">ЭТО НЕ ОДНО И ТО ЖЕ</text:span></text:p>
      <text:h text:style-name="P50" text:outline-level="4">❌ Так НИЧЕГО не произойдёт:</text:h>
      <text:p text:style-name="P29"><text:span text:style-name="Source_20_Text">.finally(() =&gt; {</text:span></text:p>
      <text:p text:style-name="P30"><text:span text:style-name="Source_20_Text"><text:s text:c="2"/>new Error("fail"); // просто создал объект и выкинул</text:span></text:p>
      <text:p text:style-name="P31"><text:span text:style-name="Source_20_Text">})</text:span></text:p>
      <text:list text:style-name="L25">
        <text:list-item>
          <text:p text:style-name="P51">ошибки нет</text:p>
        </text:list-item>
        <text:list-item>
          <text:p text:style-name="P51">цепочка идёт дальше</text:p>
        </text:list-item>
        <text:list-item>
          <text:p text:style-name="P51"><text:span text:style-name="Source_20_Text">catch</text:span> НЕ сработает</text:p>
        </text:list-item>
      </text:list>
      <text:h text:style-name="P50" text:outline-level="4">✅ А вот так — будет ошибка:</text:h>
      <text:p text:style-name="P29"><text:span text:style-name="Source_20_Text">.finally(() =&gt; {</text:span></text:p>
      <text:p text:style-name="P30"><text:span text:style-name="Source_20_Text"><text:s text:c="2"/>throw new Error("fail");</text:span></text:p>
      <text:p text:style-name="P31"><text:span text:style-name="Source_20_Text">})</text:span></text:p>
      <text:p text:style-name="P25"/>
      <text:h text:style-name="P26" text:outline-level="2">Аналогия 🧠</text:h>
      <text:p text:style-name="P24">Представь поезд:</text:p>
      <text:list text:style-name="L26">
        <text:list-item>
          <text:p text:style-name="P52"><text:span text:style-name="Source_20_Text">then</text:span> — зелёная ветка</text:p>
        </text:list-item>
        <text:list-item>
          <text:p text:style-name="P52"><text:span text:style-name="Source_20_Text">catch</text:span> — красная ветка</text:p>
        </text:list-item>
        <text:list-item>
          <text:p text:style-name="P52"><text:span text:style-name="Source_20_Text">finally</text:span> — станция обслуживания</text:p>
        </text:list-item>
      </text:list>
      <text:p text:style-name="P24">Если на станции:</text:p>
      <text:list text:style-name="L27">
        <text:list-item>
          <text:p text:style-name="P53">всё ок → поезд едет дальше</text:p>
        </text:list-item>
        <text:list-item>
          <text:p text:style-name="P53"><text:soft-page-break/><text:span text:style-name="Strong_20_Emphasis">произошла авария (throw)</text:span> → поезд едет <text:span text:style-name="Strong_20_Emphasis">по аварийному маршруту</text:span></text:p>
        </text:list-item>
      </text:list>
      <text:p text:style-name="P24">Но поезд <text:span text:style-name="Strong_20_Emphasis">НЕ исчезает</text:span>.</text:p>
      <text:p text:style-name="P25"/>
      <text:h text:style-name="P26" text:outline-level="2">Итог (запомни это)</text:h>
      <text:list text:style-name="L28">
        <text:list-item>
          <text:p text:style-name="P54"><text:span text:style-name="Source_20_Text">finally</text:span> <text:span text:style-name="Strong_20_Emphasis">не обрывает цепочку</text:span></text:p>
        </text:list-item>
        <text:list-item>
          <text:p text:style-name="P54"><text:span text:style-name="Source_20_Text">throw</text:span> в <text:span text:style-name="Source_20_Text">finally</text:span> = <text:span text:style-name="Strong_20_Emphasis">reject</text:span></text:p>
        </text:list-item>
        <text:list-item>
          <text:p text:style-name="P54">после этого:</text:p>
          <text:list>
            <text:list-item>
              <text:p text:style-name="P54"><text:span text:style-name="Source_20_Text">then</text:span> не пойдёт</text:p>
            </text:list-item>
            <text:list-item>
              <text:p text:style-name="P54"><text:span text:style-name="Source_20_Text">catch</text:span> пойдёт</text:p>
            </text:list-item>
          </text:list>
        </text:list-item>
        <text:list-item>
          <text:p text:style-name="P54">если <text:span text:style-name="Source_20_Text">catch</text:span> ниже нет → ошибка «непойманная»</text:p>
        </text:list-item>
      </text:list>
      <text:p text:style-name="P25"/>
      <text:h text:style-name="P26" text:outline-level="2">Одна фраза, которая всё фиксирует 🧠</text:h>
      <text:p text:style-name="P27"><text:span text:style-name="Strong_20_Emphasis"><text:span text:style-name="Source_20_Text">throw</text:span></text:span><text:span text:style-name="Strong_20_Emphasis"> не останавливает Promise,<text:line-break/>он переводит его в ошибочное состояние</text:span></text:p>
      <text:h text:style-name="P23" text:outline-level="2">Одна-единственная мысль, которую нужно понять</text:h>
      <text:p text:style-name="P27"><text:span text:style-name="Strong_20_Emphasis"><text:span text:style-name="Source_20_Text">finally</text:span></text:span><text:span text:style-name="Strong_20_Emphasis"> — это не про результат и не про ошибку.<text:line-break/></text:span><text:span text:style-name="Strong_20_Emphasis"><text:span text:style-name="Source_20_Text">finally</text:span></text:span><text:span text:style-name="Strong_20_Emphasis"> — это просто шаг, который выполняется ВСЕГДА.</text:span></text:p>
      <text:p text:style-name="P24">ВСЁ.</text:p>
      <text:p text:style-name="P25"/>
      <text:h text:style-name="P26" text:outline-level="2">Теперь добавляем ОДНУ деталь</text:h>
      <text:p text:style-name="P27">Если <text:span text:style-name="Strong_20_Emphasis">в любом шаге</text:span> (then / catch / finally) происходит <text:span text:style-name="Source_20_Text">throw</text:span>,<text:line-break/>цепочка становится <text:span text:style-name="Strong_20_Emphasis">ошибочной</text:span>.</text:p>
      <text:p text:style-name="P24"><text:span text:style-name="Source_20_Text">finally</text:span> тут <text:span text:style-name="Strong_20_Emphasis">не особенный</text:span>.</text:p>
      <text:p text:style-name="P25"/>
      <text:h text:style-name="P26" text:outline-level="2">Супер-простой пример №1 — без ошибки</text:h>
      <text:p text:style-name="P29"><text:span text:style-name="Source_20_Text">Promise.resolve("ok")</text:span></text:p>
      <text:p text:style-name="P30"><text:span text:style-name="Source_20_Text"><text:s text:c="2"/>.finally(() =&gt; {</text:span></text:p>
      <text:p text:style-name="P30"><text:span text:style-name="Source_20_Text"><text:s text:c="4"/>console.log("уборка");</text:span></text:p>
      <text:p text:style-name="P30"><text:span text:style-name="Source_20_Text"><text:s text:c="2"/>})</text:span></text:p>
      <text:p text:style-name="P30"><text:span text:style-name="Source_20_Text"><text:s text:c="2"/>.then(v =&gt; console.log("результат:", v))</text:span></text:p>
      <text:p text:style-name="P31"><text:span text:style-name="Source_20_Text"><text:s text:c="2"/>.catch(e =&gt; console.log("ошибка:", e.message));</text:span></text:p>
      <text:h text:style-name="P33" text:outline-level="3"><text:soft-page-break/>Что будет:</text:h>
      <text:p text:style-name="P29"><text:span text:style-name="Source_20_Text">уборка</text:span></text:p>
      <text:p text:style-name="P31"><text:span text:style-name="Source_20_Text">результат: ok</text:span></text:p>
      <text:list text:style-name="L29">
        <text:list-item>
          <text:p text:style-name="P55"><text:span text:style-name="Source_20_Text">finally</text:span> отработал</text:p>
        </text:list-item>
        <text:list-item>
          <text:p text:style-name="P55">ничего не сломал</text:p>
        </text:list-item>
        <text:list-item>
          <text:p text:style-name="P55">результат прошёл дальше</text:p>
        </text:list-item>
      </text:list>
      <text:p text:style-name="P25"/>
      <text:h text:style-name="P26" text:outline-level="2">Пример №2 — ошибка В finally</text:h>
      <text:p text:style-name="P29"><text:span text:style-name="Source_20_Text">Promise.resolve("ok")</text:span></text:p>
      <text:p text:style-name="P30"><text:span text:style-name="Source_20_Text"><text:s text:c="2"/>.finally(() =&gt; {</text:span></text:p>
      <text:p text:style-name="P30"><text:span text:style-name="Source_20_Text"><text:s text:c="4"/>throw new Error("fail");</text:span></text:p>
      <text:p text:style-name="P30"><text:span text:style-name="Source_20_Text"><text:s text:c="2"/>})</text:span></text:p>
      <text:p text:style-name="P30"><text:span text:style-name="Source_20_Text"><text:s text:c="2"/>.then(v =&gt; console.log("результат:", v))</text:span></text:p>
      <text:p text:style-name="P31"><text:span text:style-name="Source_20_Text"><text:s text:c="2"/>.catch(e =&gt; console.log("ошибка:", e.message));</text:span></text:p>
      <text:h text:style-name="P33" text:outline-level="3">Что будет:</text:h>
      <text:p text:style-name="P28"><text:span text:style-name="Source_20_Text">ошибка: fail</text:span></text:p>
      <text:p text:style-name="P24">Почему?</text:p>
      <text:list text:style-name="L30">
        <text:list-item>
          <text:p text:style-name="P56"><text:span text:style-name="Source_20_Text">finally</text:span> выполнился</text:p>
        </text:list-item>
        <text:list-item>
          <text:p text:style-name="P56">Внутри него <text:span text:style-name="Strong_20_Emphasis">throw</text:span></text:p>
        </text:list-item>
        <text:list-item>
          <text:p text:style-name="P56">Цепочка стала ошибочной</text:p>
        </text:list-item>
        <text:list-item>
          <text:p text:style-name="P56"><text:span text:style-name="Source_20_Text">then</text:span> пропущен</text:p>
        </text:list-item>
        <text:list-item>
          <text:p text:style-name="P56"><text:span text:style-name="Source_20_Text">catch</text:span> поймал ошибку</text:p>
        </text:list-item>
      </text:list>
      <text:p text:style-name="P25"/>
      <text:h text:style-name="P26" text:outline-level="2">Пример №3 — ошибка ДО finally</text:h>
      <text:p text:style-name="P29"><text:span text:style-name="Source_20_Text">Promise.reject("no")</text:span></text:p>
      <text:p text:style-name="P30"><text:span text:style-name="Source_20_Text"><text:s text:c="2"/>.finally(() =&gt; {</text:span></text:p>
      <text:p text:style-name="P30"><text:span text:style-name="Source_20_Text"><text:s text:c="4"/>console.log("уборка");</text:span></text:p>
      <text:p text:style-name="P30"><text:span text:style-name="Source_20_Text"><text:s text:c="2"/>})</text:span></text:p>
      <text:p text:style-name="P30"><text:span text:style-name="Source_20_Text"><text:s text:c="2"/>.then(v =&gt; console.log(v))</text:span></text:p>
      <text:p text:style-name="P31"><text:span text:style-name="Source_20_Text"><text:s text:c="2"/>.catch(e =&gt; console.log("ошибка:", e));</text:span></text:p>
      <text:p text:style-name="P24">Вывод:</text:p>
      <text:p text:style-name="P29"><text:span text:style-name="Source_20_Text">уборка</text:span></text:p>
      <text:p text:style-name="P31"><text:span text:style-name="Source_20_Text">ошибка: no</text:span></text:p>
      <text:p text:style-name="P24">Ошибка <text:span text:style-name="Strong_20_Emphasis">прошла через finally</text:span> и дошла до <text:span text:style-name="Source_20_Text">catch</text:span>.</text:p>
      <text:p text:style-name="P25"/>
      <text:h text:style-name="P26" text:outline-level="2"><text:soft-page-break/>Вот ВЕСЬ алгоритм finally (3 правила)</text:h>
      <text:h text:style-name="P33" text:outline-level="3">1️⃣ <text:span text:style-name="Source_20_Text">finally</text:span> выполняется ВСЕГДА</text:h>
      <text:p text:style-name="P24">не важно:</text:p>
      <text:list text:style-name="L31">
        <text:list-item>
          <text:p text:style-name="P57">успех</text:p>
        </text:list-item>
        <text:list-item>
          <text:p text:style-name="P57">ошибка</text:p>
        </text:list-item>
      </text:list>
      <text:p text:style-name="P25"/>
      <text:h text:style-name="P33" text:outline-level="3">2️⃣ Если <text:span text:style-name="Source_20_Text">finally</text:span> НЕ бросил ошибку</text:h>
      <text:p text:style-name="P24">→ он <text:span text:style-name="Strong_20_Emphasis">пропускает то, что было</text:span>, дальше</text:p>
      <text:list text:style-name="L32">
        <text:list-item>
          <text:p text:style-name="P58">был результат → результат</text:p>
        </text:list-item>
        <text:list-item>
          <text:p text:style-name="P58">была ошибка → ошибка</text:p>
        </text:list-item>
      </text:list>
      <text:p text:style-name="P25"/>
      <text:h text:style-name="P33" text:outline-level="3">3️⃣ Если <text:span text:style-name="Source_20_Text">finally</text:span> БРОСИЛ ошибку</text:h>
      <text:p text:style-name="P24">→ она <text:span text:style-name="Strong_20_Emphasis">ЗАМЕНЯЕТ всё</text:span>, что было раньше</text:p>
      <text:p text:style-name="P25"/>
      <text:h text:style-name="P26" text:outline-level="2">Самое короткое объяснение</text:h>
      <text:p text:style-name="P27"><text:span text:style-name="Source_20_Text">finally</text:span> — это «в любом случае»<text:line-break/><text:span text:style-name="Source_20_Text">throw</text:span> — это «сломалось»</text:p>
      <text:p text:style-name="P24">Если сломалось — дальше идёт ошибка.</text:p>
      <text:p text:style-name="P25"/>
      <text:h text:style-name="P26" text:outline-level="2">Мини-шпаргалка 🧠</text:h>
      <text:p text:style-name="P29"><text:span text:style-name="Source_20_Text">then <text:s text:c="4"/>→ успех</text:span></text:p>
      <text:p text:style-name="P30"><text:span text:style-name="Source_20_Text">catch <text:s text:c="3"/>→ ошибка</text:span></text:p>
      <text:p text:style-name="P30"><text:span text:style-name="Source_20_Text">finally <text:s/>→ всегда</text:span></text:p>
      <text:p text:style-name="P30"/>
      <text:p text:style-name="P31"><text:span text:style-name="Source_20_Text">throw в любом месте → ошибка</text:span></text:p>
      <text:p text:style-name="P25"/>
      <text:h text:style-name="P26" text:outline-level="2">Последняя проверка (важная)</text:h>
      <text:p text:style-name="P24">Ответь себе:</text:p>
      <text:p text:style-name="P27">Если в finally НЕТ throw — сломается ли промис?</text:p>
      <text:p text:style-name="P24">Правильный ответ:<text:line-break/>👉 <text:span text:style-name="Strong_20_Emphasis">нет</text:span></text:p>
      <text:p text:style-name="P49"><text:soft-page-break/>Отлично, давай <text:span text:style-name="Strong_20_Emphasis">ОДИН БОЛЬШОЙ пример</text:span>, где есть <text:span text:style-name="Strong_20_Emphasis">ВСЕ методы</text:span><text:line-break/>и <text:span text:style-name="Source_20_Text">throw</text:span> <text:span text:style-name="Strong_20_Emphasis">в каждом из них</text:span>.<text:line-break/>И я прямо <text:span text:style-name="Strong_20_Emphasis">по шагам объясню, что происходит</text:span>.</text:p>
      <text:p text:style-name="P25"/>
      <text:h text:style-name="P26" text:outline-level="2">🧪 Пример со ВСЕМИ методами и <text:span text:style-name="Source_20_Text">throw</text:span></text:h>
      <text:p text:style-name="P29"><text:span text:style-name="Source_20_Text">Promise.resolve("start")</text:span></text:p>
      <text:p text:style-name="P30"/>
      <text:p text:style-name="P30"><text:span text:style-name="Source_20_Text"><text:s text:c="2"/>.then(v =&gt; {</text:span></text:p>
      <text:p text:style-name="P30"><text:span text:style-name="Source_20_Text"><text:s text:c="4"/>console.log("then 1:", v);</text:span></text:p>
      <text:p text:style-name="P30"><text:span text:style-name="Source_20_Text"><text:s text:c="4"/>// throw в then</text:span></text:p>
      <text:p text:style-name="P30"><text:span text:style-name="Source_20_Text"><text:s text:c="4"/>throw new Error("error in then");</text:span></text:p>
      <text:p text:style-name="P30"><text:span text:style-name="Source_20_Text"><text:s text:c="2"/>})</text:span></text:p>
      <text:p text:style-name="P30"/>
      <text:p text:style-name="P30"><text:span text:style-name="Source_20_Text"><text:s text:c="2"/>.catch(e =&gt; {</text:span></text:p>
      <text:p text:style-name="P30"><text:span text:style-name="Source_20_Text"><text:s text:c="4"/>console.log("catch 1:", e.message);</text:span></text:p>
      <text:p text:style-name="P30"><text:span text:style-name="Source_20_Text"><text:s text:c="4"/>// throw в catch</text:span></text:p>
      <text:p text:style-name="P30"><text:span text:style-name="Source_20_Text"><text:s text:c="4"/>throw new Error("error in catch");</text:span></text:p>
      <text:p text:style-name="P30"><text:span text:style-name="Source_20_Text"><text:s text:c="2"/>})</text:span></text:p>
      <text:p text:style-name="P30"/>
      <text:p text:style-name="P30"><text:span text:style-name="Source_20_Text"><text:s text:c="2"/>.finally(() =&gt; {</text:span></text:p>
      <text:p text:style-name="P30"><text:span text:style-name="Source_20_Text"><text:s text:c="4"/>console.log("finally");</text:span></text:p>
      <text:p text:style-name="P30"><text:span text:style-name="Source_20_Text"><text:s text:c="4"/>// throw в finally</text:span></text:p>
      <text:p text:style-name="P30"><text:span text:style-name="Source_20_Text"><text:s text:c="4"/>throw new Error("error in finally");</text:span></text:p>
      <text:p text:style-name="P30"><text:span text:style-name="Source_20_Text"><text:s text:c="2"/>})</text:span></text:p>
      <text:p text:style-name="P30"/>
      <text:p text:style-name="P30"><text:span text:style-name="Source_20_Text"><text:s text:c="2"/>.then(v =&gt; {</text:span></text:p>
      <text:p text:style-name="P30"><text:span text:style-name="Source_20_Text"><text:s text:c="4"/>console.log("then 2:", v);</text:span></text:p>
      <text:p text:style-name="P30"><text:span text:style-name="Source_20_Text"><text:s text:c="2"/>})</text:span></text:p>
      <text:p text:style-name="P30"/>
      <text:p text:style-name="P30"><text:span text:style-name="Source_20_Text"><text:s text:c="2"/>.catch(e =&gt; {</text:span></text:p>
      <text:p text:style-name="P30"><text:span text:style-name="Source_20_Text"><text:s text:c="4"/>console.log("catch 2:", e.message);</text:span></text:p>
      <text:p text:style-name="P31"><text:span text:style-name="Source_20_Text"><text:s text:c="2"/>});</text:span></text:p>
      <text:p text:style-name="P25"/>
      <text:h text:style-name="P26" text:outline-level="2">🔍 Теперь ПРЯМО ПО ШАГАМ</text:h>
      <text:h text:style-name="P33" text:outline-level="3">1️⃣ <text:span text:style-name="Source_20_Text">Promise.resolve("start")</text:span></text:h>
      <text:list text:style-name="L33">
        <text:list-item>
          <text:p text:style-name="P59">промис <text:span text:style-name="Strong_20_Emphasis">успешный</text:span></text:p>
        </text:list-item>
        <text:list-item>
          <text:p text:style-name="P59">значение <text:span text:style-name="Source_20_Text">"start"</text:span></text:p>
        </text:list-item>
      </text:list>
      <text:p text:style-name="P25"/>
      <text:h text:style-name="P33" text:outline-level="3">2️⃣ <text:span text:style-name="Source_20_Text">then 1</text:span></text:h>
      <text:p text:style-name="P29"><text:span text:style-name="Source_20_Text">.then(v =&gt; {</text:span></text:p>
      <text:p text:style-name="P30"><text:span text:style-name="Source_20_Text"><text:s text:c="2"/>console.log("then 1:", v);</text:span></text:p>
      <text:p text:style-name="P30"><text:span text:style-name="Source_20_Text"><text:s text:c="2"/>throw new Error("error in then");</text:span></text:p>
      <text:p text:style-name="P31"><text:span text:style-name="Source_20_Text">})</text:span></text:p>
      <text:list text:style-name="L34">
        <text:list-item>
          <text:p text:style-name="P60"><text:span text:style-name="Source_20_Text">then</text:span> выполняется</text:p>
        </text:list-item>
        <text:list-item>
          <text:p text:style-name="P60">выводит:</text:p>
        </text:list-item>
      </text:list>
      <text:p text:style-name="P28"><text:soft-page-break/><text:span text:style-name="Source_20_Text">then 1: start</text:span></text:p>
      <text:list text:style-name="L35">
        <text:list-item>
          <text:p text:style-name="P61"><text:span text:style-name="Strong_20_Emphasis">throw</text:span> ❌<text:line-break/>👉 цепочка становится <text:span text:style-name="Strong_20_Emphasis">ошибочной</text:span></text:p>
        </text:list-item>
      </text:list>
      <text:p text:style-name="P25"/>
      <text:h text:style-name="P33" text:outline-level="3">3️⃣ <text:span text:style-name="Source_20_Text">catch 1</text:span></text:h>
      <text:p text:style-name="P29"><text:span text:style-name="Source_20_Text">.catch(e =&gt; {</text:span></text:p>
      <text:p text:style-name="P30"><text:span text:style-name="Source_20_Text"><text:s text:c="2"/>console.log("catch 1:", e.message);</text:span></text:p>
      <text:p text:style-name="P30"><text:span text:style-name="Source_20_Text"><text:s text:c="2"/>throw new Error("error in catch");</text:span></text:p>
      <text:p text:style-name="P31"><text:span text:style-name="Source_20_Text">})</text:span></text:p>
      <text:list text:style-name="L36">
        <text:list-item>
          <text:p text:style-name="P62">ловит ошибку из <text:span text:style-name="Source_20_Text">then</text:span></text:p>
        </text:list-item>
        <text:list-item>
          <text:p text:style-name="P62">выводит:</text:p>
        </text:list-item>
      </text:list>
      <text:p text:style-name="P28"><text:span text:style-name="Source_20_Text">catch 1: error in then</text:span></text:p>
      <text:list text:style-name="L37">
        <text:list-item>
          <text:p text:style-name="P63">снова <text:span text:style-name="Strong_20_Emphasis">throw</text:span> ❌<text:line-break/>👉 цепочка ОСТАЁТСЯ ошибочной, но с <text:span text:style-name="Strong_20_Emphasis">новой ошибкой</text:span></text:p>
        </text:list-item>
      </text:list>
      <text:p text:style-name="P25"/>
      <text:h text:style-name="P33" text:outline-level="3">4️⃣ <text:span text:style-name="Source_20_Text">finally</text:span></text:h>
      <text:p text:style-name="P29"><text:span text:style-name="Source_20_Text">.finally(() =&gt; {</text:span></text:p>
      <text:p text:style-name="P30"><text:span text:style-name="Source_20_Text"><text:s text:c="2"/>console.log("finally");</text:span></text:p>
      <text:p text:style-name="P30"><text:span text:style-name="Source_20_Text"><text:s text:c="2"/>throw new Error("error in finally");</text:span></text:p>
      <text:p text:style-name="P31"><text:span text:style-name="Source_20_Text">})</text:span></text:p>
      <text:list text:style-name="L38">
        <text:list-item>
          <text:p text:style-name="P64"><text:span text:style-name="Source_20_Text">finally</text:span> <text:span text:style-name="Strong_20_Emphasis">выполняется ВСЕГДА</text:span></text:p>
        </text:list-item>
        <text:list-item>
          <text:p text:style-name="P64">выводит:</text:p>
        </text:list-item>
      </text:list>
      <text:p text:style-name="P28"><text:span text:style-name="Source_20_Text">finally</text:span></text:p>
      <text:list text:style-name="L39">
        <text:list-item>
          <text:p text:style-name="P65"><text:span text:style-name="Strong_20_Emphasis">throw</text:span> ❌<text:line-break/>👉 эта ошибка <text:span text:style-name="Strong_20_Emphasis">ЗАМЕНЯЕТ все предыдущие</text:span></text:p>
        </text:list-item>
      </text:list>
      <text:p text:style-name="P25"/>
      <text:h text:style-name="P33" text:outline-level="3">5️⃣ <text:span text:style-name="Source_20_Text">then 2</text:span></text:h>
      <text:p text:style-name="P29"><text:span text:style-name="Source_20_Text">.then(v =&gt; {</text:span></text:p>
      <text:p text:style-name="P30"><text:span text:style-name="Source_20_Text"><text:s text:c="2"/>console.log("then 2:", v);</text:span></text:p>
      <text:p text:style-name="P31"><text:span text:style-name="Source_20_Text">})</text:span></text:p>
      <text:list text:style-name="L40">
        <text:list-item>
          <text:p text:style-name="P66">❌ НЕ выполняется<text:line-break/>потому что цепочка всё ещё <text:span text:style-name="Strong_20_Emphasis">в ошибке</text:span></text:p>
        </text:list-item>
      </text:list>
      <text:p text:style-name="P25"/>
      <text:h text:style-name="P33" text:outline-level="3">6️⃣ <text:span text:style-name="Source_20_Text">catch 2</text:span></text:h>
      <text:p text:style-name="P29"><text:span text:style-name="Source_20_Text">.catch(e =&gt; {</text:span></text:p>
      <text:p text:style-name="P30"><text:span text:style-name="Source_20_Text"><text:s text:c="2"/>console.log("catch 2:", e.message);</text:span></text:p>
      <text:p text:style-name="P31"><text:soft-page-break/><text:span text:style-name="Source_20_Text">})</text:span></text:p>
      <text:list text:style-name="L41">
        <text:list-item>
          <text:p text:style-name="P67">ловит <text:span text:style-name="Strong_20_Emphasis">ПОСЛЕДНЮЮ ошибку</text:span></text:p>
        </text:list-item>
        <text:list-item>
          <text:p text:style-name="P67">выводит:</text:p>
        </text:list-item>
      </text:list>
      <text:p text:style-name="P28"><text:span text:style-name="Source_20_Text">catch 2: error in finally</text:span></text:p>
      <text:p text:style-name="P25"/>
      <text:h text:style-name="P26" text:outline-level="2">✅ ИТОГОВЫЙ ВЫВОД В КОНСОЛИ</text:h>
      <text:p text:style-name="P29"><text:span text:style-name="Source_20_Text">then 1: start</text:span></text:p>
      <text:p text:style-name="P30"><text:span text:style-name="Source_20_Text">catch 1: error in then</text:span></text:p>
      <text:p text:style-name="P30"><text:span text:style-name="Source_20_Text">finally</text:span></text:p>
      <text:p text:style-name="P31"><text:span text:style-name="Source_20_Text">catch 2: error in finally</text:span></text:p>
      <text:p text:style-name="P25"/>
      <text:h text:style-name="P26" text:outline-level="2">🧠 ГЛАВНОЕ, ЧТО НУЖНО ЗАПОМНИТЬ</text:h>
      <text:h text:style-name="P33" text:outline-level="3">1️⃣ <text:span text:style-name="Source_20_Text">throw</text:span> в ЛЮБОМ месте = ошибка</text:h>
      <text:list text:style-name="L42">
        <text:list-item>
          <text:p text:style-name="P68"><text:span text:style-name="Source_20_Text">then</text:span></text:p>
        </text:list-item>
        <text:list-item>
          <text:p text:style-name="P68"><text:span text:style-name="Source_20_Text">catch</text:span></text:p>
        </text:list-item>
        <text:list-item>
          <text:p text:style-name="P68"><text:span text:style-name="Source_20_Text">finally</text:span></text:p>
        </text:list-item>
      </text:list>
      <text:p text:style-name="P25"/>
      <text:h text:style-name="P33" text:outline-level="3">2️⃣ Ошибка идёт ВНИЗ по цепочке</text:h>
      <text:p text:style-name="P24">её ловит <text:span text:style-name="Strong_20_Emphasis">первый </text:span><text:span text:style-name="Strong_20_Emphasis"><text:span text:style-name="Source_20_Text">catch</text:span></text:span><text:span text:style-name="Strong_20_Emphasis"> ниже</text:span></text:p>
      <text:p text:style-name="P25"/>
      <text:h text:style-name="P33" text:outline-level="3">3️⃣ <text:span text:style-name="Source_20_Text">finally</text:span>:</text:h>
      <text:list text:style-name="L43">
        <text:list-item>
          <text:p text:style-name="P69">выполняется <text:span text:style-name="Strong_20_Emphasis">всегда</text:span></text:p>
        </text:list-item>
        <text:list-item>
          <text:p text:style-name="P69">если <text:span text:style-name="Strong_20_Emphasis">НЕ throw</text:span> → ничего не меняет</text:p>
        </text:list-item>
        <text:list-item>
          <text:p text:style-name="P69">если <text:span text:style-name="Strong_20_Emphasis">throw</text:span> → <text:span text:style-name="Strong_20_Emphasis">ПЕРЕБИВАЕТ все прошлые ошибки</text:span></text:p>
        </text:list-item>
      </text:list>
      <text:p text:style-name="P25"/>
      <text:h text:style-name="P26" text:outline-level="2">🔑 Одна фраза, которая всё фиксирует</text:h>
      <text:p text:style-name="P27"><text:span text:style-name="Strong_20_Emphasis"><text:span text:style-name="Source_20_Text">finally</text:span></text:span><text:span text:style-name="Strong_20_Emphasis"> — это просто шаг.<text:line-break/></text:span><text:span text:style-name="Strong_20_Emphasis"><text:span text:style-name="Source_20_Text">throw</text:span></text:span><text:span text:style-name="Strong_20_Emphasis"> — это ошибка.<text:line-break/>Ошибка всегда идёт вниз.</text:span></text:p>
      <text:p text:style-name="P21">если throw нет в finally то finally же пропускается если просто new Error</text:p>
      <text:p text:style-name="P24">Отлично, ты задал <text:span text:style-name="Strong_20_Emphasis">очень точный вопрос</text:span> 👍<text:line-break/>Тут реально один маленький нюанс, из-за которого всё путается.</text:p>
      <text:p text:style-name="P24"><text:soft-page-break/>Коротко, а потом разжую:</text:p>
      <text:p text:style-name="P27">❗ <text:span text:style-name="Strong_20_Emphasis"><text:span text:style-name="Source_20_Text">finally</text:span></text:span><text:span text:style-name="Strong_20_Emphasis"> НЕ пропускается</text:span><text:line-break/>❗ <text:span text:style-name="Strong_20_Emphasis"><text:span text:style-name="Source_20_Text">new Error(...)</text:span></text:span><text:span text:style-name="Strong_20_Emphasis"> ≠ ошибка</text:span><text:line-break/>❗ Ошибкой становится только <text:span text:style-name="Source_20_Text">throw</text:span></text:p>
      <text:p text:style-name="P25"/>
      <text:h text:style-name="P26" text:outline-level="2">Главное различие (вот оно)</text:h>
      <text:h text:style-name="P33" text:outline-level="3">❌ <text:span text:style-name="Source_20_Text">new Error("fail")</text:span></text:h>
      <text:p text:style-name="P24">Это <text:span text:style-name="Strong_20_Emphasis">просто создание объекта</text:span>.</text:p>
      <text:p text:style-name="P24">Пример из жизни:</text:p>
      <text:p text:style-name="P27">Ты написал жалобу на бумаге<text:line-break/>но <text:span text:style-name="Strong_20_Emphasis">никому её не отдал</text:span></text:p>
      <text:p text:style-name="P24">Ничего не произошло.</text:p>
      <text:p text:style-name="P25"/>
      <text:h text:style-name="P33" text:outline-level="3">✅ <text:span text:style-name="Source_20_Text">throw new Error("fail")</text:span></text:h>
      <text:p text:style-name="P24">Это <text:span text:style-name="Strong_20_Emphasis">выброс ошибки</text:span>.</text:p>
      <text:p text:style-name="P24">Пример:</text:p>
      <text:p text:style-name="P27">Ты не просто написал жалобу,<text:line-break/>а <text:span text:style-name="Strong_20_Emphasis">кинул её в лицо системе</text:span></text:p>
      <text:p text:style-name="P24">Вот тут начинается реакция.</text:p>
      <text:p text:style-name="P25"/>
      <text:h text:style-name="P26" text:outline-level="2">Теперь конкретно про <text:span text:style-name="Source_20_Text">finally</text:span></text:h>
      <text:h text:style-name="P33" text:outline-level="3">Пример 1 — БЕЗ <text:span text:style-name="Source_20_Text">throw</text:span></text:h>
      <text:p text:style-name="P29"><text:span text:style-name="Source_20_Text">Promise.resolve("ok")</text:span></text:p>
      <text:p text:style-name="P30"><text:span text:style-name="Source_20_Text"><text:s text:c="2"/>.finally(() =&gt; {</text:span></text:p>
      <text:p text:style-name="P30"><text:span text:style-name="Source_20_Text"><text:s text:c="4"/>new Error("fail"); // просто объект</text:span></text:p>
      <text:p text:style-name="P30"><text:span text:style-name="Source_20_Text"><text:s text:c="2"/>})</text:span></text:p>
      <text:p text:style-name="P30"><text:span text:style-name="Source_20_Text"><text:s text:c="2"/>.then(v =&gt; console.log("then:", v))</text:span></text:p>
      <text:p text:style-name="P31"><text:span text:style-name="Source_20_Text"><text:s text:c="2"/>.catch(e =&gt; console.log("catch:", e.message));</text:span></text:p>
      <text:h text:style-name="P33" text:outline-level="3">Что происходит:</text:h>
      <text:p text:style-name="P24">1️⃣ <text:span text:style-name="Source_20_Text">Promise.resolve("ok")</text:span> → успех<text:line-break/>2️⃣ <text:span text:style-name="Source_20_Text">finally</text:span> <text:span text:style-name="Strong_20_Emphasis">ВЫПОЛНИЛСЯ</text:span><text:line-break/>3️⃣ <text:span text:style-name="Source_20_Text">new Error("fail")</text:span> — просто создался и забылся<text:line-break/>4️⃣ цепочка <text:span text:style-name="Strong_20_Emphasis">НЕ стала ошибочной</text:span><text:line-break/>5️⃣ <text:span text:style-name="Source_20_Text">then</text:span> выполнится</text:p>
      <text:p text:style-name="P24"><text:soft-page-break/>Вывод:</text:p>
      <text:p text:style-name="P28"><text:span text:style-name="Source_20_Text">then: ok</text:span></text:p>
      <text:p text:style-name="P24">👉 <text:span text:style-name="Source_20_Text">finally</text:span> <text:span text:style-name="Strong_20_Emphasis">не пропустился</text:span>, он <text:span text:style-name="Strong_20_Emphasis">отработал</text:span>,<text:line-break/>просто <text:span text:style-name="Strong_20_Emphasis">ничего не сломал</text:span>.</text:p>
      <text:p text:style-name="P25"/>
      <text:h text:style-name="P26" text:outline-level="2">Пример 2 — С <text:span text:style-name="Source_20_Text">throw</text:span></text:h>
      <text:p text:style-name="P29"><text:span text:style-name="Source_20_Text">Promise.resolve("ok")</text:span></text:p>
      <text:p text:style-name="P30"><text:span text:style-name="Source_20_Text"><text:s text:c="2"/>.finally(() =&gt; {</text:span></text:p>
      <text:p text:style-name="P30"><text:span text:style-name="Source_20_Text"><text:s text:c="4"/>throw new Error("fail");</text:span></text:p>
      <text:p text:style-name="P30"><text:span text:style-name="Source_20_Text"><text:s text:c="2"/>})</text:span></text:p>
      <text:p text:style-name="P30"><text:span text:style-name="Source_20_Text"><text:s text:c="2"/>.then(v =&gt; console.log("then:", v))</text:span></text:p>
      <text:p text:style-name="P31"><text:span text:style-name="Source_20_Text"><text:s text:c="2"/>.catch(e =&gt; console.log("catch:", e.message));</text:span></text:p>
      <text:h text:style-name="P33" text:outline-level="3">Что происходит:</text:h>
      <text:p text:style-name="P24">1️⃣ <text:span text:style-name="Source_20_Text">finally</text:span> выполнился<text:line-break/>2️⃣ <text:span text:style-name="Source_20_Text">throw</text:span> → ❌ ошибка<text:line-break/>3️⃣ цепочка стала <text:span text:style-name="Strong_20_Emphasis">rejected</text:span><text:line-break/>4️⃣ <text:span text:style-name="Source_20_Text">then</text:span> ❌ пропущен<text:line-break/>5️⃣ <text:span text:style-name="Source_20_Text">catch</text:span> ✅ выполнится</text:p>
      <text:p text:style-name="P24">Вывод:</text:p>
      <text:p text:style-name="P28"><text:span text:style-name="Source_20_Text">catch: fail</text:span></text:p>
      <text:p text:style-name="P25"/>
      <text:h text:style-name="P26" text:outline-level="2">Ключевая мысль 🧠 (запомни)</text:h>
      <text:p text:style-name="P27">🔑 <text:span text:style-name="Strong_20_Emphasis"><text:span text:style-name="Source_20_Text">finally</text:span></text:span><text:span text:style-name="Strong_20_Emphasis"> всегда выполняется</text:span><text:line-break/>🔑 <text:span text:style-name="Strong_20_Emphasis"><text:span text:style-name="Source_20_Text">new Error</text:span></text:span><text:span text:style-name="Strong_20_Emphasis"> — ничего не делает</text:span><text:line-break/>🔑 <text:span text:style-name="Strong_20_Emphasis"><text:span text:style-name="Source_20_Text">throw</text:span></text:span><text:span text:style-name="Strong_20_Emphasis"> — делает ошибку</text:span></text:p>
      <text:p text:style-name="P25"/>
      <text:h text:style-name="P26" text:outline-level="2">Очень частая ловушка (и ты в неё попал — это нормально)</text:h>
      <text:p text:style-name="P29"><text:span text:style-name="Source_20_Text">.finally(() =&gt; {</text:span></text:p>
      <text:p text:style-name="P30"><text:span text:style-name="Source_20_Text"><text:s text:c="2"/>Error("fail"); // ❌ то же самое, просто объект</text:span></text:p>
      <text:p text:style-name="P31"><text:span text:style-name="Source_20_Text">})</text:span></text:p>
      <text:p text:style-name="P24">Это <text:span text:style-name="Strong_20_Emphasis">вообще ничего</text:span> не значит для Promise.</text:p>
      <text:p text:style-name="P25"/>
      <text:h text:style-name="P26" text:outline-level="2"><text:soft-page-break/>Супер-короткая шпаргалка</text:h>
      <text:p text:style-name="P29"><text:span text:style-name="Source_20_Text">new Error() <text:s text:c="7"/>→ объект</text:span></text:p>
      <text:p text:style-name="P30"><text:span text:style-name="Source_20_Text">throw new Error() <text:s/>→ ошибка</text:span></text:p>
      <text:p text:style-name="P31"><text:span text:style-name="Source_20_Text">finally <text:s text:c="11"/>→ всегда выполняется</text:span></text:p>
      <text:p text:style-name="P25"/>
      <text:h text:style-name="P26" text:outline-level="2">Контрольный вопрос (проверь себя)</text:h>
      <text:p text:style-name="P27">Почему <text:span text:style-name="Source_20_Text">catch</text:span> не срабатывает, если в finally просто <text:span text:style-name="Source_20_Text">new Error()</text:span>?</text:p>
      <text:p text:style-name="P24">Правильный ответ:<text:line-break/>👉 потому что <text:span text:style-name="Strong_20_Emphasis">ошибка не была выброшена</text:span></text:p>
      <text:h text:style-name="P23" text:outline-level="2">Самое главное (одна фраза)</text:h>
      <text:p text:style-name="P27"><text:span text:style-name="Strong_20_Emphasis"><text:span text:style-name="Source_20_Text">return</text:span></text:span><text:span text:style-name="Strong_20_Emphasis"> в </text:span><text:span text:style-name="Strong_20_Emphasis"><text:span text:style-name="Source_20_Text">then</text:span></text:span><text:span text:style-name="Strong_20_Emphasis"> — это то, ЧТО ПОЛУЧИТ СЛЕДУЮЩИЙ </text:span><text:span text:style-name="Strong_20_Emphasis"><text:span text:style-name="Source_20_Text">then</text:span></text:span><text:span text:style-name="Strong_20_Emphasis"> или </text:span><text:span text:style-name="Strong_20_Emphasis"><text:span text:style-name="Source_20_Text">catch</text:span></text:span><text:span text:style-name="Strong_20_Emphasis">.</text:span></text:p>
      <text:p text:style-name="P24">ВСЁ.<text:line-break/>Теперь разберём варианты.</text:p>
      <text:p text:style-name="P25"/>
      <text:h text:style-name="P26" text:outline-level="2">1️⃣ Просто <text:span text:style-name="Source_20_Text">return значение</text:span></text:h>
      <text:p text:style-name="P29"><text:span text:style-name="Source_20_Text">Promise.resolve(10)</text:span></text:p>
      <text:p text:style-name="P30"><text:span text:style-name="Source_20_Text"><text:s text:c="2"/>.then(v =&gt; {</text:span></text:p>
      <text:p text:style-name="P30"><text:span text:style-name="Source_20_Text"><text:s text:c="4"/>return v * 2;</text:span></text:p>
      <text:p text:style-name="P30"><text:span text:style-name="Source_20_Text"><text:s text:c="2"/>})</text:span></text:p>
      <text:p text:style-name="P30"><text:span text:style-name="Source_20_Text"><text:s text:c="2"/>.then(v =&gt; {</text:span></text:p>
      <text:p text:style-name="P30"><text:span text:style-name="Source_20_Text"><text:s text:c="4"/>console.log(v);</text:span></text:p>
      <text:p text:style-name="P31"><text:span text:style-name="Source_20_Text"><text:s text:c="2"/>});</text:span></text:p>
      <text:h text:style-name="P33" text:outline-level="3">Что происходит:</text:h>
      <text:list text:style-name="L44">
        <text:list-item>
          <text:p text:style-name="P70">первый <text:span text:style-name="Source_20_Text">then</text:span> вернул <text:span text:style-name="Source_20_Text">20</text:span></text:p>
        </text:list-item>
        <text:list-item>
          <text:p text:style-name="P70">Promise стал <text:span text:style-name="Strong_20_Emphasis">успешным</text:span></text:p>
        </text:list-item>
        <text:list-item>
          <text:p text:style-name="P70">следующий <text:span text:style-name="Source_20_Text">then</text:span> получил <text:span text:style-name="Source_20_Text">20</text:span></text:p>
        </text:list-item>
      </text:list>
      <text:p text:style-name="P24">Вывод:</text:p>
      <text:p text:style-name="P28"><text:span text:style-name="Source_20_Text">20</text:span></text:p>
      <text:p text:style-name="P24">👉 <text:span text:style-name="Strong_20_Emphasis"><text:span text:style-name="Source_20_Text">return</text:span></text:span><text:span text:style-name="Strong_20_Emphasis"> = успех</text:span></text:p>
      <text:p text:style-name="P25"/>
      <text:h text:style-name="P26" text:outline-level="2">2️⃣ <text:span text:style-name="Source_20_Text">return</text:span> БЕЗ значения</text:h>
      <text:p text:style-name="P29"><text:span text:style-name="Source_20_Text">Promise.resolve(10)</text:span></text:p>
      <text:p text:style-name="P30"><text:span text:style-name="Source_20_Text"><text:s text:c="2"/>.then(v =&gt; {</text:span></text:p>
      <text:p text:style-name="P30"><text:span text:style-name="Source_20_Text"><text:s text:c="4"/>return;</text:span></text:p>
      <text:p text:style-name="P30"><text:soft-page-break/><text:span text:style-name="Source_20_Text"><text:s text:c="2"/>})</text:span></text:p>
      <text:p text:style-name="P30"><text:span text:style-name="Source_20_Text"><text:s text:c="2"/>.then(v =&gt; {</text:span></text:p>
      <text:p text:style-name="P30"><text:span text:style-name="Source_20_Text"><text:s text:c="4"/>console.log(v);</text:span></text:p>
      <text:p text:style-name="P31"><text:span text:style-name="Source_20_Text"><text:s text:c="2"/>});</text:span></text:p>
      <text:h text:style-name="P33" text:outline-level="3">Что происходит:</text:h>
      <text:list text:style-name="L45">
        <text:list-item>
          <text:p text:style-name="P71"><text:span text:style-name="Source_20_Text">return;</text:span> ≡ <text:span text:style-name="Source_20_Text">return undefined</text:span></text:p>
        </text:list-item>
        <text:list-item>
          <text:p text:style-name="P71">Promise всё ещё <text:span text:style-name="Strong_20_Emphasis">успешный</text:span></text:p>
        </text:list-item>
        <text:list-item>
          <text:p text:style-name="P71">следующий <text:span text:style-name="Source_20_Text">then</text:span> получает <text:span text:style-name="Source_20_Text">undefined</text:span></text:p>
        </text:list-item>
      </text:list>
      <text:p text:style-name="P24">Вывод:</text:p>
      <text:p text:style-name="P28"><text:span text:style-name="Source_20_Text">undefined</text:span></text:p>
      <text:p text:style-name="P24">👉 <text:span text:style-name="Strong_20_Emphasis">это НЕ ошибка</text:span></text:p>
      <text:p text:style-name="P25"/>
      <text:h text:style-name="P26" text:outline-level="2">3️⃣ Вообще НЕТ <text:span text:style-name="Source_20_Text">return</text:span></text:h>
      <text:p text:style-name="P29"><text:span text:style-name="Source_20_Text">Promise.resolve(10)</text:span></text:p>
      <text:p text:style-name="P30"><text:span text:style-name="Source_20_Text"><text:s text:c="2"/>.then(v =&gt; {</text:span></text:p>
      <text:p text:style-name="P30"><text:span text:style-name="Source_20_Text"><text:s text:c="4"/>console.log(v);</text:span></text:p>
      <text:p text:style-name="P30"><text:span text:style-name="Source_20_Text"><text:s text:c="2"/>})</text:span></text:p>
      <text:p text:style-name="P30"><text:span text:style-name="Source_20_Text"><text:s text:c="2"/>.then(v =&gt; {</text:span></text:p>
      <text:p text:style-name="P30"><text:span text:style-name="Source_20_Text"><text:s text:c="4"/>console.log(v);</text:span></text:p>
      <text:p text:style-name="P31"><text:span text:style-name="Source_20_Text"><text:s text:c="2"/>});</text:span></text:p>
      <text:h text:style-name="P33" text:outline-level="3">Что происходит:</text:h>
      <text:list text:style-name="L46">
        <text:list-item>
          <text:p text:style-name="P72">функция в <text:span text:style-name="Source_20_Text">then</text:span> ничего не вернула</text:p>
        </text:list-item>
        <text:list-item>
          <text:p text:style-name="P72">значит вернулся <text:span text:style-name="Source_20_Text">undefined</text:span></text:p>
        </text:list-item>
        <text:list-item>
          <text:p text:style-name="P72">следующий <text:span text:style-name="Source_20_Text">then</text:span> получает <text:span text:style-name="Source_20_Text">undefined</text:span></text:p>
        </text:list-item>
      </text:list>
      <text:p text:style-name="P24">Вывод:</text:p>
      <text:p text:style-name="P29"><text:span text:style-name="Source_20_Text">10</text:span></text:p>
      <text:p text:style-name="P31"><text:span text:style-name="Source_20_Text">undefined</text:span></text:p>
      <text:p text:style-name="P24">👉 <text:span text:style-name="Strong_20_Emphasis">нет return = return undefined</text:span></text:p>
      <text:p text:style-name="P25"/>
      <text:h text:style-name="P26" text:outline-level="2">4️⃣ <text:span text:style-name="Source_20_Text">throw</text:span> вместо <text:span text:style-name="Source_20_Text">return</text:span></text:h>
      <text:p text:style-name="P29"><text:span text:style-name="Source_20_Text">Promise.resolve(10)</text:span></text:p>
      <text:p text:style-name="P30"><text:span text:style-name="Source_20_Text"><text:s text:c="2"/>.then(v =&gt; {</text:span></text:p>
      <text:p text:style-name="P30"><text:span text:style-name="Source_20_Text"><text:s text:c="4"/>throw new Error("fail");</text:span></text:p>
      <text:p text:style-name="P30"><text:span text:style-name="Source_20_Text"><text:s text:c="2"/>})</text:span></text:p>
      <text:p text:style-name="P30"><text:span text:style-name="Source_20_Text"><text:s text:c="2"/>.then(v =&gt; console.log(v))</text:span></text:p>
      <text:p text:style-name="P31"><text:span text:style-name="Source_20_Text"><text:s text:c="2"/>.catch(e =&gt; console.log("catch:", e.message));</text:span></text:p>
      <text:h text:style-name="P33" text:outline-level="3"><text:soft-page-break/>Что происходит:</text:h>
      <text:list text:style-name="L47">
        <text:list-item>
          <text:p text:style-name="P73"><text:span text:style-name="Source_20_Text">throw</text:span> ❌</text:p>
        </text:list-item>
        <text:list-item>
          <text:p text:style-name="P73">Promise становится <text:span text:style-name="Strong_20_Emphasis">ошибочным</text:span></text:p>
        </text:list-item>
        <text:list-item>
          <text:p text:style-name="P73"><text:span text:style-name="Source_20_Text">then</text:span> пропускается</text:p>
        </text:list-item>
        <text:list-item>
          <text:p text:style-name="P73">идёт в <text:span text:style-name="Source_20_Text">catch</text:span></text:p>
        </text:list-item>
      </text:list>
      <text:p text:style-name="P24">Вывод:</text:p>
      <text:p text:style-name="P28"><text:span text:style-name="Source_20_Text">catch: fail</text:span></text:p>
      <text:p text:style-name="P24">👉 <text:span text:style-name="Strong_20_Emphasis">throw = ошибка</text:span></text:p>
      <text:p text:style-name="P25"/>
      <text:h text:style-name="P26" text:outline-level="2">5️⃣ <text:span text:style-name="Source_20_Text">return Promise.reject(...)</text:span></text:h>
      <text:p text:style-name="P29"><text:span text:style-name="Source_20_Text">Promise.resolve(10)</text:span></text:p>
      <text:p text:style-name="P30"><text:span text:style-name="Source_20_Text"><text:s text:c="2"/>.then(v =&gt; {</text:span></text:p>
      <text:p text:style-name="P30"><text:span text:style-name="Source_20_Text"><text:s text:c="4"/>return Promise.reject("fail");</text:span></text:p>
      <text:p text:style-name="P30"><text:span text:style-name="Source_20_Text"><text:s text:c="2"/>})</text:span></text:p>
      <text:p text:style-name="P31"><text:span text:style-name="Source_20_Text"><text:s text:c="2"/>.catch(e =&gt; console.log("catch:", e));</text:span></text:p>
      <text:h text:style-name="P33" text:outline-level="3">Что происходит:</text:h>
      <text:list text:style-name="L48">
        <text:list-item>
          <text:p text:style-name="P74">ты вернул <text:span text:style-name="Strong_20_Emphasis">ошибочный Promise</text:span></text:p>
        </text:list-item>
        <text:list-item>
          <text:p text:style-name="P74">цепочка ждёт его</text:p>
        </text:list-item>
        <text:list-item>
          <text:p text:style-name="P74">идёт в <text:span text:style-name="Source_20_Text">catch</text:span></text:p>
        </text:list-item>
      </text:list>
      <text:p text:style-name="P24">Вывод:</text:p>
      <text:p text:style-name="P28"><text:span text:style-name="Source_20_Text">catch: fail</text:span></text:p>
      <text:p text:style-name="P24">👉 <text:span text:style-name="Strong_20_Emphasis">то же самое, что throw</text:span></text:p>
      <text:p text:style-name="P25"/>
      <text:h text:style-name="P26" text:outline-level="2">🔑 ВОТ КЛЮЧ КО ВСЕМУ 🧠</text:h>
      <text:p text:style-name="P24">Запомни эту таблицу: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Table_20_Heading"><text:span text:style-name="T10">Что внутри </text:span><text:span text:style-name="Source_20_Text"><text:span text:style-name="T10">then</text:span></text:span></text:p>
            </table:table-cell>
            <table:table-cell table:style-name="Таблица1.A1" office:value-type="string">
              <text:p text:style-name="P75">Что дальше</text:p>
            </table:table-cell>
          </table:table-row>
        </table:table-header-rows>
        <table:table-row>
          <table:table-cell table:style-name="Таблица1.A1" office:value-type="string">
            <text:p text:style-name="Table_20_Contents"><text:span text:style-name="Source_20_Text"><text:span text:style-name="T10">return value</text:span></text:span></text:p>
          </table:table-cell>
          <table:table-cell table:style-name="Таблица1.A1" office:value-type="string">
            <text:p text:style-name="Table_20_Contents"><text:span text:style-name="T10">следующий </text:span><text:span text:style-name="Source_20_Text"><text:span text:style-name="T10">then(value)</text:span></text:span></text:p>
          </table:table-cell>
        </table:table-row>
        <table:table-row>
          <table:table-cell table:style-name="Таблица1.A1" office:value-type="string">
            <text:p text:style-name="Table_20_Contents"><text:span text:style-name="Source_20_Text"><text:span text:style-name="T10">return;</text:span></text:span></text:p>
          </table:table-cell>
          <table:table-cell table:style-name="Таблица1.A1" office:value-type="string">
            <text:p text:style-name="Table_20_Contents"><text:span text:style-name="T10">следующий </text:span><text:span text:style-name="Source_20_Text"><text:span text:style-name="T10">then(undefined)</text:span></text:span></text:p>
          </table:table-cell>
        </table:table-row>
        <table:table-row>
          <table:table-cell table:style-name="Таблица1.A1" office:value-type="string">
            <text:p text:style-name="Table_20_Contents"><text:span text:style-name="T10">нет </text:span><text:span text:style-name="Source_20_Text"><text:span text:style-name="T10">return</text:span></text:span></text:p>
          </table:table-cell>
          <table:table-cell table:style-name="Таблица1.A1" office:value-type="string">
            <text:p text:style-name="Table_20_Contents"><text:span text:style-name="T10">следующий </text:span><text:span text:style-name="Source_20_Text"><text:span text:style-name="T10">then(undefined)</text:span></text:span></text:p>
          </table:table-cell>
        </table:table-row>
        <table:table-row>
          <table:table-cell table:style-name="Таблица1.A1" office:value-type="string">
            <text:p text:style-name="Table_20_Contents"><text:span text:style-name="Source_20_Text"><text:span text:style-name="T10">throw error</text:span></text:span></text:p>
          </table:table-cell>
          <table:table-cell table:style-name="Таблица1.A1" office:value-type="string">
            <text:p text:style-name="Table_20_Contents"><text:span text:style-name="Source_20_Text"><text:span text:style-name="T10">catch(error)</text:span></text:span></text:p>
          </table:table-cell>
        </table:table-row>
        <table:table-row>
          <table:table-cell table:style-name="Таблица1.A1" office:value-type="string">
            <text:p text:style-name="Table_20_Contents"><text:span text:style-name="Source_20_Text"><text:span text:style-name="T10">return Promise.reject</text:span></text:span></text:p>
          </table:table-cell>
          <table:table-cell table:style-name="Таблица1.A1" office:value-type="string">
            <text:p text:style-name="Table_20_Contents"><text:span text:style-name="Source_20_Text"><text:span text:style-name="T10">catch(error)</text:span></text:span></text:p>
          </table:table-cell>
        </table:table-row>
      </table:table>
      <text:p text:style-name="P21"/>
      <text:p text:style-name="P21"/>
      <text:h text:style-name="P23" text:outline-level="2"><text:soft-page-break/>Если одной фразой</text:h>
      <text:p text:style-name="P27"><text:span text:style-name="Strong_20_Emphasis"><text:span text:style-name="Source_20_Text">then</text:span></text:span><text:span text:style-name="Strong_20_Emphasis"> всегда что-то возвращает</text:span><text:line-break/>ты просто выбираешь — <text:span text:style-name="Strong_20_Emphasis">успех или ошибка</text:span></text:p>
      <text:p text:style-name="P21">new Error() <text:s text:c="7"/>→ объект</text:p>
      <text:p text:style-name="P21">throw new Error() <text:s/>→ ошибка</text:p>
      <text:p text:style-name="P21">нет return <text:s text:c="8"/>→ return undefined</text:p>
      <text:p text:style-name="P21"/>
      <text:h text:style-name="P23" text:outline-level="2">Главное правило (1 фраза)</text:h>
      <text:p text:style-name="P27"><text:span text:style-name="Strong_20_Emphasis"><text:span text:style-name="Source_20_Text">return</text:span></text:span><text:span text:style-name="Strong_20_Emphasis"> нужен только если ты хочешь передать результат дальше по цепочке.</text:span></text:p>
      <text:p text:style-name="P25"/>
      <text:h text:style-name="P26" text:outline-level="2">Разберём все случаи</text:h>
      <text:h text:style-name="P33" text:outline-level="3">1️⃣ Когда <text:span text:style-name="Source_20_Text">return</text:span> НЕ нужен</text:h>
      <text:h text:style-name="P50" text:outline-level="4">✔ Просто побочный эффект (side effect)</text:h>
      <text:p text:style-name="P29"><text:span text:style-name="Source_20_Text">.then(v =&gt; {</text:span></text:p>
      <text:p text:style-name="P30"><text:span text:style-name="Source_20_Text"><text:s text:c="2"/>console.log(v);</text:span></text:p>
      <text:p text:style-name="P31"><text:span text:style-name="Source_20_Text">})</text:span></text:p>
      <text:list text:style-name="L49">
        <text:list-item>
          <text:p text:style-name="P76">ты ничего не передаёшь дальше</text:p>
        </text:list-item>
        <text:list-item>
          <text:p text:style-name="P76">следующий <text:span text:style-name="Source_20_Text">then</text:span> получит <text:span text:style-name="Source_20_Text">undefined</text:span></text:p>
        </text:list-item>
        <text:list-item>
          <text:p text:style-name="P76">это нормально</text:p>
        </text:list-item>
      </text:list>
      <text:p text:style-name="P24">👉 <text:span text:style-name="Source_20_Text">return</text:span> не нужен.</text:p>
      <text:p text:style-name="P25"/>
      <text:h text:style-name="P33" text:outline-level="3">2️⃣ Когда <text:span text:style-name="Source_20_Text">return</text:span> НУЖЕН</text:h>
      <text:h text:style-name="P50" text:outline-level="4">✔ Хочешь передать значение дальше</text:h>
      <text:p text:style-name="P29"><text:span text:style-name="Source_20_Text">.then(v =&gt; {</text:span></text:p>
      <text:p text:style-name="P30"><text:span text:style-name="Source_20_Text"><text:s text:c="2"/>return v * 2;</text:span></text:p>
      <text:p text:style-name="P31"><text:span text:style-name="Source_20_Text">})</text:span></text:p>
      <text:p text:style-name="P24">Без <text:span text:style-name="Source_20_Text">return</text:span> следующий <text:span text:style-name="Source_20_Text">then</text:span> получит <text:span text:style-name="Source_20_Text">undefined</text:span>.</text:p>
      <text:p text:style-name="P25"/>
      <text:h text:style-name="P50" text:outline-level="4">✔ Хочешь дождаться асинхронной операции</text:h>
      <text:p text:style-name="P29"><text:span text:style-name="Source_20_Text">.then(v =&gt; {</text:span></text:p>
      <text:p text:style-name="P30"><text:span text:style-name="Source_20_Text"><text:s text:c="2"/>return fetch(url);</text:span></text:p>
      <text:p text:style-name="P30"><text:span text:style-name="Source_20_Text">})</text:span></text:p>
      <text:p text:style-name="P31"><text:span text:style-name="Source_20_Text">.then(res =&gt; res.json());</text:span></text:p>
      <text:p text:style-name="P24">Без <text:span text:style-name="Source_20_Text">return</text:span>:</text:p>
      <text:list text:style-name="L50">
        <text:list-item>
          <text:p text:style-name="P77"><text:soft-page-break/><text:span text:style-name="Source_20_Text">fetch</text:span> запустится</text:p>
        </text:list-item>
        <text:list-item>
          <text:p text:style-name="P77">но цепочка <text:span text:style-name="Strong_20_Emphasis">его не дождётся</text:span></text:p>
        </text:list-item>
        <text:list-item>
          <text:p text:style-name="P77">дальше пойдёт <text:span text:style-name="Source_20_Text">undefined</text:span></text:p>
        </text:list-item>
      </text:list>
      <text:p text:style-name="P25"/>
      <text:h text:style-name="P50" text:outline-level="4">✔ Хочешь сделать шаг ошибочным</text:h>
      <text:p text:style-name="P29"><text:span text:style-name="Source_20_Text">.then(v =&gt; {</text:span></text:p>
      <text:p text:style-name="P30"><text:span text:style-name="Source_20_Text"><text:s text:c="2"/>return Promise.reject("fail");</text:span></text:p>
      <text:p text:style-name="P31"><text:span text:style-name="Source_20_Text">})</text:span></text:p>
      <text:p text:style-name="P24">или</text:p>
      <text:p text:style-name="P29"><text:span text:style-name="Source_20_Text">.then(v =&gt; {</text:span></text:p>
      <text:p text:style-name="P30"><text:span text:style-name="Source_20_Text"><text:s text:c="2"/>throw new Error("fail");</text:span></text:p>
      <text:p text:style-name="P31"><text:span text:style-name="Source_20_Text">})</text:span></text:p>
      <text:p text:style-name="P25"/>
      <text:h text:style-name="P33" text:outline-level="3">3️⃣ <text:span text:style-name="Source_20_Text">throw</text:span> и <text:span text:style-name="Source_20_Text">return</text:span> — разные вещи</text:h>
      <text:list text:style-name="L51">
        <text:list-item>
          <text:p text:style-name="P78"><text:span text:style-name="Source_20_Text">throw</text:span> <text:span text:style-name="Strong_20_Emphasis">прерывает выполнение</text:span></text:p>
        </text:list-item>
        <text:list-item>
          <text:p text:style-name="P78"><text:span text:style-name="Source_20_Text">return</text:span> <text:span text:style-name="Strong_20_Emphasis">передаёт значение</text:span></text:p>
        </text:list-item>
      </text:list>
      <text:p text:style-name="P29"><text:span text:style-name="Source_20_Text">.then(() =&gt; {</text:span></text:p>
      <text:p text:style-name="P30"><text:span text:style-name="Source_20_Text"><text:s text:c="2"/>throw new Error("fail"); // return тут не нужен</text:span></text:p>
      <text:p text:style-name="P31"><text:span text:style-name="Source_20_Text">})</text:span></text:p>
      <text:p text:style-name="P25"/>
      <text:h text:style-name="P26" text:outline-level="2">Самая частая ошибка ❌</text:h>
      <text:p text:style-name="P29"><text:span text:style-name="Source_20_Text">.then(() =&gt; {</text:span></text:p>
      <text:p text:style-name="P30"><text:span text:style-name="Source_20_Text"><text:s text:c="2"/>fetch(url); // ❌ забыли return</text:span></text:p>
      <text:p text:style-name="P30"><text:span text:style-name="Source_20_Text">})</text:span></text:p>
      <text:p text:style-name="P30"><text:span text:style-name="Source_20_Text">.then(data =&gt; {</text:span></text:p>
      <text:p text:style-name="P30"><text:span text:style-name="Source_20_Text"><text:s text:c="2"/>// data === undefined</text:span></text:p>
      <text:p text:style-name="P31"><text:span text:style-name="Source_20_Text">});</text:span></text:p>
      <text:p text:style-name="P24">Это <text:span text:style-name="Strong_20_Emphasis">НЕ ошибка JS</text:span>,<text:line-break/>но <text:span text:style-name="Strong_20_Emphasis">логическая ошибка</text:span>.</text:p>
      <text:p text:style-name="P25"/>
      <text:h text:style-name="P26" text:outline-level="2">Мини-шпаргалка 🧠</text:h>
      <text:p text:style-name="P29"><text:span text:style-name="Source_20_Text">Хочу значение дальше → return value</text:span></text:p>
      <text:p text:style-name="P30"><text:span text:style-name="Source_20_Text">Хочу дождаться Promise → return Promise</text:span></text:p>
      <text:p text:style-name="P30"><text:span text:style-name="Source_20_Text">Хочу ошибку → throw или return Promise.reject</text:span></text:p>
      <text:p text:style-name="P31"><text:span text:style-name="Source_20_Text">Просто лог → return не нужен</text:span></text:p>
      <text:p text:style-name="P25"/>
      <text:h text:style-name="P26" text:outline-level="2"><text:soft-page-break/>Ответ на твой вопрос одним предложением</text:h>
      <text:p text:style-name="P27">❌ <text:span text:style-name="Source_20_Text">return</text:span> нужен не всегда<text:line-break/>✅ он нужен, когда ты хочешь <text:span text:style-name="Strong_20_Emphasis">что-то передать дальше</text:span></text:p>
      <text:h text:style-name="P23" text:outline-level="2">Вот код ещё раз</text:h>
      <text:p text:style-name="P29"><text:span text:style-name="Source_20_Text">let promise = loadScript("https://cdnjs.cloudflare.com/ajax/libs/lodash.js/4.17.11/lodash.js");</text:span></text:p>
      <text:p text:style-name="P30"/>
      <text:p text:style-name="P30"><text:span text:style-name="Source_20_Text">promise.then(</text:span></text:p>
      <text:p text:style-name="P30"><text:span text:style-name="Source_20_Text"><text:s text:c="2"/>script =&gt; alert(`${script.src} загружен!`),</text:span></text:p>
      <text:p text:style-name="P30"><text:span text:style-name="Source_20_Text"><text:s text:c="2"/>error =&gt; alert(`Ошибка: ${error.message}`)</text:span></text:p>
      <text:p text:style-name="P30"><text:span text:style-name="Source_20_Text">);</text:span></text:p>
      <text:p text:style-name="P30"/>
      <text:p text:style-name="P31"><text:span text:style-name="Source_20_Text">promise.then(script =&gt; alert('Ещё один обработчик...'));</text:span></text:p>
      <text:p text:style-name="P25"/>
      <text:h text:style-name="P26" text:outline-level="2">Ключевая мысль (1 предложение)</text:h>
      <text:p text:style-name="P27"><text:span text:style-name="Strong_20_Emphasis">Здесь </text:span><text:span text:style-name="Strong_20_Emphasis"><text:span text:style-name="Source_20_Text">then</text:span></text:span><text:span text:style-name="Strong_20_Emphasis"> используют не для передачи данных дальше,<text:line-break/>а просто чтобы ПОДПИСАТЬСЯ на результат.</text:span></text:p>
      <text:p text:style-name="P25"/>
      <text:h text:style-name="P26" text:outline-level="2">Что здесь происходит на самом деле</text:h>
      <text:h text:style-name="P33" text:outline-level="3">1️⃣ <text:span text:style-name="Source_20_Text">loadScript(...)</text:span> возвращает Promise</text:h>
      <text:p text:style-name="P28"><text:span text:style-name="Source_20_Text">let promise = loadScript(...);</text:span></text:p>
      <text:p text:style-name="P24">👉 это <text:span text:style-name="Strong_20_Emphasis">один Promise</text:span>, который:</text:p>
      <text:list text:style-name="L52">
        <text:list-item>
          <text:p text:style-name="P79">либо загрузится успешно</text:p>
        </text:list-item>
        <text:list-item>
          <text:p text:style-name="P79">либо завершится с ошибкой</text:p>
        </text:list-item>
      </text:list>
      <text:p text:style-name="P25"/>
      <text:h text:style-name="P33" text:outline-level="3">2️⃣ Первый <text:span text:style-name="Source_20_Text">then</text:span> — подписка №1</text:h>
      <text:p text:style-name="P29"><text:span text:style-name="Source_20_Text">promise.then(</text:span></text:p>
      <text:p text:style-name="P30"><text:span text:style-name="Source_20_Text"><text:s text:c="2"/>script =&gt; alert(...),</text:span></text:p>
      <text:p text:style-name="P30"><text:span text:style-name="Source_20_Text"><text:s text:c="2"/>error =&gt; alert(...)</text:span></text:p>
      <text:p text:style-name="P31"><text:span text:style-name="Source_20_Text">);</text:span></text:p>
      <text:p text:style-name="P24">Ты говоришь:</text:p>
      <text:p text:style-name="P27">«Когда промис завершится —<text:line-break/>просто покажи alert»</text:p>
      <text:p text:style-name="P24">❗ Ты <text:span text:style-name="Strong_20_Emphasis">ничего не собираешься передавать дальше</text:span>,<text:line-break/>поэтому <text:span text:style-name="Source_20_Text">return</text:span> <text:span text:style-name="Strong_20_Emphasis">не нужен</text:span>.</text:p>
      <text:p text:style-name="P25"><text:soft-page-break/></text:p>
      <text:h text:style-name="P33" text:outline-level="3">3️⃣ Второй <text:span text:style-name="Source_20_Text">then</text:span> — подписка №2</text:h>
      <text:p text:style-name="P28"><text:span text:style-name="Source_20_Text">promise.then(script =&gt; alert('Ещё один обработчик...'));</text:span></text:p>
      <text:p text:style-name="P24">Это <text:span text:style-name="Strong_20_Emphasis">ещё один слушатель</text:span> того же Promise.</text:p>
      <text:p text:style-name="P24">👉 Они <text:span text:style-name="Strong_20_Emphasis">НЕ связаны друг с другом</text:span><text:line-break/>👉 Это <text:span text:style-name="Strong_20_Emphasis">не цепочка</text:span>, а <text:span text:style-name="Strong_20_Emphasis">две подписки</text:span></text:p>
      <text:p text:style-name="P25"/>
      <text:h text:style-name="P26" text:outline-level="2">Очень важно: это НЕ цепочка</text:h>
      <text:p text:style-name="P24">❌ НЕ так:</text:p>
      <text:p text:style-name="P29"><text:span text:style-name="Source_20_Text">promise</text:span></text:p>
      <text:p text:style-name="P30"><text:span text:style-name="Source_20_Text"><text:s text:c="2"/>.then(...)</text:span></text:p>
      <text:p text:style-name="P31"><text:span text:style-name="Source_20_Text"><text:s text:c="2"/>.then(...);</text:span></text:p>
      <text:p text:style-name="P24">✅ А вот так:</text:p>
      <text:p text:style-name="P29"><text:span text:style-name="Source_20_Text">promise.then(...);</text:span></text:p>
      <text:p text:style-name="P31"><text:span text:style-name="Source_20_Text">promise.then(...);</text:span></text:p>
      <text:p text:style-name="P24">Это <text:span text:style-name="Strong_20_Emphasis">две независимые подписки</text:span> на один и тот же результат.</text:p>
      <text:p text:style-name="P25"/>
      <text:h text:style-name="P26" text:outline-level="2">Аналогия 🧠 (очень помогает)</text:h>
      <text:h text:style-name="P33" text:outline-level="3">📺 Прямая трансляция</text:h>
      <text:list text:style-name="L53">
        <text:list-item>
          <text:p text:style-name="P80"><text:span text:style-name="Source_20_Text">promise</text:span> — трансляция</text:p>
        </text:list-item>
        <text:list-item>
          <text:p text:style-name="P80"><text:span text:style-name="Source_20_Text">.then(...)</text:span> — зритель</text:p>
        </text:list-item>
      </text:list>
      <text:p text:style-name="P24">Ты можешь:</text:p>
      <text:list text:style-name="L54">
        <text:list-item>
          <text:p text:style-name="P81">подключить одного зрителя</text:p>
        </text:list-item>
        <text:list-item>
          <text:p text:style-name="P81">подключить второго</text:p>
        </text:list-item>
        <text:list-item>
          <text:p text:style-name="P81">третьего</text:p>
        </text:list-item>
      </text:list>
      <text:p text:style-name="P24">❗ Никто никому ничего не «возвращает».</text:p>
      <text:p text:style-name="P25"/>
      <text:h text:style-name="P26" text:outline-level="2">Когда <text:span text:style-name="Source_20_Text">return</text:span> реально нужен</text:h>
      <text:p text:style-name="P24"><text:span text:style-name="Source_20_Text">return</text:span> нужен <text:span text:style-name="Strong_20_Emphasis">ТОЛЬКО если ты строишь цепочку</text:span>:</text:p>
      <text:p text:style-name="P29"><text:span text:style-name="Source_20_Text">promise</text:span></text:p>
      <text:p text:style-name="P30"><text:span text:style-name="Source_20_Text"><text:s text:c="2"/>.then(script =&gt; {</text:span></text:p>
      <text:p text:style-name="P30"><text:span text:style-name="Source_20_Text"><text:s text:c="4"/>return script.src;</text:span></text:p>
      <text:p text:style-name="P30"><text:span text:style-name="Source_20_Text"><text:s text:c="2"/>})</text:span></text:p>
      <text:p text:style-name="P30"><text:soft-page-break/><text:span text:style-name="Source_20_Text"><text:s text:c="2"/>.then(src =&gt; {</text:span></text:p>
      <text:p text:style-name="P30"><text:span text:style-name="Source_20_Text"><text:s text:c="4"/>console.log(src);</text:span></text:p>
      <text:p text:style-name="P31"><text:span text:style-name="Source_20_Text"><text:s text:c="2"/>});</text:span></text:p>
      <text:p text:style-name="P24">Тут без <text:span text:style-name="Source_20_Text">return</text:span> второй <text:span text:style-name="Source_20_Text">then</text:span> не получил бы <text:span text:style-name="Source_20_Text">src</text:span>.</text:p>
      <text:p text:style-name="P25"/>
      <text:h text:style-name="P26" text:outline-level="2">Почему тут вообще нельзя использовать return</text:h>
      <text:p text:style-name="P24">Даже если бы ты написал:</text:p>
      <text:p text:style-name="P29"><text:span text:style-name="Source_20_Text">promise.then(script =&gt; {</text:span></text:p>
      <text:p text:style-name="P30"><text:span text:style-name="Source_20_Text"><text:s text:c="2"/>return script;</text:span></text:p>
      <text:p text:style-name="P31"><text:span text:style-name="Source_20_Text">});</text:span></text:p>
      <text:p text:style-name="P24">➡️ <text:span text:style-name="Strong_20_Emphasis">это ни на что не повлияло бы</text:span>,<text:line-break/>потому что <text:span text:style-name="Strong_20_Emphasis">результат никто не использует</text:span>.</text:p>
      <text:p text:style-name="P25"/>
      <text:h text:style-name="P26" text:outline-level="2">Самая короткая формула 🧠</text:h>
      <text:p text:style-name="P27"><text:span text:style-name="Strong_20_Emphasis"><text:span text:style-name="Source_20_Text">then</text:span></text:span><text:span text:style-name="Strong_20_Emphasis"> без цепочки = подписка → </text:span><text:span text:style-name="Strong_20_Emphasis"><text:span text:style-name="Source_20_Text">return</text:span></text:span><text:span text:style-name="Strong_20_Emphasis"> не нужен</text:span><text:line-break/><text:span text:style-name="Strong_20_Emphasis"><text:span text:style-name="Source_20_Text">then</text:span></text:span><text:span text:style-name="Strong_20_Emphasis"> в цепочке = передача данных → </text:span><text:span text:style-name="Strong_20_Emphasis"><text:span text:style-name="Source_20_Text">return</text:span></text:span><text:span text:style-name="Strong_20_Emphasis"> нужен</text:span></text:p>
      <text:p text:style-name="P25"/>
      <text:h text:style-name="P26" text:outline-level="2">Ответ на твой вопрос прямо</text:h>
      <text:p text:style-name="P27">❓ «Почему тут не делают return?»</text:p>
      <text:p text:style-name="P24">👉 Потому что:</text:p>
      <text:list text:style-name="L55">
        <text:list-item>
          <text:p text:style-name="P82">это <text:span text:style-name="Strong_20_Emphasis">не цепочка</text:span></text:p>
        </text:list-item>
        <text:list-item>
          <text:p text:style-name="P82">это <text:span text:style-name="Strong_20_Emphasis">подписка на готовый Promise</text:span></text:p>
        </text:list-item>
        <text:list-item>
          <text:p text:style-name="P82">результат <text:span text:style-name="Strong_20_Emphasis">никуда дальше не передаётся</text:span></text:p>
        </text:list-item>
      </text:list>
      <text:p text:style-name="P21"/>
      <text:p text:style-name="P49">Отлично, ты попал <text:span text:style-name="Strong_20_Emphasis">ровно в самую суть</text:span> 🔥<text:line-break/>Давай раз и навсегда разрулим: <text:span text:style-name="Strong_20_Emphasis">где </text:span><text:span text:style-name="Strong_20_Emphasis"><text:span text:style-name="Source_20_Text">return</text:span></text:span><text:span text:style-name="Strong_20_Emphasis"> можно, а где нельзя</text:span>, особенно <text:span text:style-name="Strong_20_Emphasis">внутри </text:span><text:span text:style-name="Strong_20_Emphasis"><text:span text:style-name="Source_20_Text">resolve</text:span></text:span>.</text:p>
      <text:p text:style-name="P25"/>
      <text:h text:style-name="P26" text:outline-level="2">❓ Можно ли писать <text:span text:style-name="Source_20_Text">return</text:span> внутри <text:span text:style-name="Source_20_Text">resolve</text:span>?</text:h>
      <text:h text:style-name="P33" text:outline-level="3">❌ НЕТ — смысла нет</text:h>
      <text:p text:style-name="P28"><text:span text:style-name="Source_20_Text">resolve(return 5) // ❌ синтаксическая ошибка</text:span></text:p>
      <text:h text:style-name="P33" text:outline-level="3"><text:soft-page-break/>❌ И даже так — БЕСПОЛЕЗНО</text:h>
      <text:p text:style-name="P29"><text:span text:style-name="Source_20_Text">resolve(5)</text:span></text:p>
      <text:p text:style-name="P31"><text:span text:style-name="Source_20_Text">return 10</text:span></text:p>
      <text:p text:style-name="P24"><text:span text:style-name="Source_20_Text">return 10</text:span> <text:span text:style-name="Strong_20_Emphasis">никуда не попадёт</text:span>, Promise уже завершён.</text:p>
      <text:p text:style-name="P25"/>
      <text:h text:style-name="P26" text:outline-level="2">✅ Как правильно</text:h>
      <text:p text:style-name="P28"><text:span text:style-name="Source_20_Text">resolve(5)</text:span></text:p>
      <text:p text:style-name="P24">👉 Всё.<text:line-break/><text:span text:style-name="Source_20_Text">resolve</text:span> <text:span text:style-name="Strong_20_Emphasis">и есть “return” для Promise</text:span>.</text:p>
      <text:p text:style-name="P25"/>
      <text:h text:style-name="P26" text:outline-level="2">🤯 Почему <text:span text:style-name="Source_20_Text">return</text:span> внутри <text:span text:style-name="Source_20_Text">resolve</text:span> не нужен</text:h>
      <text:h text:style-name="P33" text:outline-level="3">Сравни:</text:h>
      <text:h text:style-name="P50" text:outline-level="4">❌ Неправильно</text:h>
      <text:p text:style-name="P29"><text:span text:style-name="Source_20_Text">new Promise(resolve =&gt; {</text:span></text:p>
      <text:p text:style-name="P30"><text:span text:style-name="Source_20_Text"><text:s text:c="2"/>return 5 // ❌ Promise этого не увидит</text:span></text:p>
      <text:p text:style-name="P31"><text:span text:style-name="Source_20_Text">})</text:span></text:p>
      <text:h text:style-name="P50" text:outline-level="4">✅ Правильно</text:h>
      <text:p text:style-name="P29"><text:span text:style-name="Source_20_Text">new Promise(resolve =&gt; {</text:span></text:p>
      <text:p text:style-name="P30"><text:span text:style-name="Source_20_Text"><text:s text:c="2"/>resolve(5)</text:span></text:p>
      <text:p text:style-name="P31"><text:span text:style-name="Source_20_Text">})</text:span></text:p>
      <text:p text:style-name="P25"/>
      <text:h text:style-name="P26" text:outline-level="2">🔁 Где <text:span text:style-name="Source_20_Text">return</text:span> реально нужен в Promise</text:h>
      <text:h text:style-name="P33" text:outline-level="3">1️⃣ В <text:span text:style-name="Source_20_Text">.then()</text:span></text:h>
      <text:p text:style-name="P29"><text:span text:style-name="Source_20_Text">promise()</text:span></text:p>
      <text:p text:style-name="P30"><text:span text:style-name="Source_20_Text"><text:s text:c="2"/>.then(x =&gt; {</text:span></text:p>
      <text:p text:style-name="P30"><text:span text:style-name="Source_20_Text"><text:s text:c="4"/>return x + 1</text:span></text:p>
      <text:p text:style-name="P30"><text:span text:style-name="Source_20_Text"><text:s text:c="2"/>})</text:span></text:p>
      <text:p text:style-name="P30"><text:span text:style-name="Source_20_Text"><text:s text:c="2"/>.then(y =&gt; {</text:span></text:p>
      <text:p text:style-name="P30"><text:span text:style-name="Source_20_Text"><text:s text:c="4"/>console.log(y)</text:span></text:p>
      <text:p text:style-name="P31"><text:span text:style-name="Source_20_Text"><text:s text:c="2"/>})</text:span></text:p>
      <text:p text:style-name="P25"/>
      <text:h text:style-name="P33" text:outline-level="3">2️⃣ Когда возвращаешь Promise</text:h>
      <text:p text:style-name="P29"><text:span text:style-name="Source_20_Text">.then(() =&gt; {</text:span></text:p>
      <text:p text:style-name="P30"><text:span text:style-name="Source_20_Text"><text:s text:c="2"/>return fetch('/api')</text:span></text:p>
      <text:p text:style-name="P31"><text:span text:style-name="Source_20_Text">})</text:span></text:p>
      <text:p text:style-name="P25"><text:soft-page-break/></text:p>
      <text:h text:style-name="P33" text:outline-level="3">3️⃣ В <text:span text:style-name="Source_20_Text">async</text:span> функции</text:h>
      <text:p text:style-name="P29"><text:span text:style-name="Source_20_Text">async function test() {</text:span></text:p>
      <text:p text:style-name="P30"><text:span text:style-name="Source_20_Text"><text:s text:c="2"/>return 5</text:span></text:p>
      <text:p text:style-name="P30"><text:span text:style-name="Source_20_Text">}</text:span></text:p>
      <text:p text:style-name="P30"/>
      <text:p text:style-name="P31"><text:span text:style-name="Source_20_Text">test().then(console.log) // 5</text:span></text:p>
      <text:p text:style-name="P24">👉 <text:span text:style-name="Source_20_Text">return</text:span> автоматически становится <text:span text:style-name="Source_20_Text">resolve</text:span></text:p>
      <text:p text:style-name="P25"/>
      <text:h text:style-name="P26" text:outline-level="2">🧠 Короткая ментальная модель</text:h>
      <text:p text:style-name="P29"><text:span text:style-name="Source_20_Text">Promise constructor <text:s/>→ resolve / reject</text:span></text:p>
      <text:p text:style-name="P30"><text:span text:style-name="Source_20_Text">.then() <text:s text:c="13"/>→ return</text:span></text:p>
      <text:p text:style-name="P31"><text:span text:style-name="Source_20_Text">async function <text:s text:c="6"/>→ return</text:span></text:p>
      <text:p text:style-name="P25"/>
      <text:h text:style-name="P26" text:outline-level="2">TL;DR</text:h>
      <text:list text:style-name="L56">
        <text:list-item>
          <text:p text:style-name="P83">❌ <text:span text:style-name="Source_20_Text">return</text:span> внутри <text:span text:style-name="Source_20_Text">resolve</text:span> — нельзя и не нужно</text:p>
        </text:list-item>
        <text:list-item>
          <text:p text:style-name="P83">✅ <text:span text:style-name="Source_20_Text">resolve(value)</text:span> = вернуть значение из Promise</text:p>
        </text:list-item>
        <text:list-item>
          <text:p text:style-name="P83">✅ <text:span text:style-name="Source_20_Text">return</text:span> нужен в <text:span text:style-name="Source_20_Text">.then()</text:span> и <text:span text:style-name="Source_20_Text">async</text:span></text:p>
        </text:list-item>
        <text:list-item>
          <text:p text:style-name="P83">❌ <text:span text:style-name="Source_20_Text">return</text:span> в <text:span text:style-name="Source_20_Text">setTimeout</text:span> — никуда</text:p>
        </text:list-item>
      </text:list>
      <text:p text:style-name="P49">Крутой вопрос, ты уже думаешь <text:span text:style-name="Strong_20_Emphasis">на уровень глубже, чем просто “как написать”</text:span> 👌<text:line-break/>Давай спокойно разберём <text:span text:style-name="Strong_20_Emphasis">почему </text:span><text:span text:style-name="Strong_20_Emphasis"><text:span text:style-name="Source_20_Text">throw</text:span></text:span><text:span text:style-name="Strong_20_Emphasis"> нельзя писать “внутри </text:span><text:span text:style-name="Strong_20_Emphasis"><text:span text:style-name="Source_20_Text">reject</text:span></text:span><text:span text:style-name="Strong_20_Emphasis">”</text:span> и <text:span text:style-name="Strong_20_Emphasis">где он вообще работает</text:span>.</text:p>
      <text:p text:style-name="P25"/>
      <text:h text:style-name="P26" text:outline-level="2">❓ Почему нельзя так?</text:h>
      <text:p text:style-name="P28"><text:span text:style-name="Source_20_Text">reject(throw new Error('fail')) ❌</text:span></text:p>
      <text:h text:style-name="P33" text:outline-level="3">Причина №1 — <text:span text:style-name="Source_20_Text">throw</text:span> не выражение</text:h>
      <text:p text:style-name="P24"><text:span text:style-name="Source_20_Text">throw</text:span> — это <text:span text:style-name="Strong_20_Emphasis">оператор</text:span>, а не значение.</text:p>
      <text:p text:style-name="P24">То есть:</text:p>
      <text:list text:style-name="L57">
        <text:list-item>
          <text:p text:style-name="P84"><text:span text:style-name="Source_20_Text">reject(5)</text:span> ✅</text:p>
        </text:list-item>
        <text:list-item>
          <text:p text:style-name="P84"><text:span text:style-name="Source_20_Text">reject(new Error())</text:span> ✅</text:p>
        </text:list-item>
        <text:list-item>
          <text:p text:style-name="P84"><text:span text:style-name="Source_20_Text">reject(throw new Error())</text:span> ❌</text:p>
        </text:list-item>
      </text:list>
      <text:p text:style-name="P24">👉 <text:span text:style-name="Source_20_Text">throw</text:span> <text:span text:style-name="Strong_20_Emphasis">нельзя передать как аргумент</text:span></text:p>
      <text:p text:style-name="P25"/>
      <text:h text:style-name="P26" text:outline-level="2"><text:soft-page-break/>❓ Тогда где <text:span text:style-name="Source_20_Text">throw</text:span> вообще можно?</text:h>
      <text:h text:style-name="P33" text:outline-level="3">✅ В теле функции</text:h>
      <text:p text:style-name="P28"><text:span text:style-name="Source_20_Text">throw new Error('fail')</text:span></text:p>
      <text:h text:style-name="P33" text:outline-level="3">✅ В <text:span text:style-name="Source_20_Text">.then()</text:span> или <text:span text:style-name="Source_20_Text">async</text:span></text:h>
      <text:p text:style-name="P29"><text:span text:style-name="Source_20_Text">.then(() =&gt; {</text:span></text:p>
      <text:p text:style-name="P30"><text:span text:style-name="Source_20_Text"><text:s text:c="2"/>throw new Error('fail')</text:span></text:p>
      <text:p text:style-name="P31"><text:span text:style-name="Source_20_Text">})</text:span></text:p>
      <text:p text:style-name="P29"><text:span text:style-name="Source_20_Text">async function test() {</text:span></text:p>
      <text:p text:style-name="P30"><text:span text:style-name="Source_20_Text"><text:s text:c="2"/>throw new Error('fail')</text:span></text:p>
      <text:p text:style-name="P31"><text:span text:style-name="Source_20_Text">}</text:span></text:p>
      <text:p text:style-name="P24">👉 <text:span text:style-name="Source_20_Text">throw</text:span> автоматически делает <text:span text:style-name="Source_20_Text">reject</text:span></text:p>
      <text:p text:style-name="P25"/>
      <text:h text:style-name="P26" text:outline-level="2">❓ Как правильно отклонять Promise</text:h>
      <text:h text:style-name="P33" text:outline-level="3">Вариант 1 — через <text:span text:style-name="Source_20_Text">reject</text:span></text:h>
      <text:p text:style-name="P29"><text:span text:style-name="Source_20_Text">new Promise((resolve, reject) =&gt; {</text:span></text:p>
      <text:p text:style-name="P30"><text:span text:style-name="Source_20_Text"><text:s text:c="2"/>reject(new Error('fail'))</text:span></text:p>
      <text:p text:style-name="P31"><text:span text:style-name="Source_20_Text">})</text:span></text:p>
      <text:h text:style-name="P33" text:outline-level="3">Вариант 2 — через <text:span text:style-name="Source_20_Text">throw</text:span> (ТОЛЬКО в синхронном коде)</text:h>
      <text:p text:style-name="P29"><text:span text:style-name="Source_20_Text">new Promise(() =&gt; {</text:span></text:p>
      <text:p text:style-name="P30"><text:span text:style-name="Source_20_Text"><text:s text:c="2"/>throw new Error('fail')</text:span></text:p>
      <text:p text:style-name="P31"><text:span text:style-name="Source_20_Text">})</text:span></text:p>
      <text:p text:style-name="P24">⚠️ Но <text:span text:style-name="Strong_20_Emphasis">не внутри </text:span><text:span text:style-name="Strong_20_Emphasis"><text:span text:style-name="Source_20_Text">setTimeout</text:span></text:span>!</text:p>
      <text:p text:style-name="P25"/>
      <text:h text:style-name="P26" text:outline-level="2">🤯 ВАЖНО: <text:span text:style-name="Source_20_Text">throw</text:span> внутри <text:span text:style-name="Source_20_Text">setTimeout</text:span> НЕ работает</text:h>
      <text:p text:style-name="P29"><text:span text:style-name="Source_20_Text">new Promise((resolve, reject) =&gt; {</text:span></text:p>
      <text:p text:style-name="P30"><text:span text:style-name="Source_20_Text"><text:s text:c="2"/>setTimeout(() =&gt; {</text:span></text:p>
      <text:p text:style-name="P30"><text:span text:style-name="Source_20_Text"><text:s text:c="4"/>throw new Error('fail') // ❌ Promise этого не поймает</text:span></text:p>
      <text:p text:style-name="P30"><text:span text:style-name="Source_20_Text"><text:s text:c="2"/>}, 1000)</text:span></text:p>
      <text:p text:style-name="P31"><text:span text:style-name="Source_20_Text">})</text:span></text:p>
      <text:p text:style-name="P24">Почему?<text:line-break/><text:span text:style-name="Source_20_Text">setTimeout</text:span> — другой стек вызовов.</text:p>
      <text:p text:style-name="P25"/>
      <text:h text:style-name="P26" text:outline-level="2">✅ Как правильно в async-коде</text:h>
      <text:p text:style-name="P29"><text:span text:style-name="Source_20_Text">new Promise((resolve, reject) =&gt; {</text:span></text:p>
      <text:p text:style-name="P30"><text:span text:style-name="Source_20_Text"><text:s text:c="2"/>setTimeout(() =&gt; {</text:span></text:p>
      <text:p text:style-name="P30"><text:soft-page-break/><text:span text:style-name="Source_20_Text"><text:s text:c="4"/>reject(new Error('fail')) // ✅</text:span></text:p>
      <text:p text:style-name="P30"><text:span text:style-name="Source_20_Text"><text:s text:c="2"/>}, 1000)</text:span></text:p>
      <text:p text:style-name="P31"><text:span text:style-name="Source_20_Text">})</text:span></text:p>
      <text:p text:style-name="P25"/>
      <text:h text:style-name="P26" text:outline-level="2">🧠 Запомни простую схему</text:h>
      <text:p text:style-name="P29"><text:span text:style-name="Source_20_Text">throw → работает ТОЛЬКО синхронно</text:span></text:p>
      <text:p text:style-name="P31"><text:span text:style-name="Source_20_Text">reject → работает ВСЕГДА (в т.ч. async)</text:span></text:p>
      <text:p text:style-name="P25"/>
      <text:h text:style-name="P26" text:outline-level="2">TL;DR</text:h>
      <text:list text:style-name="L58">
        <text:list-item>
          <text:p text:style-name="P85">❌ <text:span text:style-name="Source_20_Text">throw</text:span> нельзя передавать в <text:span text:style-name="Source_20_Text">reject(...)</text:span></text:p>
        </text:list-item>
        <text:list-item>
          <text:p text:style-name="P85"><text:span text:style-name="Source_20_Text">throw</text:span> — не значение</text:p>
        </text:list-item>
        <text:list-item>
          <text:p text:style-name="P85"><text:span text:style-name="Source_20_Text">throw</text:span> = <text:span text:style-name="Source_20_Text">reject</text:span>, но только в синхронном коде</text:p>
        </text:list-item>
        <text:list-item>
          <text:p text:style-name="P85">В async (<text:span text:style-name="Source_20_Text">setTimeout</text:span>, <text:span text:style-name="Source_20_Text">fetch</text:span>) → только <text:span text:style-name="Source_20_Text">reject</text:span></text:p>
        </text:list-item>
      </text:list>
      <text:p text:style-name="P49">Сейчас объясню <text:span text:style-name="Strong_20_Emphasis">почему «нельзя» (точнее: почему НЕ СТОИТ)</text:span> писать <text:span text:style-name="Source_20_Text">.then()</text:span> / <text:span text:style-name="Source_20_Text">.catch()</text:span> <text:span text:style-name="Strong_20_Emphasis">внутри функции</text:span>, если ты хочешь нормально работать с ошибками.</text:p>
      <text:p text:style-name="P24">Сразу скажу: <text:span text:style-name="Strong_20_Emphasis">ТЕХНИЧЕСКИ можно</text:span>, но <text:span text:style-name="Strong_20_Emphasis">ЛОГИЧЕСКИ ты ломаешь контракт функции</text:span>.</text:p>
      <text:p text:style-name="P25"/>
      <text:h text:style-name="P26" text:outline-level="2">Твой код</text:h>
      <text:p text:style-name="P29"><text:span text:style-name="Source_20_Text">function promiseError() {</text:span></text:p>
      <text:p text:style-name="P30"><text:span text:style-name="Source_20_Text"><text:s text:c="2"/>return new Promise((resolve, reject) =&gt; {</text:span></text:p>
      <text:p text:style-name="P30"><text:span text:style-name="Source_20_Text"><text:s text:c="4"/>setTimeout(() =&gt; {</text:span></text:p>
      <text:p text:style-name="P30"><text:span text:style-name="Source_20_Text"><text:s text:c="6"/>reject(new Error('fail'))</text:span></text:p>
      <text:p text:style-name="P30"><text:span text:style-name="Source_20_Text"><text:s text:c="4"/>}, 1000)</text:span></text:p>
      <text:p text:style-name="P30"><text:span text:style-name="Source_20_Text"><text:s text:c="2"/>}).catch(e =&gt; {</text:span></text:p>
      <text:p text:style-name="P30"><text:span text:style-name="Source_20_Text"><text:s text:c="4"/>console.log(e.message)</text:span></text:p>
      <text:p text:style-name="P30"><text:span text:style-name="Source_20_Text"><text:s text:c="2"/>})</text:span></text:p>
      <text:p text:style-name="P30"><text:span text:style-name="Source_20_Text">}</text:span></text:p>
      <text:p text:style-name="P30"/>
      <text:p text:style-name="P31"><text:span text:style-name="Source_20_Text">promiseError()</text:span></text:p>
      <text:p text:style-name="P25"/>
      <text:h text:style-name="P26" text:outline-level="2">❓ Что здесь реально происходит</text:h>
      <text:list text:style-name="L59">
        <text:list-item>
          <text:p text:style-name="P86"><text:span text:style-name="Source_20_Text">reject(new Error('fail'))</text:span> — промис <text:span text:style-name="Strong_20_Emphasis">отклонён</text:span></text:p>
        </text:list-item>
        <text:list-item>
          <text:p text:style-name="P86"><text:span text:style-name="Source_20_Text">.catch(...)</text:span> <text:span text:style-name="Strong_20_Emphasis">ловит ошибку</text:span></text:p>
        </text:list-item>
        <text:list-item>
          <text:p text:style-name="P86">Ты <text:span text:style-name="Strong_20_Emphasis">ничего не возвращаешь из catch</text:span></text:p>
        </text:list-item>
        <text:list-item>
          <text:p text:style-name="P86">Значит <text:span text:style-name="Source_20_Text">.catch()</text:span> <text:span text:style-name="Strong_20_Emphasis">возвращает resolved Promise с </text:span><text:span text:style-name="Strong_20_Emphasis"><text:span text:style-name="Source_20_Text">undefined</text:span></text:span></text:p>
        </text:list-item>
      </text:list>
      <text:p text:style-name="P24">👉 Итог:</text:p>
      <text:p text:style-name="P28"><text:soft-page-break/><text:span text:style-name="Source_20_Text">promiseError() // ← УСПЕШНЫЙ Promise (!)</text:span></text:p>
      <text:p text:style-name="P24">Ошибка <text:span text:style-name="Strong_20_Emphasis">съедена</text:span>.</text:p>
      <text:p text:style-name="P25"/>
      <text:h text:style-name="P26" text:outline-level="2">🤯 Почему это плохо на практике</text:h>
      <text:p text:style-name="P24">Представь, что ты используешь эту функцию дальше:</text:p>
      <text:p text:style-name="P29"><text:span text:style-name="Source_20_Text">promiseError()</text:span></text:p>
      <text:p text:style-name="P30"><text:span text:style-name="Source_20_Text"><text:s text:c="2"/>.then(() =&gt; {</text:span></text:p>
      <text:p text:style-name="P30"><text:span text:style-name="Source_20_Text"><text:s text:c="4"/>console.log('Успех')</text:span></text:p>
      <text:p text:style-name="P30"><text:span text:style-name="Source_20_Text"><text:s text:c="2"/>})</text:span></text:p>
      <text:p text:style-name="P30"><text:span text:style-name="Source_20_Text"><text:s text:c="2"/>.catch(() =&gt; {</text:span></text:p>
      <text:p text:style-name="P30"><text:span text:style-name="Source_20_Text"><text:s text:c="4"/>console.log('Ошибка')</text:span></text:p>
      <text:p text:style-name="P31"><text:span text:style-name="Source_20_Text"><text:s text:c="2"/>})</text:span></text:p>
      <text:p text:style-name="P24">💥 Выведется:</text:p>
      <text:p text:style-name="P29"><text:span text:style-name="Source_20_Text">fail</text:span></text:p>
      <text:p text:style-name="P31"><text:span text:style-name="Source_20_Text">Успех</text:span></text:p>
      <text:p text:style-name="P24">😬 <text:span text:style-name="Strong_20_Emphasis">Катастрофа для логики</text:span></text:p>
      <text:p text:style-name="P25"/>
      <text:h text:style-name="P26" text:outline-level="2">🧠 Главное правило</text:h>
      <text:p text:style-name="P27"><text:span text:style-name="Strong_20_Emphasis">Функция должна либо вернуть данные, либо выбросить ошибку — но не решать за вызывающего, что с ней делать</text:span></text:p>
      <text:p text:style-name="P25"/>
      <text:h text:style-name="P26" text:outline-level="2">✅ Правильный подход (99% случаев)</text:h>
      <text:h text:style-name="P33" text:outline-level="3">1️⃣ Функция ТОЛЬКО делает работу</text:h>
      <text:p text:style-name="P29"><text:span text:style-name="Source_20_Text">function promiseError() {</text:span></text:p>
      <text:p text:style-name="P30"><text:span text:style-name="Source_20_Text"><text:s text:c="2"/>return new Promise((resolve, reject) =&gt; {</text:span></text:p>
      <text:p text:style-name="P30"><text:span text:style-name="Source_20_Text"><text:s text:c="4"/>setTimeout(() =&gt; {</text:span></text:p>
      <text:p text:style-name="P30"><text:span text:style-name="Source_20_Text"><text:s text:c="6"/>reject(new Error('fail'))</text:span></text:p>
      <text:p text:style-name="P30"><text:span text:style-name="Source_20_Text"><text:s text:c="4"/>}, 1000)</text:span></text:p>
      <text:p text:style-name="P30"><text:span text:style-name="Source_20_Text"><text:s text:c="2"/>})</text:span></text:p>
      <text:p text:style-name="P31"><text:span text:style-name="Source_20_Text">}</text:span></text:p>
      <text:h text:style-name="P33" text:outline-level="3">2️⃣ Обработка ошибок — СНАРУЖИ</text:h>
      <text:p text:style-name="P29"><text:span text:style-name="Source_20_Text">promiseError()</text:span></text:p>
      <text:p text:style-name="P30"><text:span text:style-name="Source_20_Text"><text:s text:c="2"/>.then(() =&gt; {</text:span></text:p>
      <text:p text:style-name="P30"><text:span text:style-name="Source_20_Text"><text:s text:c="4"/>console.log('Успех')</text:span></text:p>
      <text:p text:style-name="P30"><text:span text:style-name="Source_20_Text"><text:s text:c="2"/>})</text:span></text:p>
      <text:p text:style-name="P30"><text:span text:style-name="Source_20_Text"><text:s text:c="2"/>.catch(e =&gt; {</text:span></text:p>
      <text:p text:style-name="P30"><text:span text:style-name="Source_20_Text"><text:s text:c="4"/>console.log('Ошибка:', e.message)</text:span></text:p>
      <text:p text:style-name="P31"><text:span text:style-name="Source_20_Text"><text:s text:c="2"/>})</text:span></text:p>
      <text:p text:style-name="P25"/>
      <text:h text:style-name="P26" text:outline-level="2"><text:soft-page-break/>🟡 Когда МОЖНО <text:span text:style-name="Source_20_Text">.catch()</text:span> внутри функции</text:h>
      <text:h text:style-name="P33" text:outline-level="3">✔️ Если ты <text:span text:style-name="Strong_20_Emphasis">преобразуешь ошибку</text:span> и ПРОКИДЫВАЕШЬ её дальше</text:h>
      <text:p text:style-name="P29"><text:span text:style-name="Source_20_Text">function promiseError() {</text:span></text:p>
      <text:p text:style-name="P30"><text:span text:style-name="Source_20_Text"><text:s text:c="2"/>return new Promise((resolve, reject) =&gt; {</text:span></text:p>
      <text:p text:style-name="P30"><text:span text:style-name="Source_20_Text"><text:s text:c="4"/>setTimeout(() =&gt; reject(new Error('fail')), 1000)</text:span></text:p>
      <text:p text:style-name="P30"><text:span text:style-name="Source_20_Text"><text:s text:c="2"/>}).catch(e =&gt; {</text:span></text:p>
      <text:p text:style-name="P30"><text:span text:style-name="Source_20_Text"><text:s text:c="4"/>throw new Error('API error: ' + e.message)</text:span></text:p>
      <text:p text:style-name="P30"><text:span text:style-name="Source_20_Text"><text:s text:c="2"/>})</text:span></text:p>
      <text:p text:style-name="P31"><text:span text:style-name="Source_20_Text">}</text:span></text:p>
      <text:p text:style-name="P25"/>
      <text:h text:style-name="P33" text:outline-level="3">✔️ Или логируешь и <text:span text:style-name="Strong_20_Emphasis">перебрасываешь</text:span></text:h>
      <text:p text:style-name="P29"><text:span text:style-name="Source_20_Text">.catch(e =&gt; {</text:span></text:p>
      <text:p text:style-name="P30"><text:span text:style-name="Source_20_Text"><text:s text:c="2"/>console.error(e)</text:span></text:p>
      <text:p text:style-name="P30"><text:span text:style-name="Source_20_Text"><text:s text:c="2"/>throw e</text:span></text:p>
      <text:p text:style-name="P31"><text:span text:style-name="Source_20_Text">})</text:span></text:p>
      <text:p text:style-name="P25"/>
      <text:h text:style-name="P33" text:outline-level="3">✔️ Или возвращаешь fallback-значение ОСОЗНАННО</text:h>
      <text:p text:style-name="P29"><text:span text:style-name="Source_20_Text">.catch(() =&gt; {</text:span></text:p>
      <text:p text:style-name="P30"><text:span text:style-name="Source_20_Text"><text:s text:c="2"/>return { ok: false }</text:span></text:p>
      <text:p text:style-name="P31"><text:span text:style-name="Source_20_Text">})</text:span></text:p>
      <text:p text:style-name="P24">(но тогда вызывающий код <text:span text:style-name="Strong_20_Emphasis">не узнает</text:span>, что была ошибка)</text:p>
      <text:p text:style-name="P25"/>
      <text:h text:style-name="P26" text:outline-level="2">❌ Когда НЕЛЬЗЯ</text:h>
      <text:p text:style-name="P29"><text:span text:style-name="Source_20_Text">.catch(e =&gt; {</text:span></text:p>
      <text:p text:style-name="P30"><text:span text:style-name="Source_20_Text"><text:s text:c="2"/>console.log(e)</text:span></text:p>
      <text:p text:style-name="P31"><text:span text:style-name="Source_20_Text">})</text:span></text:p>
      <text:p text:style-name="P24">👉 ошибка проглочена<text:line-break/>👉 дальше всё «успешно»</text:p>
      <text:p text:style-name="P25"/>
      <text:h text:style-name="P26" text:outline-level="2">TL;DR (запомни это)</text:h>
      <text:list text:style-name="L60">
        <text:list-item>
          <text:p text:style-name="P87"><text:span text:style-name="Source_20_Text">.catch()</text:span> <text:span text:style-name="Strong_20_Emphasis">внутри функции</text:span> = ты решаешь судьбу ошибки</text:p>
        </text:list-item>
        <text:list-item>
          <text:p text:style-name="P87">Если не <text:span text:style-name="Source_20_Text">throw</text:span> внутри <text:span text:style-name="Source_20_Text">.catch()</text:span> — ошибка исчезает</text:p>
        </text:list-item>
        <text:list-item>
          <text:p text:style-name="P87">Хороший стиль:<text:line-break/><text:span text:style-name="Strong_20_Emphasis">функция → делает работу</text:span><text:line-break/><text:span text:style-name="Strong_20_Emphasis">внешний код → решает, что делать с ошибкой</text:span></text:p>
        </text:list-item>
      </text:list>
      <text:p text:style-name="P25"/>
      <text:p text:style-name="P24">Если хочешь, я могу:</text:p>
      <text:list text:style-name="L61">
        <text:list-item>
          <text:p text:style-name="P88"><text:soft-page-break/>показать <text:span text:style-name="Strong_20_Emphasis">реальный баг из продакшена</text:span>, где так «съели» ошибку</text:p>
        </text:list-item>
        <text:list-item>
          <text:p text:style-name="P88">или разобрать <text:span text:style-name="Strong_20_Emphasis">как правильно логировать и прокидывать ошибки</text:span></text:p>
        </text:list-item>
      </text:list>
      <text:p text:style-name="P24">Скажи 👌</text:p>
      <text:p text:style-name="P24">допустим если мы перебросим ошибки из catch получается другой cathc получит или что??</text:p>
      <text:p text:style-name="P24">Да 👍 <text:span text:style-name="Strong_20_Emphasis">именно так</text:span> — если ты <text:span text:style-name="Strong_20_Emphasis">перебрасываешь ошибку из </text:span><text:span text:style-name="Strong_20_Emphasis"><text:span text:style-name="Source_20_Text">catch</text:span></text:span>, её <text:span text:style-name="Strong_20_Emphasis">получит следующий </text:span><text:span text:style-name="Strong_20_Emphasis"><text:span text:style-name="Source_20_Text">catch</text:span></text:span> в цепочке (или <text:span text:style-name="Source_20_Text">try/catch</text:span>, если это <text:span text:style-name="Source_20_Text">async/await</text:span>).</text:p>
      <text:p text:style-name="P24">Давай очень наглядно.</text:p>
      <text:p text:style-name="P25"/>
      <text:h text:style-name="P26" text:outline-level="2">🔁 Как работает переброс ошибки</text:h>
      <text:h text:style-name="P33" text:outline-level="3">Пример с двумя <text:span text:style-name="Source_20_Text">catch</text:span></text:h>
      <text:p text:style-name="P29"><text:span text:style-name="Source_20_Text">Promise.reject(new Error('fail'))</text:span></text:p>
      <text:p text:style-name="P30"><text:span text:style-name="Source_20_Text"><text:s text:c="2"/>.catch(err =&gt; {</text:span></text:p>
      <text:p text:style-name="P30"><text:span text:style-name="Source_20_Text"><text:s text:c="4"/>console.log('catch 1:', err.message)</text:span></text:p>
      <text:p text:style-name="P30"><text:span text:style-name="Source_20_Text"><text:s text:c="4"/>throw err <text:s text:c="11"/>// 👈 ПЕРЕБРОС</text:span></text:p>
      <text:p text:style-name="P30"><text:span text:style-name="Source_20_Text"><text:s text:c="2"/>})</text:span></text:p>
      <text:p text:style-name="P30"><text:span text:style-name="Source_20_Text"><text:s text:c="2"/>.catch(err =&gt; {</text:span></text:p>
      <text:p text:style-name="P30"><text:span text:style-name="Source_20_Text"><text:s text:c="4"/>console.log('catch 2:', err.message)</text:span></text:p>
      <text:p text:style-name="P31"><text:span text:style-name="Source_20_Text"><text:s text:c="2"/>})</text:span></text:p>
      <text:h text:style-name="P33" text:outline-level="3">Вывод:</text:h>
      <text:p text:style-name="P29"><text:span text:style-name="Source_20_Text">catch 1: fail</text:span></text:p>
      <text:p text:style-name="P31"><text:span text:style-name="Source_20_Text">catch 2: fail</text:span></text:p>
      <text:p text:style-name="P24">👉 Первый <text:span text:style-name="Source_20_Text">catch</text:span> <text:span text:style-name="Strong_20_Emphasis">поймал</text:span>, но потом <text:span text:style-name="Strong_20_Emphasis">выбросил снова</text:span>.</text:p>
      <text:p text:style-name="P25"/>
      <text:h text:style-name="P26" text:outline-level="2">❌ Если НЕ перебрасывать</text:h>
      <text:p text:style-name="P29"><text:span text:style-name="Source_20_Text">Promise.reject(new Error('fail'))</text:span></text:p>
      <text:p text:style-name="P30"><text:span text:style-name="Source_20_Text"><text:s text:c="2"/>.catch(err =&gt; {</text:span></text:p>
      <text:p text:style-name="P30"><text:span text:style-name="Source_20_Text"><text:s text:c="4"/>console.log('catch 1:', err.message)</text:span></text:p>
      <text:p text:style-name="P30"><text:span text:style-name="Source_20_Text"><text:s text:c="4"/>// ничего не вернули и не throw</text:span></text:p>
      <text:p text:style-name="P30"><text:span text:style-name="Source_20_Text"><text:s text:c="2"/>})</text:span></text:p>
      <text:p text:style-name="P30"><text:span text:style-name="Source_20_Text"><text:s text:c="2"/>.catch(err =&gt; {</text:span></text:p>
      <text:p text:style-name="P30"><text:span text:style-name="Source_20_Text"><text:s text:c="4"/>console.log('catch 2:', err.message)</text:span></text:p>
      <text:p text:style-name="P31"><text:span text:style-name="Source_20_Text"><text:s text:c="2"/>})</text:span></text:p>
      <text:h text:style-name="P33" text:outline-level="3">Вывод:</text:h>
      <text:p text:style-name="P28"><text:span text:style-name="Source_20_Text">catch 1: fail</text:span></text:p>
      <text:p text:style-name="P24">👉 Второй <text:span text:style-name="Source_20_Text">catch</text:span> <text:span text:style-name="Strong_20_Emphasis">НЕ сработает</text:span>, потому что ошибка «съедена».</text:p>
      <text:p text:style-name="P25"/>
      <text:h text:style-name="P26" text:outline-level="2"><text:soft-page-break/>🔄 <text:span text:style-name="Source_20_Text">return</text:span> vs <text:span text:style-name="Source_20_Text">throw</text:span> в <text:span text:style-name="Source_20_Text">catch</text:span></text:h>
      <text:h text:style-name="P33" text:outline-level="3"><text:span text:style-name="Source_20_Text">return</text:span> → успех</text:h>
      <text:p text:style-name="P29"><text:span text:style-name="Source_20_Text">.catch(err =&gt; {</text:span></text:p>
      <text:p text:style-name="P30"><text:span text:style-name="Source_20_Text"><text:s text:c="2"/>return 42</text:span></text:p>
      <text:p text:style-name="P30"><text:span text:style-name="Source_20_Text">})</text:span></text:p>
      <text:p text:style-name="P31"><text:span text:style-name="Source_20_Text">.then(v =&gt; console.log(v)) // 42</text:span></text:p>
      <text:h text:style-name="P33" text:outline-level="3"><text:span text:style-name="Source_20_Text">throw</text:span> → ошибка дальше</text:h>
      <text:p text:style-name="P29"><text:span text:style-name="Source_20_Text">.catch(err =&gt; {</text:span></text:p>
      <text:p text:style-name="P30"><text:span text:style-name="Source_20_Text"><text:s text:c="2"/>throw err</text:span></text:p>
      <text:p text:style-name="P31"><text:span text:style-name="Source_20_Text">})</text:span></text:p>
      <text:p text:style-name="P25"/>
      <text:h text:style-name="P26" text:outline-level="2">🧠 Ментальная модель цепочки</text:h>
      <text:p text:style-name="P29"><text:span text:style-name="Source_20_Text">Promise</text:span></text:p>
      <text:p text:style-name="P30"><text:span text:style-name="Source_20_Text"><text:s text:c="2"/>↓ reject</text:span></text:p>
      <text:p text:style-name="P30"><text:span text:style-name="Source_20_Text">.catch() — поймал</text:span></text:p>
      <text:p text:style-name="P30"><text:span text:style-name="Source_20_Text"><text:s text:c="2"/>├─ return → success → then</text:span></text:p>
      <text:p text:style-name="P31"><text:span text:style-name="Source_20_Text"><text:s text:c="2"/>└─ throw <text:s/>→ reject <text:s/>→ следующий catch</text:span></text:p>
      <text:p text:style-name="P25"/>
      <text:h text:style-name="P26" text:outline-level="2">🔥 Реальный практический кейс</text:h>
      <text:h text:style-name="P33" text:outline-level="3">Логируем, но НЕ ломаем цепочку</text:h>
      <text:p text:style-name="P29"><text:span text:style-name="Source_20_Text">function apiCall() {</text:span></text:p>
      <text:p text:style-name="P30"><text:span text:style-name="Source_20_Text"><text:s text:c="2"/>return fetch('/api')</text:span></text:p>
      <text:p text:style-name="P30"><text:span text:style-name="Source_20_Text"><text:s text:c="4"/>.catch(err =&gt; {</text:span></text:p>
      <text:p text:style-name="P30"><text:span text:style-name="Source_20_Text"><text:s text:c="6"/>console.error('network:', err)</text:span></text:p>
      <text:p text:style-name="P30"><text:span text:style-name="Source_20_Text"><text:s text:c="6"/>throw err // обязательно!</text:span></text:p>
      <text:p text:style-name="P30"><text:span text:style-name="Source_20_Text"><text:s text:c="4"/>})</text:span></text:p>
      <text:p text:style-name="P31"><text:span text:style-name="Source_20_Text">}</text:span></text:p>
      <text:p text:style-name="P25"/>
      <text:h text:style-name="P26" text:outline-level="2">async / await — то же самое</text:h>
      <text:p text:style-name="P29"><text:span text:style-name="Source_20_Text">async function apiCall() {</text:span></text:p>
      <text:p text:style-name="P30"><text:span text:style-name="Source_20_Text"><text:s text:c="2"/>try {</text:span></text:p>
      <text:p text:style-name="P30"><text:span text:style-name="Source_20_Text"><text:s text:c="4"/>await fetch('/api')</text:span></text:p>
      <text:p text:style-name="P30"><text:span text:style-name="Source_20_Text"><text:s text:c="2"/>} catch (err) {</text:span></text:p>
      <text:p text:style-name="P30"><text:span text:style-name="Source_20_Text"><text:s text:c="4"/>console.error('network:', err)</text:span></text:p>
      <text:p text:style-name="P30"><text:span text:style-name="Source_20_Text"><text:s text:c="4"/>throw err</text:span></text:p>
      <text:p text:style-name="P30"><text:span text:style-name="Source_20_Text"><text:s text:c="2"/>}</text:span></text:p>
      <text:p text:style-name="P30"><text:span text:style-name="Source_20_Text">}</text:span></text:p>
      <text:p text:style-name="P30"/>
      <text:p text:style-name="P30"><text:span text:style-name="Source_20_Text">try {</text:span></text:p>
      <text:p text:style-name="P30"><text:span text:style-name="Source_20_Text"><text:s text:c="2"/>await apiCall()</text:span></text:p>
      <text:p text:style-name="P30"><text:span text:style-name="Source_20_Text">} catch (err) {</text:span></text:p>
      <text:p text:style-name="P30"><text:span text:style-name="Source_20_Text"><text:s text:c="2"/>console.log('поймал снаружи')</text:span></text:p>
      <text:p text:style-name="P31"><text:span text:style-name="Source_20_Text">}</text:span></text:p>
      <text:p text:style-name="P25"><text:soft-page-break/></text:p>
      <text:h text:style-name="P26" text:outline-level="2">TL;DR</text:h>
      <text:list text:style-name="L62">
        <text:list-item>
          <text:p text:style-name="P89"><text:span text:style-name="Source_20_Text">throw</text:span> в <text:span text:style-name="Source_20_Text">catch</text:span> → ошибка летит дальше</text:p>
        </text:list-item>
        <text:list-item>
          <text:p text:style-name="P89"><text:span text:style-name="Source_20_Text">return</text:span> в <text:span text:style-name="Source_20_Text">catch</text:span> → ошибка превращается в успех</text:p>
        </text:list-item>
        <text:list-item>
          <text:p text:style-name="P89">Если не <text:span text:style-name="Source_20_Text">throw</text:span> — следующий <text:span text:style-name="Source_20_Text">catch</text:span> НЕ сработает</text:p>
        </text:list-item>
        <text:list-item>
          <text:p text:style-name="P89">Это работает <text:span text:style-name="Strong_20_Emphasis">и в </text:span><text:span text:style-name="Strong_20_Emphasis"><text:span text:style-name="Source_20_Text">.then()</text:span></text:span><text:span text:style-name="Strong_20_Emphasis"> цепочках, и в </text:span><text:span text:style-name="Strong_20_Emphasis"><text:span text:style-name="Source_20_Text">async/await</text:span></text:span></text:p>
        </text:list-item>
      </text:list>
      <text:h text:style-name="P23" text:outline-level="2">Короткий ответ</text:h>
      <text:p text:style-name="P27"><text:span text:style-name="Strong_20_Emphasis">ДА</text:span> — если в <text:span text:style-name="Source_20_Text">catch</text:span> написать <text:span text:style-name="Source_20_Text">return</text:span>,<text:line-break/>то ошибка <text:span text:style-name="Strong_20_Emphasis">считается обработанной</text:span>,<text:line-break/>и <text:span text:style-name="Strong_20_Emphasis">следующий Promise будет </text:span><text:span text:style-name="Strong_20_Emphasis"><text:span text:style-name="Source_20_Text">fulfilled</text:span></text:span>,<text:line-break/>поэтому выполнится <text:span text:style-name="Source_20_Text">.then()</text:span>.</text:p>
      <text:p text:style-name="P25"/>
      <text:h text:style-name="P26" text:outline-level="2">Как <text:span text:style-name="Source_20_Text">catch</text:span> работает на самом деле</text:h>
      <text:p text:style-name="P24">Запомни одну формулу:</text:p>
      <text:p text:style-name="P28"><text:span text:style-name="Source_20_Text">.catch(fn) === .then(null, fn)</text:span></text:p>
      <text:p text:style-name="P24">То есть <text:span text:style-name="Source_20_Text">catch</text:span> — это <text:span text:style-name="Strong_20_Emphasis">обычный шаг цепочки</text:span>.</text:p>
      <text:p text:style-name="P25"/>
      <text:h text:style-name="P26" text:outline-level="2">Разбор на самом простом примере</text:h>
      <text:p text:style-name="P29"><text:span text:style-name="Source_20_Text">Promise.reject('error')</text:span></text:p>
      <text:p text:style-name="P30"><text:span text:style-name="Source_20_Text"><text:s text:c="2"/>.catch(err =&gt; {</text:span></text:p>
      <text:p text:style-name="P30"><text:span text:style-name="Source_20_Text"><text:s text:c="4"/>return 42</text:span></text:p>
      <text:p text:style-name="P30"><text:span text:style-name="Source_20_Text"><text:s text:c="2"/>})</text:span></text:p>
      <text:p text:style-name="P30"><text:span text:style-name="Source_20_Text"><text:s text:c="2"/>.then(v =&gt; {</text:span></text:p>
      <text:p text:style-name="P30"><text:span text:style-name="Source_20_Text"><text:s text:c="4"/>console.log(v)</text:span></text:p>
      <text:p text:style-name="P31"><text:span text:style-name="Source_20_Text"><text:s text:c="2"/>})</text:span></text:p>
      <text:h text:style-name="P33" text:outline-level="3">По шагам:</text:h>
      <text:list text:style-name="L63">
        <text:list-item>
          <text:p text:style-name="P90"><text:span text:style-name="Source_20_Text">Promise.reject('error')</text:span> → ❌ rejected</text:p>
        </text:list-item>
        <text:list-item>
          <text:p text:style-name="P90"><text:span text:style-name="Source_20_Text">.catch(...)</text:span> ловит ошибку</text:p>
        </text:list-item>
        <text:list-item>
          <text:p text:style-name="P90"><text:span text:style-name="Source_20_Text">return 42</text:span> → ✅ Promise становится <text:span text:style-name="Source_20_Text">fulfilled(42)</text:span></text:p>
        </text:list-item>
        <text:list-item>
          <text:p text:style-name="P90"><text:span text:style-name="Source_20_Text">.then(v =&gt; ...)</text:span> <text:span text:style-name="Strong_20_Emphasis">выполняется</text:span></text:p>
        </text:list-item>
      </text:list>
      <text:p text:style-name="P24">👉 <text:span text:style-name="Strong_20_Emphasis">ДА</text:span>, именно так: <text:span text:style-name="Source_20_Text">then</text:span> выполняется после <text:span text:style-name="Source_20_Text">catch</text:span>.</text:p>
      <text:p text:style-name="P25"/>
      <text:h text:style-name="P26" text:outline-level="2"><text:soft-page-break/>Когда <text:span text:style-name="Source_20_Text">then</text:span> НЕ выполнится после <text:span text:style-name="Source_20_Text">catch</text:span></text:h>
      <text:h text:style-name="P33" text:outline-level="3">Только если ты снова кинешь ошибку</text:h>
      <text:p text:style-name="P29"><text:span text:style-name="Source_20_Text">.catch(err =&gt; {</text:span></text:p>
      <text:p text:style-name="P30"><text:span text:style-name="Source_20_Text"><text:s text:c="2"/>throw err</text:span></text:p>
      <text:p text:style-name="P31"><text:span text:style-name="Source_20_Text">})</text:span></text:p>
      <text:p text:style-name="P24">или</text:p>
      <text:p text:style-name="P29"><text:span text:style-name="Source_20_Text">.catch(err =&gt; {</text:span></text:p>
      <text:p text:style-name="P30"><text:span text:style-name="Source_20_Text"><text:s text:c="2"/>return Promise.reject(err)</text:span></text:p>
      <text:p text:style-name="P31"><text:span text:style-name="Source_20_Text">})</text:span></text:p>
      <text:p text:style-name="P24">Тогда:</text:p>
      <text:p text:style-name="P29"><text:span text:style-name="Source_20_Text">.then(...) // ❌ не выполнится</text:span></text:p>
      <text:p text:style-name="P31"><text:span text:style-name="Source_20_Text">.catch(...) // ✅ выполнится</text:span></text:p>
      <text:p text:style-name="P25"/>
      <text:h text:style-name="P26" text:outline-level="2">Таблица «что написать — что будет дальше»</text:h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Table_20_Heading">В <text:span text:style-name="Source_20_Text">catch</text:span></text:p>
            </table:table-cell>
            <table:table-cell table:style-name="Таблица2.A1" office:value-type="string">
              <text:p text:style-name="Table_20_Heading">Следующий шаг</text:p>
            </table:table-cell>
          </table:table-row>
        </table:table-header-rows>
        <table:table-row>
          <table:table-cell table:style-name="Таблица2.A1" office:value-type="string">
            <text:p text:style-name="Table_20_Contents"><text:span text:style-name="Source_20_Text">return value</text:span></text:p>
          </table:table-cell>
          <table:table-cell table:style-name="Таблица2.A1" office:value-type="string">
            <text:p text:style-name="Table_20_Contents"><text:span text:style-name="Source_20_Text">then(value)</text:span></text:p>
          </table:table-cell>
        </table:table-row>
        <table:table-row>
          <table:table-cell table:style-name="Таблица2.A1" office:value-type="string">
            <text:p text:style-name="Table_20_Contents"><text:span text:style-name="Source_20_Text">return Promise.resolve()</text:span></text:p>
          </table:table-cell>
          <table:table-cell table:style-name="Таблица2.A1" office:value-type="string">
            <text:p text:style-name="Table_20_Contents"><text:span text:style-name="Source_20_Text">then</text:span></text:p>
          </table:table-cell>
        </table:table-row>
        <table:table-row>
          <table:table-cell table:style-name="Таблица2.A1" office:value-type="string">
            <text:p text:style-name="Table_20_Contents"><text:span text:style-name="Source_20_Text">throw error</text:span></text:p>
          </table:table-cell>
          <table:table-cell table:style-name="Таблица2.A1" office:value-type="string">
            <text:p text:style-name="Table_20_Contents"><text:span text:style-name="Source_20_Text">catch(error)</text:span></text:p>
          </table:table-cell>
        </table:table-row>
        <table:table-row>
          <table:table-cell table:style-name="Таблица2.A1" office:value-type="string">
            <text:p text:style-name="Table_20_Contents"><text:span text:style-name="Source_20_Text">return Promise.reject()</text:span></text:p>
          </table:table-cell>
          <table:table-cell table:style-name="Таблица2.A1" office:value-type="string">
            <text:p text:style-name="Table_20_Contents"><text:span text:style-name="Source_20_Text">catch(error)</text:span></text:p>
          </table:table-cell>
        </table:table-row>
        <table:table-row>
          <table:table-cell table:style-name="Таблица2.A1" office:value-type="string">
            <text:p text:style-name="Table_20_Contents">ничего</text:p>
          </table:table-cell>
          <table:table-cell table:style-name="Таблица2.A1" office:value-type="string">
            <text:p text:style-name="Table_20_Contents"><text:span text:style-name="Source_20_Text">then(undefined)</text:span></text:p>
          </table:table-cell>
        </table:table-row>
      </table:table>
      <text:p text:style-name="P25"/>
      <text:h text:style-name="P26" text:outline-level="2">Зачем это нужно в реальности</text:h>
      <text:h text:style-name="P33" text:outline-level="3">Пример: fallback</text:h>
      <text:p text:style-name="P29"><text:span text:style-name="Source_20_Text">getFromApi()</text:span></text:p>
      <text:p text:style-name="P30"><text:span text:style-name="Source_20_Text"><text:s text:c="2"/>.catch(() =&gt; getFromCache())</text:span></text:p>
      <text:p text:style-name="P31"><text:span text:style-name="Source_20_Text"><text:s text:c="2"/>.then(data =&gt; render(data))</text:span></text:p>
      <text:p text:style-name="P24">Если API упало:</text:p>
      <text:list text:style-name="L64">
        <text:list-item>
          <text:p text:style-name="P91"><text:span text:style-name="Source_20_Text">catch</text:span> вернул данные из кеша</text:p>
        </text:list-item>
        <text:list-item>
          <text:p text:style-name="P91"><text:span text:style-name="Source_20_Text">then</text:span> всё равно отработал</text:p>
        </text:list-item>
      </text:list>
      <text:p text:style-name="P25"/>
      <text:h text:style-name="P26" text:outline-level="2">Главное, что нужно запомнить</text:h>
      <text:list text:style-name="L65">
        <text:list-item>
          <text:p text:style-name="P92"><text:span text:style-name="Source_20_Text">catch</text:span> <text:span text:style-name="Strong_20_Emphasis">НЕ “конец”</text:span></text:p>
        </text:list-item>
        <text:list-item>
          <text:p text:style-name="P92"><text:span text:style-name="Source_20_Text">catch</text:span> <text:span text:style-name="Strong_20_Emphasis">может починить ошибку</text:span></text:p>
        </text:list-item>
        <text:list-item>
          <text:p text:style-name="P92"><text:span text:style-name="Source_20_Text">return</text:span> в <text:span text:style-name="Source_20_Text">catch</text:span> = «всё ок, идём дальше»</text:p>
        </text:list-item>
        <text:list-item>
          <text:p text:style-name="P92"><text:soft-page-break/><text:span text:style-name="Source_20_Text">throw</text:span> в <text:span text:style-name="Source_20_Text">catch</text:span> = «ошибка дальше»</text:p>
        </text:list-item>
      </text:list>
      <text:p text:style-name="P25"/>
      <text:p text:style-name="P24">Если хочешь, я могу:</text:p>
      <text:list text:style-name="L66">
        <text:list-item>
          <text:p text:style-name="P93">показать <text:span text:style-name="Strong_20_Emphasis">диаграмму состояний Promise</text:span></text:p>
        </text:list-item>
        <text:list-item>
          <text:p text:style-name="P93">или разобрать <text:span text:style-name="Strong_20_Emphasis">один пример до боли подробно</text:span>, строчка за строчкой</text:p>
        </text:list-item>
      </text:list>
      <text:p text:style-name="P24">Скажи 👍</text:p>
      <text:p text:style-name="P24">то есть catch переходит в режим fullfilled а не в reject?</text:p>
      <text:p text:style-name="P24">Да 👍 <text:span text:style-name="Strong_20_Emphasis">ИМЕННО ТАК</text:span> — если коротко и точно:</text:p>
      <text:p text:style-name="P27"><text:span text:style-name="Strong_20_Emphasis"><text:span text:style-name="Source_20_Text">catch</text:span></text:span><text:span text:style-name="Strong_20_Emphasis"> переводит Promise в </text:span><text:span text:style-name="Strong_20_Emphasis"><text:span text:style-name="Source_20_Text">fulfilled</text:span></text:span><text:span text:style-name="Strong_20_Emphasis">,<text:line-break/>ЕСЛИ внутри </text:span><text:span text:style-name="Strong_20_Emphasis"><text:span text:style-name="Source_20_Text">catch</text:span></text:span><text:span text:style-name="Strong_20_Emphasis"> ты не выбросил ошибку.</text:span></text:p>
      <text:p text:style-name="P24">Теперь давай зафиксируем это аккуратно, без путаницы.</text:p>
      <text:p text:style-name="P25"/>
      <text:h text:style-name="P26" text:outline-level="2">Главное правило</text:h>
      <text:p text:style-name="P24">После <text:span text:style-name="Source_20_Text">catch</text:span> возможны <text:span text:style-name="Strong_20_Emphasis">ДВА варианта</text:span>:</text:p>
      <text:h text:style-name="P33" text:outline-level="3">✅ 1) <text:span text:style-name="Source_20_Text">fulfilled</text:span></text:h>
      <text:p text:style-name="P24">Если в <text:span text:style-name="Source_20_Text">catch</text:span>:</text:p>
      <text:p text:style-name="P28"><text:span text:style-name="Source_20_Text">return value</text:span></text:p>
      <text:p text:style-name="P24">или</text:p>
      <text:p text:style-name="P28"><text:span text:style-name="Source_20_Text">ничего не сделать</text:span></text:p>
      <text:p text:style-name="P24">➡️ следующий <text:span text:style-name="Source_20_Text">.then()</text:span> выполнится</text:p>
      <text:p text:style-name="P25"/>
      <text:h text:style-name="P33" text:outline-level="3">❌ 2) <text:span text:style-name="Source_20_Text">rejected</text:span></text:h>
      <text:p text:style-name="P24">Если в <text:span text:style-name="Source_20_Text">catch</text:span>:</text:p>
      <text:p text:style-name="P28"><text:span text:style-name="Source_20_Text">throw error</text:span></text:p>
      <text:p text:style-name="P24">или</text:p>
      <text:p text:style-name="P28"><text:span text:style-name="Source_20_Text">return Promise.reject(error)</text:span></text:p>
      <text:p text:style-name="P24">➡️ следующий <text:span text:style-name="Source_20_Text">.catch()</text:span> выполнится</text:p>
      <text:p text:style-name="P25"/>
      <text:h text:style-name="P26" text:outline-level="2"><text:soft-page-break/>Наглядный пример</text:h>
      <text:h text:style-name="P33" text:outline-level="3">Вариант A — ошибка обработана</text:h>
      <text:p text:style-name="P29"><text:span text:style-name="Source_20_Text">Promise.reject('fail')</text:span></text:p>
      <text:p text:style-name="P30"><text:span text:style-name="Source_20_Text"><text:s text:c="2"/>.catch(err =&gt; {</text:span></text:p>
      <text:p text:style-name="P30"><text:span text:style-name="Source_20_Text"><text:s text:c="4"/>console.log(err)</text:span></text:p>
      <text:p text:style-name="P30"><text:span text:style-name="Source_20_Text"><text:s text:c="4"/>return 42</text:span></text:p>
      <text:p text:style-name="P30"><text:span text:style-name="Source_20_Text"><text:s text:c="2"/>})</text:span></text:p>
      <text:p text:style-name="P31"><text:span text:style-name="Source_20_Text"><text:s text:c="2"/>.then(v =&gt; console.log('then:', v))</text:span></text:p>
      <text:p text:style-name="P24">Вывод:</text:p>
      <text:p text:style-name="P29"><text:span text:style-name="Source_20_Text">fail</text:span></text:p>
      <text:p text:style-name="P31"><text:span text:style-name="Source_20_Text">then: 42</text:span></text:p>
      <text:p text:style-name="P25"/>
      <text:h text:style-name="P33" text:outline-level="3">Вариант B — ошибка не обработана</text:h>
      <text:p text:style-name="P29"><text:span text:style-name="Source_20_Text">Promise.reject('fail')</text:span></text:p>
      <text:p text:style-name="P30"><text:span text:style-name="Source_20_Text"><text:s text:c="2"/>.catch(err =&gt; {</text:span></text:p>
      <text:p text:style-name="P30"><text:span text:style-name="Source_20_Text"><text:s text:c="4"/>console.log(err)</text:span></text:p>
      <text:p text:style-name="P30"><text:span text:style-name="Source_20_Text"><text:s text:c="4"/>throw err</text:span></text:p>
      <text:p text:style-name="P30"><text:span text:style-name="Source_20_Text"><text:s text:c="2"/>})</text:span></text:p>
      <text:p text:style-name="P30"><text:span text:style-name="Source_20_Text"><text:s text:c="2"/>.then(() =&gt; console.log('then'))</text:span></text:p>
      <text:p text:style-name="P31"><text:span text:style-name="Source_20_Text"><text:s text:c="2"/>.catch(err =&gt; console.log('catch 2:', err))</text:span></text:p>
      <text:p text:style-name="P24">Вывод:</text:p>
      <text:p text:style-name="P29"><text:span text:style-name="Source_20_Text">fail</text:span></text:p>
      <text:p text:style-name="P31"><text:span text:style-name="Source_20_Text">catch 2: fail</text:span></text:p>
      <text:p text:style-name="P25"/>
      <text:h text:style-name="P26" text:outline-level="2">🧠 Важная формулировка (запомни её)</text:h>
      <text:p text:style-name="P27"><text:span text:style-name="Strong_20_Emphasis"><text:span text:style-name="Source_20_Text">catch</text:span></text:span><text:span text:style-name="Strong_20_Emphasis"> — это обработчик ошибки,<text:line-break/>а не “конец цепочки”</text:span></text:p>
      <text:p text:style-name="P24">Он:</text:p>
      <text:list text:style-name="L67">
        <text:list-item>
          <text:p text:style-name="P94">либо <text:span text:style-name="Strong_20_Emphasis">чинит</text:span> ошибку → <text:span text:style-name="Source_20_Text">fulfilled</text:span></text:p>
        </text:list-item>
        <text:list-item>
          <text:p text:style-name="P94">либо <text:span text:style-name="Strong_20_Emphasis">пробрасывает</text:span> дальше → <text:span text:style-name="Source_20_Text">rejected</text:span></text:p>
        </text:list-item>
      </text:list>
      <text:p text:style-name="P25"/>
      <text:h text:style-name="P26" text:outline-level="2">TL;DR (одна строка)</text:h>
      <text:list text:style-name="L68">
        <text:list-item>
          <text:p text:style-name="P95"><text:span text:style-name="Source_20_Text">catch</text:span> → <text:span text:style-name="Source_20_Text">fulfilled</text:span>, если не <text:span text:style-name="Source_20_Text">throw</text:span></text:p>
        </text:list-item>
        <text:list-item>
          <text:p text:style-name="P95"><text:span text:style-name="Source_20_Text">catch</text:span> → <text:span text:style-name="Source_20_Text">rejected</text:span>, если <text:span text:style-name="Source_20_Text">throw</text:span></text:p>
        </text:list-item>
      </text:list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linkMacSystemFont" svg:font-family="BlinkMacSystemFont, apple-system, 'Segoe UI', Roboto, Helvetica, Arial, sans-serif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8T03:20:20.093725400</meta:creation-date>
    <dc:date>2026-01-28T05:07:28.939470400</dc:date>
    <meta:editing-duration>PT1H46M58S</meta:editing-duration>
    <meta:editing-cycles>24</meta:editing-cycles>
    <meta:generator>LibreOffice/25.2.7.2$Windows_X86_64 LibreOffice_project/5cbfd1ab6520636bb5f7b99185aa69bd7456825d</meta:generator>
    <meta:document-statistic meta:table-count="2" meta:image-count="0" meta:object-count="0" meta:page-count="46" meta:paragraph-count="1257" meta:word-count="5214" meta:character-count="32929" meta:non-whitespace-character-count="28296"/>
  </office:meta>
</office:document-meta>
</file>